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86cm"/>
    </style:style>
    <style:style style:name="co2" style:family="table-column">
      <style:table-column-properties fo:break-before="auto" style:column-width="10.275cm"/>
    </style:style>
    <style:style style:name="co3" style:family="table-column">
      <style:table-column-properties fo:break-before="auto" style:column-width="1.859cm"/>
    </style:style>
    <style:style style:name="co4" style:family="table-column">
      <style:table-column-properties fo:break-before="auto" style:column-width="58.288cm"/>
    </style:style>
    <style:style style:name="co5" style:family="table-column">
      <style:table-column-properties fo:break-before="auto" style:column-width="2.759cm"/>
    </style:style>
    <style:style style:name="co6" style:family="table-column">
      <style:table-column-properties fo:break-before="auto" style:column-width="10.139cm"/>
    </style:style>
    <style:style style:name="co7" style:family="table-column">
      <style:table-column-properties fo:break-before="auto" style:column-width="2.258cm"/>
    </style:style>
    <style:style style:name="co8" style:family="table-column">
      <style:table-column-properties fo:break-before="auto" style:column-width="9.835cm"/>
    </style:style>
    <style:style style:name="co9" style:family="table-column">
      <style:table-column-properties fo:break-before="auto" style:column-width="8.969cm"/>
    </style:style>
    <style:style style:name="co10" style:family="table-column">
      <style:table-column-properties fo:break-before="auto" style:column-width="8.874cm"/>
    </style:style>
    <style:style style:name="co11" style:family="table-column">
      <style:table-column-properties fo:break-before="auto" style:column-width="9.035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145cm" fo:break-before="auto" style:use-optimal-row-height="false"/>
    </style:style>
    <style:style style:name="ro4" style:family="table-row">
      <style:table-row-properties style:row-height="1.362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0.478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2.027cm" fo:break-before="auto" style:use-optimal-row-height="true"/>
    </style:style>
    <style:style style:name="ta1" style:family="table" style:master-page-name="Default">
      <style:table-properties table:display="true" style:writing-mode="lr-tb"/>
    </style:style>
    <number:text-style style:name="N100">
      <number:text-content/>
    </number:text-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style:style style:name="ce4" style:family="table-cell" style:parent-style-name="Default">
      <style:table-cell-properties fo:wrap-option="no-wrap"/>
    </style:style>
    <style:style style:name="ce7" style:family="table-cell" style:parent-style-name="Default">
      <style:table-cell-properties fo:wrap-option="no-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4">
      <style:table-cell-properties fo:wrap-option="no-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wrap-option="no-wrap"/>
    </style:style>
    <style:style style:name="ce19" style:family="table-cell" style:parent-style-name="Default" style:data-style-name="N0">
      <style:table-cell-properties fo:background-color="#ffff00"/>
      <style:text-properties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vertical-align="top"/>
      <style:paragraph-properties fo:text-align="center" fo:margin-left="0cm"/>
      <style:text-properties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104">
      <style:table-cell-properties fo:background-color="#ffff00"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ackground-color="#ffff00" fo:wrap-option="wrap"/>
      <style:text-properties fo:color="#468a1a"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data-style-name="N0">
      <style:table-cell-properties fo:background-color="#fff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ackground-color="#000000"/>
    </style:style>
    <style:style style:name="ce34" style:family="table-cell" style:parent-style-name="Default">
      <style:table-cell-properties fo:background-color="#ffff00"/>
      <style:text-properties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border="0.06pt solid #000000"/>
    </style:style>
    <style:style style:name="ce38" style:family="table-cell" style:parent-style-name="Default">
      <style:table-cell-properties fo:background-color="#ffff00"/>
    </style:style>
    <style:style style:name="T1" style:family="text">
      <style:text-properties fo:font-size="12pt"/>
    </style:style>
  </office:automatic-styles>
  <office:body>
    <office:spreadsheet>
      <table:calculation-settings table:automatic-find-labels="false" table:use-regular-expressions="false" table:use-wildcards="true"/>
      <table:table table:name="srmoveisatacadao (1)" table:style-name="ta1">
        <table:table-column table:style-name="co1" table:default-cell-style-name="ce4"/>
        <table:table-column table:style-name="co2" table:default-cell-style-name="ce4"/>
        <table:table-column table:style-name="co3" table:default-cell-style-name="ce13"/>
        <table:table-column table:style-name="co4" table:default-cell-style-name="ce4"/>
        <table:table-column table:style-name="co5" table:default-cell-style-name="ce4"/>
        <table:table-column table:style-name="co6" table:default-cell-style-name="ce4"/>
        <table:table-column table:style-name="co7" table:number-columns-repeated="1018" table:default-cell-style-name="ce4"/>
        <table:table-row table:style-name="ro1">
          <table:table-cell office:value-type="string" calcext:value-type="string">
            <text:p>http://191.252.64.183/imagem/Home%20Icaro%20-%20Naturale%20e%20Off%20White.jpg</text:p>
          </table:table-cell>
          <table:table-cell table:style-name="ce7" office:value-type="string" calcext:value-type="string">
            <text:p><text:a xlink:href="http://www.srmoveisatacadao.com.br/novomilenio/#/reserva" xlink:type="simple">Home Theater Icaro Naturale Off White Madetec</text:a></text:p>
          </table:table-cell>
          <table:table-cell table:style-name="ce9" office:value-type="currency" office:currency="BRL" office:value="489" calcext:value-type="currency">
            <text:p>R$ 489,00</text:p>
          </table:table-cell>
          <table:table-cell table:style-name="ce7" office:value-type="string" calcext:value-type="string">
            <text:p>Home Thether Icaro, Côr Naturale/Off White, da Madetec - Medidas: Alt: 1,870m Larg 1,600m Prof: 0,380m, 100% MDP em Chapas de 15mm, Porta Externa Deslizante, 5 Prateleiras, sendo 2 de Vidro de 5mm, Nichos para Eletroeletrôncios, Puxador e Pés de Plástico Cromado, com Sistema de fFxação com Girofix. Para TVs até 50 Polegadas. </text:p>
          </table:table-cell>
          <table:table-cell table:number-columns-repeated="1020"/>
        </table:table-row>
        <table:table-row table:style-name="ro1" table:number-rows-repeated="4">
          <table:table-cell/>
          <table:table-cell table:style-name="ce7"/>
          <table:table-cell table:style-name="ce9"/>
          <table:table-cell table:style-name="ce7"/>
          <table:table-cell table:number-columns-repeated="1020"/>
        </table:table-row>
        <table:table-row table:style-name="ro1">
          <table:table-cell office:value-type="string" calcext:value-type="string">
            <text:p>http://191.252.64.183/imagem/FrankCarvalho.jpg</text:p>
          </table:table-cell>
          <table:table-cell office:value-type="string" calcext:value-type="string">
            <text:p>Painel Frank Carvalho Madetec</text:p>
          </table:table-cell>
          <table:table-cell office:value-type="string" calcext:value-type="string">
            <text:p>R$ 105,00</text:p>
          </table:table-cell>
          <table:table-cell office:value-type="string" calcext:value-type="string">
            <text:p>Painel Frank, Côr Carvalho, da Madetec, Medidas: Alt: 0,770m Larg 1,200m Prof 0,330m. 100% MDP, com Sistema de Fixação Girofix, Para TVs até 50 polegadas.</text:p>
          </table:table-cell>
          <table:table-cell table:number-columns-repeated="1020"/>
        </table:table-row>
        <table:table-row table:style-name="ro1">
          <table:table-cell office:value-type="string" calcext:value-type="string">
            <text:p>http://191.252.64.183/imagem/Painel%20Frank%20Naturale.jpg</text:p>
          </table:table-cell>
          <table:table-cell office:value-type="string" calcext:value-type="string">
            <text:p>Painel Frank Naturale Madetec</text:p>
          </table:table-cell>
          <table:table-cell office:value-type="string" calcext:value-type="string">
            <text:p>R$ 105,00</text:p>
          </table:table-cell>
          <table:table-cell office:value-type="string" calcext:value-type="string">
            <text:p>Painel Frank, Côr Naturale, da Madetec, Medidas: Alt: 0,770m Larg 1,200m Prof 0,330m. 100% MDP, com Sistema de Fixação Girofix, Para TVs até 50 polegadas.</text:p>
          </table:table-cell>
          <table:table-cell table:number-columns-repeated="1020"/>
        </table:table-row>
        <table:table-row table:style-name="ro1" table:number-rows-repeated="3">
          <table:table-cell table:number-columns-repeated="1024"/>
        </table:table-row>
        <table:table-row table:style-name="ro1">
          <table:table-cell office:value-type="string" calcext:value-type="string">
            <text:p>http://191.252.64.183/imagem/painel%20dom%20amendoa-branco.jpg</text:p>
          </table:table-cell>
          <table:table-cell office:value-type="string" calcext:value-type="string">
            <text:p>Painel Don Amendoa Wood Branco Primus</text:p>
          </table:table-cell>
          <table:table-cell office:value-type="string" calcext:value-type="string">
            <text:p>R$ 118,00</text:p>
          </table:table-cell>
          <table:table-cell office:value-type="string" calcext:value-type="string">
            <text:p>Painel Don, Amendoa Wood/Branco Flex, Móveis Primus, Medidas: Alt 0,91m Larg 1,20m Prof 0,29m, Estrutura 100% MDP 15mm, com 2 Prateleiras, Ideal para TVs até 42 Polegadas.</text:p>
          </table:table-cell>
          <table:table-cell table:number-columns-repeated="1020"/>
        </table:table-row>
        <table:table-row table:style-name="ro1">
          <table:table-cell office:value-type="string" calcext:value-type="string">
            <text:p>http://191.252.64.183/imagem/DONPRETOFLEX.jpg</text:p>
          </table:table-cell>
          <table:table-cell office:value-type="string" calcext:value-type="string">
            <text:p>Painel Don Black.Perola Primus</text:p>
          </table:table-cell>
          <table:table-cell office:value-type="string" calcext:value-type="string">
            <text:p>R$ 118,00</text:p>
          </table:table-cell>
          <table:table-cell office:value-type="string" calcext:value-type="string">
            <text:p>Painel Don, Amendoa Black/Pérola Flex, Móveis Primus, Medidas: Alt 0,91m Larg 1,20m Prof 0,29m, Estrutura 100% MDP 15mm, com 2 Prateleiras, Ideal para TVs até 42 Polegadas.</text:p>
          </table:table-cell>
          <table:table-cell table:number-columns-repeated="1020"/>
        </table:table-row>
        <table:table-row table:style-name="ro1">
          <table:table-cell office:value-type="string" calcext:value-type="string">
            <text:p>http://191.252.64.183/imagem/painel%20don%20branco-amendoa.jpg</text:p>
          </table:table-cell>
          <table:table-cell office:value-type="string" calcext:value-type="string">
            <text:p>Painel Don Branco Freijo Primus</text:p>
          </table:table-cell>
          <table:table-cell office:value-type="string" calcext:value-type="string">
            <text:p>R$ 118,00</text:p>
          </table:table-cell>
          <table:table-cell office:value-type="string" calcext:value-type="string">
            <text:p>Painel Don, Branco/Freijó Flex, Móveis Primus, Medidas: Alt 0,91m Larg 1,20m Prof 0,29m, Estrutura 100% MDP 15mm, com 2 Prateleiras, Ideal para TVs até 42 Polegadas.</text:p>
          </table:table-cell>
          <table:table-cell table:number-columns-repeated="1020"/>
        </table:table-row>
        <table:table-row table:style-name="ro1">
          <table:table-cell office:value-type="string" calcext:value-type="string">
            <text:p>http://191.252.64.183/imagem/DONFREIJOPREOLA.jpg</text:p>
          </table:table-cell>
          <table:table-cell office:value-type="string" calcext:value-type="string">
            <text:p>Painel Don Freijo Perola Primus</text:p>
          </table:table-cell>
          <table:table-cell office:value-type="string" calcext:value-type="string">
            <text:p>R$ 118,00</text:p>
          </table:table-cell>
          <table:table-cell office:value-type="string" calcext:value-type="string">
            <text:p>Painel Don, Freijó/Pérola Flex, Móveis Primus, Medidas: Alt 0,91m Larg 1,20m Prof 0,29m, Estrutura 100% MDP 15mm, com 2 Prateleiras, Ideal para TVs até 42 Polegadas.</text:p>
          </table:table-cell>
          <table:table-cell table:number-columns-repeated="1020"/>
        </table:table-row>
        <table:table-row table:style-name="ro1">
          <table:table-cell table:number-columns-repeated="1024"/>
        </table:table-row>
        <table:table-row table:style-name="ro1">
          <table:table-cell office:value-type="string" calcext:value-type="string">
            <text:p>http://191.252.64.183/imagem/paine%20ravena%20branco.jpg</text:p>
          </table:table-cell>
          <table:table-cell office:value-type="string" calcext:value-type="string">
            <text:p>Painel Ravena.Lily Branco Viero</text:p>
          </table:table-cell>
          <table:table-cell office:value-type="string" calcext:value-type="string">
            <text:p>R$ 129,00</text:p>
          </table:table-cell>
          <table:table-cell office:value-type="string" calcext:value-type="string">
            <text:p>Painel Ravena, Côr Branco, da Viero Moveis, Medidas: Alt 0.90m <text:s/>Larg 1.80m Prof 0.128m, Esturtura em MDP/MDF, com uma Prateleira Reversível. Ideal para TVs até 50 Polegadas.</text:p>
          </table:table-cell>
          <table:table-cell table:number-columns-repeated="1020"/>
        </table:table-row>
        <table:table-row table:style-name="ro1" table:number-rows-repeated="4">
          <table:table-cell table:number-columns-repeated="1024"/>
        </table:table-row>
        <table:table-row table:style-name="ro1">
          <table:table-cell office:value-type="string" calcext:value-type="string">
            <text:p>http://191.252.64.183/imagem/34%20JASPE%20-%20BRANCO%207899727400117.jpg</text:p>
          </table:table-cell>
          <table:table-cell office:value-type="string" calcext:value-type="string">
            <text:p>Painel Jaspe Branco JCM</text:p>
          </table:table-cell>
          <table:table-cell office:value-type="string" calcext:value-type="string">
            <text:p>R$ 135,00</text:p>
          </table:table-cell>
          <table:table-cell office:value-type="string" calcext:value-type="string">
            <text:p>Painel Jaspena cor branco, da JCM Moveis, medida: alt.: 0.72m, larg.: 1.54m, prof.: 0.30m, extensível na lateral, podendo ter a medida de 1335mm ou 1540mm, recomenda-se TV até 42", acompanha suporte para TV.</text:p>
          </table:table-cell>
          <table:table-cell table:number-columns-repeated="1020"/>
        </table:table-row>
        <table:table-row table:style-name="ro1">
          <table:table-cell office:value-type="string" calcext:value-type="string">
            <text:p>http://191.252.64.183/imagem/34%20JASPE%20-%20CANELA%20CACAU.jpg</text:p>
          </table:table-cell>
          <table:table-cell office:value-type="string" calcext:value-type="string">
            <text:p>Painel Jaspe Cacau.Cacau Grigio Flex JCM</text:p>
          </table:table-cell>
          <table:table-cell office:value-type="string" calcext:value-type="string">
            <text:p>R$ 135,00</text:p>
          </table:table-cell>
          <table:table-cell office:value-type="string" calcext:value-type="string">
            <text:p>Painel Jaspe, <text:s/>Côr Cacau/Cacau Grigio (Flex), da JCM Moveis, medida: alt.: 0.72m, larg.: 1.54m, prof.: 0.30m, extensível na lateral, podendo ter a medida de 1335mm ou 1540mm, recomenda-se TV até 42", acompanha suporte para TV.</text:p>
          </table:table-cell>
          <table:table-cell table:number-columns-repeated="1020"/>
        </table:table-row>
        <table:table-row table:style-name="ro1">
          <table:table-cell office:value-type="string" calcext:value-type="string">
            <text:p>http://191.252.64.183/imagem/34%20JASPE%20-%20NOBRE%20SOFT%207899727407550.jpg</text:p>
          </table:table-cell>
          <table:table-cell office:value-type="string" calcext:value-type="string">
            <text:p>Painel Jaspe Nobre JCM</text:p>
          </table:table-cell>
          <table:table-cell office:value-type="string" calcext:value-type="string">
            <text:p>R$ 135,00</text:p>
          </table:table-cell>
          <table:table-cell office:value-type="string" calcext:value-type="string">
            <text:p>Painel Jaspena cor nobre, da JCM Moveis, medida: alt.: 0.72m, larg.: 1.54m, prof.: 0.30m, extensível na lateral, podendo ter a medida de 1335mm ou 1540mm, recomenda-se TV até 42", acompanha suporte para TV.</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http://191.252.64.183/imagem/CONJUNTO%20TIT%C3%82NIO%20-%20CACAU-OFF.jpg</text:p>
          </table:table-cell>
          <table:table-cell office:value-type="string" calcext:value-type="string">
            <text:p>Painel Titanio Cacau Off White JCM</text:p>
          </table:table-cell>
          <table:table-cell office:value-type="string" calcext:value-type="string">
            <text:p>R$ 141,00</text:p>
          </table:table-cell>
          <table:table-cell office:value-type="string" calcext:value-type="string">
            <text:p>Painel Titanio na cor cacau/off, da JCM Moveis, medida: alt.:1.08m, larg.: 1.60m, prof.:1.80m, recomenda-se TV até 60", acompanha suporte para TV.</text:p>
          </table:table-cell>
          <table:table-cell table:number-columns-repeated="1020"/>
        </table:table-row>
        <table:table-row table:style-name="ro1">
          <table:table-cell office:value-type="string" calcext:value-type="string">
            <text:p>http://191.252.64.183/imagem/WhatsApp%20Image%202020-08-11%20at%2012.06.41.jpeg</text:p>
          </table:table-cell>
          <table:table-cell office:value-type="string" calcext:value-type="string">
            <text:p>Painel Titanio Cacau Tifani JCM</text:p>
          </table:table-cell>
          <table:table-cell office:value-type="string" calcext:value-type="string">
            <text:p>R$ 141,00</text:p>
          </table:table-cell>
          <table:table-cell office:value-type="string" calcext:value-type="string">
            <text:p>Painel Titanio na cor cacau/tifani, da JCM Moveis, medida: alt.:1.08m, larg.: 1.60m, prof.:1.80m, recomenda-se TV até 60", acompanha suporte para TV.</text:p>
          </table:table-cell>
          <table:table-cell table:number-columns-repeated="1020"/>
        </table:table-row>
        <table:table-row table:style-name="ro1" table:number-rows-repeated="3">
          <table:table-cell table:number-columns-repeated="1024"/>
        </table:table-row>
        <table:table-row table:style-name="ro2">
          <table:table-cell office:value-type="string" calcext:value-type="string">
            <text:p>http://191.252.64.183/imagem/genesisplusrustico.jpeg</text:p>
          </table:table-cell>
          <table:table-cell office:value-type="string" calcext:value-type="string">
            <text:p>Painel Genesis Rustico MiraRack</text:p>
          </table:table-cell>
          <table:table-cell office:value-type="string" calcext:value-type="string">
            <text:p>R$ 159,00</text:p>
          </table:table-cell>
          <table:table-cell office:value-type="string" calcext:value-type="string">
            <text:p>Medidas: Altura: 1,60m, Larg: 1,00m, Prof: 0,45cm                              &gt; MDP / MDF;</text:p>
            <text:p>&gt; Para TV até 48 polegadas;</text:p>
          </table:table-cell>
          <table:table-cell table:number-columns-repeated="1020"/>
        </table:table-row>
        <table:table-row table:style-name="ro2">
          <table:table-cell office:value-type="string" calcext:value-type="string">
            <text:p>http://191.252.64.183/imagem/genesisplusrusticoneve.jpeg</text:p>
          </table:table-cell>
          <table:table-cell office:value-type="string" calcext:value-type="string">
            <text:p>Painel Genesis Rustico Neve MiraRack</text:p>
          </table:table-cell>
          <table:table-cell office:value-type="string" calcext:value-type="string">
            <text:p>R$ 159,00</text:p>
          </table:table-cell>
          <table:table-cell office:value-type="string" calcext:value-type="string">
            <text:p>Medidas: Altura: 1,60m, Larg: 1,00m, Prof: 0,45cm                              &gt; MDP / MDF;</text:p>
            <text:p>&gt; Para TV até 48 polegadas;</text:p>
          </table:table-cell>
          <table:table-cell table:number-columns-repeated="1020"/>
        </table:table-row>
        <table:table-row table:style-name="ro1" table:number-rows-repeated="3">
          <table:table-cell table:number-columns-repeated="1024"/>
        </table:table-row>
        <table:table-row table:style-name="ro1">
          <table:table-cell office:value-type="string" calcext:value-type="string">
            <text:p>http://191.252.64.183/imagem/Painel%20Coral%20Branco%20Kaiki.jpg</text:p>
          </table:table-cell>
          <table:table-cell office:value-type="string" calcext:value-type="string">
            <text:p>Painel Coral Branco Kaiki</text:p>
          </table:table-cell>
          <table:table-cell office:value-type="string" calcext:value-type="string">
            <text:p>R$ 169,00</text:p>
          </table:table-cell>
          <table:table-cell office:value-type="string" calcext:value-type="string">
            <text:p>Painel Coral, Cor Branco, da Kaiki Móveis, Medidas: Alt 0,83m Larg 1,33m Prof 0,28m, com nincho e duas prateleiras, para TVs até 50 polegadas.</text:p>
          </table:table-cell>
          <table:table-cell table:number-columns-repeated="1020"/>
        </table:table-row>
        <table:table-row table:style-name="ro1" table:number-rows-repeated="4">
          <table:table-cell table:number-columns-repeated="1024"/>
        </table:table-row>
        <table:table-row table:style-name="ro1">
          <table:table-cell office:value-type="string" calcext:value-type="string">
            <text:p>http://191.252.64.183/imagem/PainelDallasOffImbuia.jpg</text:p>
          </table:table-cell>
          <table:table-cell office:value-type="string" calcext:value-type="string">
            <text:p>Painel Dallas.Edu Off White.Imbuia Viero</text:p>
          </table:table-cell>
          <table:table-cell office:value-type="string" calcext:value-type="string">
            <text:p>R$ 189,00</text:p>
          </table:table-cell>
          <table:table-cell office:value-type="string" calcext:value-type="string">
            <text:p>Painel Dallas, Côr Off White/Imbuia, da Viero Móveis, Medidas: Alt 1,24m Larg 1,80 Prof 0,165m, Estrutura em 100% MDP, com uma prateleira, ideal para TVs até 55 polegadas.</text:p>
          </table:table-cell>
          <table:table-cell table:number-columns-repeated="1020"/>
        </table:table-row>
        <table:table-row table:style-name="ro1">
          <table:table-cell office:value-type="string" calcext:value-type="string">
            <text:p>http://191.252.64.183/imagem/PainelVeronaOffWhiteCoral.jpg</text:p>
          </table:table-cell>
          <table:table-cell office:value-type="string" calcext:value-type="string">
            <text:p>Painel Verona WIM Off White.Coral Frade Movelaria</text:p>
          </table:table-cell>
          <table:table-cell office:value-type="string" calcext:value-type="string">
            <text:p>R$ 189,00</text:p>
          </table:table-cell>
          <table:table-cell office:value-type="string" calcext:value-type="string">
            <text:p>Painel Verona, Côr Off White/Coral, da Frade Movelaria, Medidas: Alt 1,20m Larg 1,60m Prof 0,20m, em MDP, Prateleira de 25mm, Detalhe de Recorte a Laser, Sistema de Fixação Prático com Espaços Traseiros paa Organização de Fios, Para TVs até 65 polegadas.</text:p>
          </table:table-cell>
          <table:table-cell table:number-columns-repeated="1020"/>
        </table:table-row>
        <table:table-row table:style-name="ro1" table:number-rows-repeated="3">
          <table:table-cell table:number-columns-repeated="1024"/>
        </table:table-row>
        <table:table-row table:style-name="ro1">
          <table:table-cell office:value-type="string" calcext:value-type="string">
            <text:p>http://191.252.64.183/imagem/RACK%20SENNA%20CANELA%20COM%20AMARELO.jpg</text:p>
          </table:table-cell>
          <table:table-cell office:value-type="string" calcext:value-type="string">
            <text:p>Rack Senna Canela Amarelo Flex Artely</text:p>
          </table:table-cell>
          <table:table-cell office:value-type="string" calcext:value-type="string">
            <text:p>R$ 199,00</text:p>
          </table:table-cell>
          <table:table-cell office:value-type="string" calcext:value-type="string">
            <text:p>Rack Senna na cor <text:s/>Canela ou Canela/Amarelo, da Alrtely Moveis, medidas: <text:s/>alt.:0.65, larg.: 1.05m, prof.: 0.40m, com porta curva deslizante, nichos para eletroeletrônicos e prateleira, ideal para TVs até 32 polegadas.</text:p>
          </table:table-cell>
          <table:table-cell table:number-columns-repeated="1020"/>
        </table:table-row>
        <table:table-row table:style-name="ro1">
          <table:table-cell office:value-type="string" calcext:value-type="string">
            <text:p>http://191.252.64.183/imagem/RACK%20SENNA%20FREIJO%20COM%20OFF%20WHITE.jpg</text:p>
          </table:table-cell>
          <table:table-cell office:value-type="string" calcext:value-type="string">
            <text:p>Rack Senna Freijo Freijo.Off White Flex Artely</text:p>
          </table:table-cell>
          <table:table-cell office:value-type="string" calcext:value-type="string">
            <text:p>R$ 199,00</text:p>
          </table:table-cell>
          <table:table-cell office:value-type="string" calcext:value-type="string">
            <text:p>Rack Senna, Côr Freijo ou Freijo/OffWhite Flex, da Alrtely Moveis, medidas: <text:s/>alt.:0.65, larg.: 1.05m, prof.: 0.40m, com porta curva deslizante, nichos para eletroeletrõnicos e prateleira, ideal para TVs até 32 polegadas.</text:p>
          </table:table-cell>
          <table:table-cell table:number-columns-repeated="1020"/>
        </table:table-row>
        <table:table-row table:style-name="ro1" table:number-rows-repeated="3">
          <table:table-cell table:number-columns-repeated="1024"/>
        </table:table-row>
        <table:table-row table:style-name="ro1">
          <table:table-cell office:value-type="string" calcext:value-type="string">
            <text:p>http://191.252.64.183/imagem/LorenzoFendiNaturale.jpg</text:p>
          </table:table-cell>
          <table:table-cell office:value-type="string" calcext:value-type="string">
            <text:p>Painel Lorenzo 1.6 Fendi.Naturale Madetec</text:p>
          </table:table-cell>
          <table:table-cell office:value-type="string" calcext:value-type="string">
            <text:p>R$ 205,00</text:p>
          </table:table-cell>
          <table:table-cell office:value-type="string" calcext:value-type="string">
            <text:p>Painel Lorenzo 1.6, Côr Fendi/Naturale, da Madetec - Medidas: Alt: 1,145m Larg: 1,600m Prof: 0,190m, Estrutura 100% MDP, Prateleiera Superior para Objetos Decorativos. Ideal para TVs até 60 polegadas.</text:p>
          </table:table-cell>
          <table:table-cell table:number-columns-repeated="1020"/>
        </table:table-row>
        <table:table-row table:style-name="ro1">
          <table:table-cell office:value-type="string" calcext:value-type="string">
            <text:p>http://191.252.64.183/imagem/PAINEL%20LORENZO%201.6%20NATURALE.jpg</text:p>
          </table:table-cell>
          <table:table-cell office:value-type="string" calcext:value-type="string">
            <text:p>Painel Lorenzo 1.6 Naturale Off White Madetec</text:p>
          </table:table-cell>
          <table:table-cell office:value-type="string" calcext:value-type="string">
            <text:p>R$ 205,00</text:p>
          </table:table-cell>
          <table:table-cell office:value-type="string" calcext:value-type="string">
            <text:p>Painel Lorenzo 1.6, Côr Naturale/OffWhite, da Madetec - Medidas: Alt: 1,145m Larg: 1,600m Prof: 0,190m, Estrutura 100% MDP, Prateleiera Superior para Objetos Decorativos. Ideal para TVs até 60 polegadas.</text:p>
          </table:table-cell>
          <table:table-cell table:number-columns-repeated="1020"/>
        </table:table-row>
        <table:table-row table:style-name="ro1">
          <table:table-cell office:value-type="string" calcext:value-type="string">
            <text:p>http://191.252.64.183/imagem/PAINEL%20LORENZO%201.6%20OFF%20SAVANA%20OK.jpg</text:p>
          </table:table-cell>
          <table:table-cell office:value-type="string" calcext:value-type="string">
            <text:p>Painel Lorenzo 1.6 Off White Savana Madetec</text:p>
          </table:table-cell>
          <table:table-cell office:value-type="string" calcext:value-type="string">
            <text:p>R$ 205,00</text:p>
          </table:table-cell>
          <table:table-cell office:value-type="string" calcext:value-type="string">
            <text:p>Painel Lorenzo 1.6, Côr OffWhite/Savana, da Madetec - Medidas: Alt: 1,145m Larg: 1,600m Prof: 0,190m, Estrutura 100% MDP, Prateleiera Superior para Objetos Decorativos. Ideal para TVs até 60 polegadas.</text:p>
          </table:table-cell>
          <table:table-cell table:number-columns-repeated="1020"/>
        </table:table-row>
        <table:table-row table:style-name="ro1">
          <table:table-cell office:value-type="string" calcext:value-type="string">
            <text:p>http://191.252.64.183/imagem/Lorenzo1.6TitanioCarvalho.jpg</text:p>
          </table:table-cell>
          <table:table-cell office:value-type="string" calcext:value-type="string">
            <text:p>Painel Lorenzo 1.6 Titanio.Carvalho Madetec</text:p>
          </table:table-cell>
          <table:table-cell office:value-type="string" calcext:value-type="string">
            <text:p>R$ 205,00</text:p>
          </table:table-cell>
          <table:table-cell office:value-type="string" calcext:value-type="string">
            <text:p>Painel Lorenzo 1.6, Côr Titânio/Carvalho, da Madetec - Medidas: Alt: 1,145m Larg: 1,600m Prof: 0,190m, Estrutura 100% MDP, Prateleiera Superior para Objetos Decorativos. Ideal para TVs até 60 polegadas.</text:p>
          </table:table-cell>
          <table:table-cell table:number-columns-repeated="1020"/>
        </table:table-row>
        <table:table-row table:style-name="ro1">
          <table:table-cell table:number-columns-repeated="1024"/>
        </table:table-row>
        <table:table-row table:style-name="ro1">
          <table:table-cell office:value-type="string" calcext:value-type="string">
            <text:p>http://191.252.64.183/imagem/Rack%20Artur%20Naturale%20e%20Off%20White.jpg</text:p>
          </table:table-cell>
          <table:table-cell office:value-type="string" calcext:value-type="string">
            <text:p>Rack Arthur Naturale Off White Madetec</text:p>
          </table:table-cell>
          <table:table-cell office:value-type="string" calcext:value-type="string">
            <text:p>R$ 219,00</text:p>
          </table:table-cell>
          <table:table-cell office:value-type="string" calcext:value-type="string">
            <text:p>Rack Arthur, Côr Naturale/Off White, da Madetec, Medidas: Alt: 0,610m Larg: 1,210m Prof: 0,340m, 1'00% MDP em Chapa de 15mm, <text:s/>Porta de Correr com Puxador em Poliestileno Cromado, Nichos para Eletroeletrônicos e Objetos Decorativos, Rodízios em Poliestileno e Sistema de Fixação Girofix. Para TVs até 50 polegadas.</text:p>
          </table:table-cell>
          <table:table-cell table:number-columns-repeated="1020"/>
        </table:table-row>
        <table:table-row table:style-name="ro1">
          <table:table-cell office:value-type="string" calcext:value-type="string">
            <text:p>http://191.252.64.183/imagem/Rack%20Artur%20Off%20White%20e%20Savana.jpg</text:p>
          </table:table-cell>
          <table:table-cell office:value-type="string" calcext:value-type="string">
            <text:p>Rack Arthur Off White Savana Madetec</text:p>
          </table:table-cell>
          <table:table-cell office:value-type="string" calcext:value-type="string">
            <text:p>R$ 219,00</text:p>
          </table:table-cell>
          <table:table-cell office:value-type="string" calcext:value-type="string">
            <text:p>Rack Arthur, Côr Savana, da Madetec, Medidas: Alt: 0,610m Larg: 1,210m Prof: 0,340m, 1'00% MDP em Chapa de 15mm, <text:s/>Porta de Correr com Puxador em Poliestileno Cromado, Nichos para Eletroeletrônicos e Objetos Decorativos, Rodízios em Poliestileno e Sistema de Fixação Girofix. Para TVs até 50 polegadas.</text:p>
          </table:table-cell>
          <table:table-cell table:number-columns-repeated="1020"/>
        </table:table-row>
        <table:table-row table:style-name="ro1">
          <table:table-cell office:value-type="string" calcext:value-type="string">
            <text:p>http://191.252.64.183/imagem/ArthurTitainioCarvalho.jpg</text:p>
          </table:table-cell>
          <table:table-cell office:value-type="string" calcext:value-type="string">
            <text:p>Rack Arthur Titanio.Carvalho Madetec</text:p>
          </table:table-cell>
          <table:table-cell office:value-type="string" calcext:value-type="string">
            <text:p>R$ 219,00</text:p>
          </table:table-cell>
          <table:table-cell office:value-type="string" calcext:value-type="string">
            <text:p>Rack Arthur, Côr Titânio/Carvalho, da Madetec, Medidas: Alt: 0,610m Larg: 1,210m Prof: 0,340m, 1'00% MDP em Chapa de 15mm, <text:s/>Porta de Correr com Puxador em Poliestileno Cromado, Nichos para Eletroeletrônicos e Objetos Decorativos, Rodízios em Poliestileno e Sistema de Fixação Girofix. Para TVs até 50 polegadas.</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http://191.252.64.183/imagem/tiete%20naturale.jpeg</text:p>
          </table:table-cell>
          <table:table-cell office:value-type="string" calcext:value-type="string">
            <text:p>Painel Tiete Naturale JCM</text:p>
          </table:table-cell>
          <table:table-cell office:value-type="string" calcext:value-type="string">
            <text:p>R$ 222,00</text:p>
          </table:table-cell>
          <table:table-cell office:value-type="string" calcext:value-type="string">
            <text:p>Painel Tiete, Côr Naturale, da JCM Movelaria, Medidas: Alt 1,19m Larg 2,00m Prof 0,17m, em MDP, com prateleira e luminárias em LED. Ideal para TVs até 60 polegadas.</text:p>
          </table:table-cell>
          <table:table-cell table:number-columns-repeated="1020"/>
        </table:table-row>
        <table:table-row table:style-name="ro1">
          <table:table-cell office:value-type="string" calcext:value-type="string">
            <text:p>http://191.252.64.183/imagem/WhatsApp%20Image%202020-08-11%20at%2011.16.19.jpeg</text:p>
          </table:table-cell>
          <table:table-cell office:value-type="string" calcext:value-type="string">
            <text:p>Painel Tiete Nobre JCM</text:p>
          </table:table-cell>
          <table:table-cell office:value-type="string" calcext:value-type="string">
            <text:p>R$ 222,00</text:p>
          </table:table-cell>
          <table:table-cell office:value-type="string" calcext:value-type="string">
            <text:p>Painel Tiete, Côr Nobre, da JCM Movelaria, Medidas: Alt 1,19m Larg 2,00m Prof 0,17m, em MDP, com prateleira e luminárias em LED. Ideal para TVs até 60 polegadas.</text:p>
          </table:table-cell>
          <table:table-cell table:number-columns-repeated="1020"/>
        </table:table-row>
        <table:table-row table:style-name="ro1" table:number-rows-repeated="3">
          <table:table-cell table:number-columns-repeated="1024"/>
        </table:table-row>
        <table:table-row table:style-name="ro1">
          <table:table-cell office:value-type="string" calcext:value-type="string">
            <text:p>http://191.252.64.183/imagem/RackOuroNobre.jpg</text:p>
          </table:table-cell>
          <table:table-cell office:value-type="string" calcext:value-type="string">
            <text:p>Rack Ouro Candian Nobre Soft JCM</text:p>
          </table:table-cell>
          <table:table-cell office:value-type="string" calcext:value-type="string">
            <text:p>R$ 237,00</text:p>
          </table:table-cell>
          <table:table-cell office:value-type="string" calcext:value-type="string">
            <text:p>Rack Ouro Candian, Côr Nobre Soft, JCM Movelaria, Medidas: Alt 0,65m Larg 1,50m Prof 0,41m, 100% MDP 15mm, com 1 Porta de Bater, Nichos para Eletroeletrônicos, Puxador em MDP, Trilho e Rodízios em Plástico. Ideal para TVs até 42 Polegadas.</text:p>
          </table:table-cell>
          <table:table-cell office:value-type="string" calcext:value-type="string">
            <text:p>Rack Ouro Candian Nobre Soft JCM</text:p>
          </table:table-cell>
          <table:table-cell table:number-columns-repeated="1019"/>
        </table:table-row>
        <table:table-row table:style-name="ro1" table:number-rows-repeated="4">
          <table:table-cell table:number-columns-repeated="1024"/>
        </table:table-row>
        <table:table-row table:style-name="ro1">
          <table:table-cell office:value-type="string" calcext:value-type="string">
            <text:p>http://191.252.64.183/imagem/Rack-Bela-branco.jpg</text:p>
          </table:table-cell>
          <table:table-cell office:value-type="string" calcext:value-type="string">
            <text:p>Rack Bela.Rum Branco Viero</text:p>
          </table:table-cell>
          <table:table-cell office:value-type="string" calcext:value-type="string">
            <text:p>R$ 245,00</text:p>
          </table:table-cell>
          <table:table-cell office:value-type="string" calcext:value-type="string">
            <text:p>Rack Bela, Côr Branco, da Viero Moveis, medidas: 0.42x1.800.53m, duas portas basculantes.</text:p>
          </table:table-cell>
          <table:table-cell table:number-columns-repeated="1020"/>
        </table:table-row>
        <table:table-row table:style-name="ro1" table:number-rows-repeated="4">
          <table:table-cell table:number-columns-repeated="1024"/>
        </table:table-row>
        <table:table-row table:style-name="ro1">
          <table:table-cell office:value-type="string" calcext:value-type="string">
            <text:p>http://191.252.64.183/imagem/PainelClassic1.4Branco.jpeg</text:p>
          </table:table-cell>
          <table:table-cell office:value-type="string" calcext:value-type="string">
            <text:p>Painel Classic 1.4 sem Led Branco Acetinado IMCAL</text:p>
          </table:table-cell>
          <table:table-cell office:value-type="string" calcext:value-type="string">
            <text:p>R$ 249,00</text:p>
          </table:table-cell>
          <table:table-cell office:value-type="string" calcext:value-type="string">
            <text:p>Painel Classic 1.4 sem Led, Côr Branco Acetinado, da IMCAL, Medidas: Alt 0,907m Larg 1,46m Prof 0,06m, Estrutura em MDP 25mm e 15mm, acabamento lateral, para TV até 46 polegadas, Obs.: Kit de Led (opcional)</text:p>
          </table:table-cell>
          <table:table-cell table:number-columns-repeated="1020"/>
        </table:table-row>
        <table:table-row table:style-name="ro1">
          <table:table-cell office:value-type="string" calcext:value-type="string">
            <text:p>http://191.252.64.183/imagem/PainelClassic1.4FreijoOffWhite.4.jpeg</text:p>
          </table:table-cell>
          <table:table-cell office:value-type="string" calcext:value-type="string">
            <text:p>Painel Classic 1.4 sem Led Freijo.Off White IMCAL</text:p>
          </table:table-cell>
          <table:table-cell office:value-type="string" calcext:value-type="string">
            <text:p>R$ 249,00</text:p>
          </table:table-cell>
          <table:table-cell office:value-type="string" calcext:value-type="string">
            <text:p>Painel Classic 1.4 sem Led, Côr Freijo/Off White, da IMCAL, Medidas: Alt 0,907m Larg 1,46m Prof 0,06m, Estrutura em MDP 25mm e 15mm, acabamento lateral, para TV até 46 polegadas, Obs.: Kit de Led (opcional)</text:p>
          </table:table-cell>
          <table:table-cell table:number-columns-repeated="1020"/>
        </table:table-row>
        <table:table-row table:style-name="ro1">
          <table:table-cell office:value-type="string" calcext:value-type="string">
            <text:p>http://191.252.64.183/imagem/Classic1.4NatureOffWhite.jpg</text:p>
          </table:table-cell>
          <table:table-cell office:value-type="string" calcext:value-type="string">
            <text:p>Painel Classic 1.4 sem Led Nature Off White IMCAL</text:p>
          </table:table-cell>
          <table:table-cell office:value-type="string" calcext:value-type="string">
            <text:p>R$ 249,00</text:p>
          </table:table-cell>
          <table:table-cell office:value-type="string" calcext:value-type="string">
            <text:p>Painel Classic 1.4 sem Led, Côr Nature/Off White, da IMCAL, Medidas: Alt 0,907m Larg 1,46m Prof 0,06m, Estrutura em MDP 25mm e 15mm, acabamento lateral, para TV até 46 polegadas, Obs.: Kit de Led (opcional)</text:p>
          </table:table-cell>
          <table:table-cell table:number-columns-repeated="1020"/>
        </table:table-row>
        <table:table-row table:style-name="ro1">
          <table:table-cell office:value-type="string" calcext:value-type="string">
            <text:p>http://191.252.64.183/imagem/PainelClassic1.4OffFreijo.jpeg</text:p>
          </table:table-cell>
          <table:table-cell office:value-type="string" calcext:value-type="string">
            <text:p>Painel Classic 1.4 sem Led Off White.Freijo IMCAL</text:p>
          </table:table-cell>
          <table:table-cell office:value-type="string" calcext:value-type="string">
            <text:p>R$ 249,00</text:p>
          </table:table-cell>
          <table:table-cell office:value-type="string" calcext:value-type="string">
            <text:p>Painel Classic 1.4 sem Led, Côr Off White/Freijo, da IMCAL, Medidas: Alt 0,907m Larg 1,46m Prof 0,06m, Estrutura em MDP 25mm e 15mm, acabamento lateral, para TV até 46 polegadas, Obs.: Kit de Led (opcional)</text:p>
          </table:table-cell>
          <table:table-cell table:number-columns-repeated="1020"/>
        </table:table-row>
        <table:table-row table:style-name="ro1">
          <table:table-cell table:number-columns-repeated="1024"/>
        </table:table-row>
        <table:table-row table:style-name="ro1">
          <table:table-cell office:value-type="string" calcext:value-type="string">
            <text:p>http://191.252.64.183/imagem/Painel%20Atraente%20Nobre%20Soft%20JCM.jpg</text:p>
          </table:table-cell>
          <table:table-cell office:value-type="string" calcext:value-type="string">
            <text:p>Painel Atraente Nobre Soft JCM</text:p>
          </table:table-cell>
          <table:table-cell office:value-type="string" calcext:value-type="string">
            <text:p>R$ 250,00</text:p>
          </table:table-cell>
          <table:table-cell office:value-type="string" calcext:value-type="string">
            <text:p>Painel Atraente, Côr Nobre Soft, da JCM Movelaria, Medidas: Alt 1,08m Larg 1,82m Prof 0,18m, 100% MDP, com prateleira decorativa, recomenda-se TV até 75 polegadas</text:p>
          </table:table-cell>
          <table:table-cell table:number-columns-repeated="1020"/>
        </table:table-row>
        <table:table-row table:style-name="ro1">
          <table:table-cell office:value-type="string" calcext:value-type="string">
            <text:p>http://191.252.64.183/imagem/Painel%20Atraente%20Noronha.Off%20White%20JCM.jpg</text:p>
          </table:table-cell>
          <table:table-cell office:value-type="string" calcext:value-type="string">
            <text:p>Painel Atraente Noronha.Off White JCM</text:p>
          </table:table-cell>
          <table:table-cell office:value-type="string" calcext:value-type="string">
            <text:p>R$ 250,00</text:p>
          </table:table-cell>
          <table:table-cell office:value-type="string" calcext:value-type="string">
            <text:p>Painel Atraente, Côr Noronha/Off White, da JCM Movelaria, 100% MDP, Medidas: Alt 1,08m Larg 1,82m Prof 0,18m, com prateleira decorativa, recomenda-se TV até 75 polegadas</text:p>
          </table:table-cell>
          <table:table-cell table:number-columns-repeated="1020"/>
        </table:table-row>
        <table:table-row table:style-name="ro1">
          <table:table-cell office:value-type="string" calcext:value-type="string">
            <text:p>http://191.252.64.183/imagem/Painel%20Atraente%20Rovere.Off%20White%20JCM.jpg</text:p>
          </table:table-cell>
          <table:table-cell office:value-type="string" calcext:value-type="string">
            <text:p>Painel Atraente</text:p>
          </table:table-cell>
          <table:table-cell office:value-type="string" calcext:value-type="string">
            <text:p>R$ 250,00</text:p>
          </table:table-cell>
          <table:table-cell office:value-type="string" calcext:value-type="string">
            <text:p>Painel Atraente, Côr Rovere/Off White, da JCM Movelaria, Medidas: Alt 1,08m Larg 1,82m Prof 0,18m, com prateleira decorativa, recomenda-se TV até 75 polegadas</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http://191.252.64.183/imagem/JatobaGrisOnix.jpeg</text:p>
          </table:table-cell>
          <table:table-cell office:value-type="string" calcext:value-type="string">
            <text:p>Rack Jatoba Gris.Onix JCM</text:p>
          </table:table-cell>
          <table:table-cell office:value-type="string" calcext:value-type="string">
            <text:p>R$ 299,00</text:p>
          </table:table-cell>
          <table:table-cell office:value-type="string" calcext:value-type="string">
            <text:p>Rack Jatobá, Côr Gris/Onix, JCM, Medidas: Alt 0,72m Larg 1,75m Prof 0,435m, em MDF/MDP, com 1 Porta com Dobradiça Metálica, 3 Gavetas com Corrediças Metalicas, 3 Nichos para Eletroeletrônicos, 2 Nichos para Caixa de Som e Puxadores Plásticos Cromados. Para TVs até 47 Polegadas.</text:p>
          </table:table-cell>
          <table:table-cell office:value-type="string" calcext:value-type="string">
            <text:p>Rack Jatoba Gris.Onix JCM</text:p>
          </table:table-cell>
          <table:table-cell table:number-columns-repeated="1019"/>
        </table:table-row>
        <table:table-row table:style-name="ro1" table:number-rows-repeated="4">
          <table:table-cell table:number-columns-repeated="1024"/>
        </table:table-row>
        <table:table-row table:style-name="ro1">
          <table:table-cell office:value-type="string" calcext:value-type="string">
            <text:p>http://191.252.64.183/imagem/RACK-FRANK-FREIJO-COM-OFF-WHITE_5.jpg</text:p>
          </table:table-cell>
          <table:table-cell office:value-type="string" calcext:value-type="string">
            <text:p>Rack Frank Freijo.Off White Artely</text:p>
          </table:table-cell>
          <table:table-cell office:value-type="string" calcext:value-type="string">
            <text:p>R$ 309,00</text:p>
          </table:table-cell>
          <table:table-cell office:value-type="string" calcext:value-type="string">
            <text:p>Rack Franck, Côr Freijó/Off White, da Artely, Medidas: Alt 0,65m Larg 1,20m Prof 0,40m, Estrutura 100% MDP 15mm, 1 Porta de Bater com Dobradiças Metalicas, 2 Nichos para Eletroeletrônicos e Objetos Decorativos, Pés de MDF de 25mm. Ideal para TVs até 50 Polegadas.</text:p>
          </table:table-cell>
          <table:table-cell office:value-type="string" calcext:value-type="string">
            <text:p>Rack Frank Freijo.Off White Artely</text:p>
          </table:table-cell>
          <table:table-cell table:number-columns-repeated="1019"/>
        </table:table-row>
        <table:table-row table:style-name="ro1">
          <table:table-cell office:value-type="string" calcext:value-type="string">
            <text:p>http://191.252.64.183/imagem/VenetoIpe.jpg</text:p>
          </table:table-cell>
          <table:table-cell office:value-type="string" calcext:value-type="string">
            <text:p>Rack Veneto Max Ipe MiraRack</text:p>
          </table:table-cell>
          <table:table-cell office:value-type="string" calcext:value-type="string">
            <text:p>R$ 309,00</text:p>
          </table:table-cell>
          <table:table-cell office:value-type="string" calcext:value-type="string">
            <text:p>Rack Veneto Max, na cor Ipê, da MiraRack, Medidas: Alt.:0.70m, Larg.: 1.83m, Prof.:0.46m, Estrutura em MDF/MDP, com 2 Gavetas com Corrediças Metálicas e Puxadores em MDF, Porta Lateral e 8 Rodízios. Ideal para TVs até 50 Polegadas.</text:p>
          </table:table-cell>
          <table:table-cell table:number-columns-repeated="1020"/>
        </table:table-row>
        <table:table-row table:style-name="ro1" table:number-rows-repeated="3">
          <table:table-cell table:number-columns-repeated="1024"/>
        </table:table-row>
        <table:table-row table:style-name="ro1">
          <table:table-cell office:value-type="string" calcext:value-type="string">
            <text:p>http://191.252.64.183/imagem/Lumia%20plus_%20rustico.jpg</text:p>
          </table:table-cell>
          <table:table-cell office:value-type="string" calcext:value-type="string">
            <text:p>Painel Suspenso Lumia Plus com Espelho Rustico MiraRack</text:p>
          </table:table-cell>
          <table:table-cell office:value-type="string" calcext:value-type="string">
            <text:p>R$ 315,00</text:p>
          </table:table-cell>
          <table:table-cell office:value-type="string" calcext:value-type="string">
            <text:p>Painel Suspenso Lúmia com Espelho, Côr Rústico, da Mirarack, Medidas: Alt 1.60m Larg 1.20m Prof 0,33m , prateleira em vidro temperado, luminárias em LED, com porta de correr e puxador em alumínio. Para TVs até 46 polegas.</text:p>
          </table:table-cell>
          <table:table-cell table:number-columns-repeated="1020"/>
        </table:table-row>
        <table:table-row table:style-name="ro1" table:number-rows-repeated="4">
          <table:table-cell table:number-columns-repeated="1024"/>
        </table:table-row>
        <table:table-row table:style-name="ro1">
          <table:table-cell office:value-type="string" calcext:value-type="string">
            <text:p>http://191.252.64.183/imagem/PainelClassic1.8BrancoAcetinado.1.jpg</text:p>
          </table:table-cell>
          <table:table-cell office:value-type="string" calcext:value-type="string">
            <text:p>Painel Classic 1.8 sem Led Branco Acetinado IMCAL</text:p>
          </table:table-cell>
          <table:table-cell office:value-type="string" calcext:value-type="string">
            <text:p>R$ 329,00</text:p>
          </table:table-cell>
          <table:table-cell office:value-type="string" calcext:value-type="string">
            <text:p>Painel Classic 1.8 sem Led, Côr Branco Acetinado, da IMCAL, Medidas: Alt 1,28m Larg 1,80m Prof 0,06m, Estrutura em MDP 25mm e 15mm, acabamento lateral, para TV até 55 polegadas, Obs.: Kit de Led (opcional)</text:p>
          </table:table-cell>
          <table:table-cell table:number-columns-repeated="1020"/>
        </table:table-row>
        <table:table-row table:style-name="ro1">
          <table:table-cell office:value-type="string" calcext:value-type="string">
            <text:p>http://191.252.64.183/imagem/PainelClassic1.8FreijoOffWhite.jpg</text:p>
          </table:table-cell>
          <table:table-cell office:value-type="string" calcext:value-type="string">
            <text:p>Painel Classic 1.8 sem Led Freijo.Off White IMCAL</text:p>
          </table:table-cell>
          <table:table-cell office:value-type="string" calcext:value-type="string">
            <text:p>R$ 329,00</text:p>
          </table:table-cell>
          <table:table-cell office:value-type="string" calcext:value-type="string">
            <text:p>Painel Classic 1.8 sem Led, Côr Freijo/Off White, da IMCAL, Medidas: Alt 1,28m Larg 1,80m Prof 0,06m, Estrutura em MDP 25mm e 15mm, acabamento lateral, para TV até 55 polegadas, Obs.: Kit de Led (opcional)</text:p>
          </table:table-cell>
          <table:table-cell table:number-columns-repeated="1020"/>
        </table:table-row>
        <table:table-row table:style-name="ro1">
          <table:table-cell office:value-type="string" calcext:value-type="string">
            <text:p>http://191.252.64.183/imagem/PainelClassic1.8NatureOffWhite.jpg</text:p>
          </table:table-cell>
          <table:table-cell office:value-type="string" calcext:value-type="string">
            <text:p>Painel Classic 1.8 sem Led Nature.Off White IMCAL</text:p>
          </table:table-cell>
          <table:table-cell office:value-type="string" calcext:value-type="string">
            <text:p>R$ 329,00</text:p>
          </table:table-cell>
          <table:table-cell office:value-type="string" calcext:value-type="string">
            <text:p>Painel Classic 1.8 sem Led, Côr Off White/Nature, da IMCAL, Medidas: Alt 1,28m Larg 1,80m Prof 0,06m, Estrutura em MDP 25mm e 15mm, acabamento lateral, para TV até 55 polegadas, Obs.: Kit de Led (opcional)</text:p>
          </table:table-cell>
          <table:table-cell table:number-columns-repeated="1020"/>
        </table:table-row>
        <table:table-row table:style-name="ro1">
          <table:table-cell office:value-type="string" calcext:value-type="string">
            <text:p>http://191.252.64.183/imagem/malibuoffnature.jpg</text:p>
          </table:table-cell>
          <table:table-cell office:value-type="string" calcext:value-type="string">
            <text:p>Painel Malibu Off White.Nature Mobler</text:p>
          </table:table-cell>
          <table:table-cell office:value-type="string" calcext:value-type="string">
            <text:p>R$ 329,00</text:p>
          </table:table-cell>
          <table:table-cell office:value-type="string" calcext:value-type="string">
            <text:p>Painel Malibu, Côr Preto/Fosco, da Mobler, Medidas: Atl 1,20m Larg 2,00m Prof 0,207m, com espelhos laterais, prateleira superior, para TVs até 65" polegadas.</text:p>
          </table:table-cell>
          <table:table-cell table:number-columns-repeated="1020"/>
        </table:table-row>
        <table:table-row table:style-name="ro1">
          <table:table-cell table:number-columns-repeated="1024"/>
        </table:table-row>
        <table:table-row table:style-name="ro1">
          <table:table-cell office:value-type="string" calcext:value-type="string">
            <text:p>http://191.252.64.183/imagem/1%20SABIA%20-%20BRANCO%20-%207899727401060.jpg</text:p>
          </table:table-cell>
          <table:table-cell office:value-type="string" calcext:value-type="string">
            <text:p>Painel Sabia Branco JCM</text:p>
          </table:table-cell>
          <table:table-cell office:value-type="string" calcext:value-type="string">
            <text:p>R$ 330,00</text:p>
          </table:table-cell>
          <table:table-cell office:value-type="string" calcext:value-type="string">
            <text:p>Painel Sabia da cor branco, da JCM Moveis, medida: alt.: 1.08cm larg.: 1.82cm, prof.: 0.32m, porta retrato em vidro aplicado, recomenda-se TV até 60".</text:p>
          </table:table-cell>
          <table:table-cell table:number-columns-repeated="1020"/>
        </table:table-row>
        <table:table-row table:style-name="ro1">
          <table:table-cell office:value-type="string" calcext:value-type="string">
            <text:p>http://191.252.64.183/imagem/1%20SABIA%20-%20CACAU%20-%207899727404535.jpg</text:p>
          </table:table-cell>
          <table:table-cell office:value-type="string" calcext:value-type="string">
            <text:p>Painel Sabia Cacau JCM</text:p>
          </table:table-cell>
          <table:table-cell office:value-type="string" calcext:value-type="string">
            <text:p>R$ 330,00</text:p>
          </table:table-cell>
          <table:table-cell office:value-type="string" calcext:value-type="string">
            <text:p>Painel Sabia da cor cacau, da JCM Moveis, medida: alt.: 1.08cm larg.: 1.82cm, prof.: 0.32m, porta retrato em vidro aplicado, recomenda-se TV até 60".</text:p>
          </table:table-cell>
          <table:table-cell table:number-columns-repeated="1020"/>
        </table:table-row>
        <table:table-row table:style-name="ro1">
          <table:table-cell office:value-type="string" calcext:value-type="string">
            <text:p>http://191.252.64.183/imagem/1%20SABI%C3%81%20-%20NOBRE%20SOFT%207899727407628.jpg</text:p>
          </table:table-cell>
          <table:table-cell office:value-type="string" calcext:value-type="string">
            <text:p>Painel Sabia Nobre Soft JCM</text:p>
          </table:table-cell>
          <table:table-cell office:value-type="string" calcext:value-type="string">
            <text:p>R$ 330,00</text:p>
          </table:table-cell>
          <table:table-cell office:value-type="string" calcext:value-type="string">
            <text:p>Painel Sabia da cor nobre, da JCM Moveis, medida: alt.: 1.08cm larg.: 1.82cm, prof.: 0.32m, porta retrato em vidro aplicado, recomenda-se TV até 60".</text:p>
          </table:table-cell>
          <table:table-cell table:number-columns-repeated="1020"/>
        </table:table-row>
        <table:table-row table:style-name="ro1">
          <table:table-cell office:value-type="string" calcext:value-type="string">
            <text:p>http://191.252.64.183/imagem/Painel%20Sabia%20Noronha.Off%20White%20JCM.jpg</text:p>
          </table:table-cell>
          <table:table-cell office:value-type="string" calcext:value-type="string">
            <text:p>Painel Sabia Noronha.Off White JCM</text:p>
          </table:table-cell>
          <table:table-cell office:value-type="string" calcext:value-type="string">
            <text:p>R$ 330,00</text:p>
          </table:table-cell>
          <table:table-cell office:value-type="string" calcext:value-type="string">
            <text:p>Painel Sabiá, côr Boronha/Off White, da JCM Moveis, medida: alt.: 1.08cm larg.: 1.82cm, prof.: 0.32m, porta retrato em vidro aplicado, recomenda-se TV até 60".</text:p>
          </table:table-cell>
          <table:table-cell table:number-columns-repeated="1020"/>
        </table:table-row>
        <table:table-row table:style-name="ro1">
          <table:table-cell table:number-columns-repeated="1024"/>
        </table:table-row>
        <table:table-row table:style-name="ro1">
          <table:table-cell office:value-type="string" calcext:value-type="string">
            <text:p>http://191.252.64.183/imagem/BRANCO.jpg</text:p>
          </table:table-cell>
          <table:table-cell office:value-type="string" calcext:value-type="string">
            <text:p>Painel Suspenso Lumia Plus com Espelho Branco MiraRack</text:p>
          </table:table-cell>
          <table:table-cell office:value-type="string" calcext:value-type="string">
            <text:p>R$ 339,00</text:p>
          </table:table-cell>
          <table:table-cell office:value-type="string" calcext:value-type="string">
            <text:p>Painel Suspenso Lúmia Plus com Espelho, Côr Branco, da Mirarack, Medidas: Alt 1.60m Larg: 1.20m Prof: , prateleira em vidro temperado, luminárias em LED, com porta de correr e puxador em alumínio. Para TVs até 46 polegas.</text:p>
          </table:table-cell>
          <table:table-cell table:number-columns-repeated="1020"/>
        </table:table-row>
        <table:table-row table:style-name="ro1">
          <table:table-cell office:value-type="string" calcext:value-type="string">
            <text:p>http://191.252.64.183/imagem/canela.jpg</text:p>
          </table:table-cell>
          <table:table-cell office:value-type="string" calcext:value-type="string">
            <text:p>Painel Suspenso Lumia Plus com Espelho Canela MiraRack</text:p>
          </table:table-cell>
          <table:table-cell office:value-type="string" calcext:value-type="string">
            <text:p>R$ 339,00</text:p>
          </table:table-cell>
          <table:table-cell office:value-type="string" calcext:value-type="string">
            <text:p>Painel Suspenso Lúmia com Espelho, Côr <text:s/>Canela, da Mirarack, Medidas: Alt 1.60m Larg 1.20m Prof 0,33: , prateleira em vidro temperado, luminárias em LED, com porta de correr e puxador em alumínio. Para TVs até 46 polegas.</text:p>
          </table:table-cell>
          <table:table-cell table:number-columns-repeated="1020"/>
        </table:table-row>
        <table:table-row table:style-name="ro1">
          <table:table-cell office:value-type="string" calcext:value-type="string">
            <text:p>http://191.252.64.183/imagem/stilo%20areia.jpg</text:p>
          </table:table-cell>
          <table:table-cell office:value-type="string" calcext:value-type="string">
            <text:p>Painel Suspenso Stilo Areia MiraRack</text:p>
          </table:table-cell>
          <table:table-cell office:value-type="string" calcext:value-type="string">
            <text:p>R$ 339,00</text:p>
          </table:table-cell>
          <table:table-cell office:value-type="string" calcext:value-type="string">
            <text:p>Painel Suspenso Stilo na cor Areia, da MiraRack, medidas: alt.:1,60m, larg.: 1,50m, prof.: 0,37m, porta de correr, luminarias LED, capacidade TV: 50".</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http://191.252.64.183/imagem/BerlimImbuiOff.jpg</text:p>
          </table:table-cell>
          <table:table-cell office:value-type="string" calcext:value-type="string">
            <text:p>Rack Berlim.Sidney Imbuia.Off White Viero</text:p>
          </table:table-cell>
          <table:table-cell office:value-type="string" calcext:value-type="string">
            <text:p>R$ 343,00</text:p>
          </table:table-cell>
          <table:table-cell office:value-type="string" calcext:value-type="string">
            <text:p>Rack Berlim, Côr Imbuia/Off White, da Viero Móveis, Medidas: Alty 0,68m Larg 2,00m Prof 0,365m, em MDP/MDF, 2 Portas com Detalhe em Espelhos, Prateleira de Vidro, Nichos para Eletroeletrônicos e Objetos Decorativos, Ideal para TVs até 55 Polegadas.</text:p>
          </table:table-cell>
          <table:table-cell table:number-columns-repeated="1020"/>
        </table:table-row>
        <table:table-row table:style-name="ro1" table:number-rows-repeated="4">
          <table:table-cell table:number-columns-repeated="1024"/>
        </table:table-row>
        <table:table-row table:style-name="ro1">
          <table:table-cell office:value-type="string" calcext:value-type="string">
            <text:p>http://191.252.64.183/imagem/Painel%20Malbec%20Carvalho%20Viena.Malte.jpg</text:p>
          </table:table-cell>
          <table:table-cell office:value-type="string" calcext:value-type="string">
            <text:p>Painel Malbec Carvalho Viena.Malte Mobler</text:p>
          </table:table-cell>
          <table:table-cell office:value-type="string" calcext:value-type="string">
            <text:p>R$ 349,00</text:p>
          </table:table-cell>
          <table:table-cell office:value-type="string" calcext:value-type="string">
            <text:p>Painel Malbec, Côr Carvalho Viena/Malte, da Mobler, Medidas: Alt 0,109m Larg 1,826m Prof 0,315m, Estrutura 100% MDP 12mm e 15mm, Bancada com Ninchos para Eletroeletrônicos, com 4 Prateleiras de Vidro de 6mm, Ideal para TVs 55 Polegadas.</text:p>
          </table:table-cell>
          <table:table-cell table:number-columns-repeated="1020"/>
        </table:table-row>
        <table:table-row table:style-name="ro1">
          <table:table-cell office:value-type="string" calcext:value-type="string">
            <text:p>http://191.252.64.183/imagem/Painel%20Malbec.1Madero%20Mobler.jpg</text:p>
          </table:table-cell>
          <table:table-cell office:value-type="string" calcext:value-type="string">
            <text:p>Painel Malbec Madero Mobler</text:p>
          </table:table-cell>
          <table:table-cell office:value-type="string" calcext:value-type="string">
            <text:p>R$ 349,00</text:p>
          </table:table-cell>
          <table:table-cell office:value-type="string" calcext:value-type="string">
            <text:p>Painel Malbec, Côr Madero, da Mobler, Medidas: Alt 0,109m Larg 1,826m Prof 0,315m, Estrutura 100% MDP 12mm e 15mm, Bancada com Ninchos para Eletroeletrônicos, com 4 Prateleiras de Vidro de 6mm, Ideal para TVs 55 Polegadas.</text:p>
          </table:table-cell>
          <table:table-cell table:number-columns-repeated="1020"/>
        </table:table-row>
        <table:table-row table:style-name="ro1">
          <table:table-cell office:value-type="string" calcext:value-type="string">
            <text:p>http://191.252.64.183/imagem/Painel%20Malbec%20-%20Off_Nature.jpg</text:p>
          </table:table-cell>
          <table:table-cell office:value-type="string" calcext:value-type="string">
            <text:p>Painel Malbec Off White Naturale Mobler</text:p>
          </table:table-cell>
          <table:table-cell office:value-type="string" calcext:value-type="string">
            <text:p>R$ 349,00</text:p>
          </table:table-cell>
          <table:table-cell office:value-type="string" calcext:value-type="string">
            <text:p>Painel Malbec, Côr Off White/Naturale, da Mobler, Medidas: Alt 0,109m Larg 1,826m Prof 0,315m, Estrutura 100% MDP 12mm e 15mm, Bancada com Ninchos para Eletroeletrônicos, com 4 Prateleiras de Vidro de 6mm,</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http://191.252.64.183/imagem/BEM%20TI%20VI%20-%20BRANCO.jpg</text:p>
          </table:table-cell>
          <table:table-cell office:value-type="string" calcext:value-type="string">
            <text:p>Rack Bem Te Vi Branco JCM</text:p>
          </table:table-cell>
          <table:table-cell office:value-type="string" calcext:value-type="string">
            <text:p>R$ 353,00</text:p>
          </table:table-cell>
          <table:table-cell office:value-type="string" calcext:value-type="string">
            <text:p>Rack <text:s/>Bem Te Vi na cor branco, da JCM Moveis, medida alt.: 0.73m, larg.: 1.72m, prof.: 0.40m, porta com dobradiça de pressão, gavetas com corrediças metálicas, puxador plástico em pintura cromada, recomenda-se TV até 50".</text:p>
          </table:table-cell>
          <table:table-cell table:number-columns-repeated="1020"/>
        </table:table-row>
        <table:table-row table:style-name="ro1">
          <table:table-cell office:value-type="string" calcext:value-type="string">
            <text:p>http://191.252.64.183/imagem/BEM%20TI%20VI%20-%20NOBRE%20SOFT.jpg</text:p>
          </table:table-cell>
          <table:table-cell office:value-type="string" calcext:value-type="string">
            <text:p>Rack Bem Te Vi Nobre Soft JCM</text:p>
          </table:table-cell>
          <table:table-cell office:value-type="string" calcext:value-type="string">
            <text:p>R$ 353,00</text:p>
          </table:table-cell>
          <table:table-cell office:value-type="string" calcext:value-type="string">
            <text:p>Rack <text:s/>Bem Te Vi na cor nobre, da JCM Moveis, medida alt.: 0.73m, larg.: 1.72m, prof.: 0.40m, porta com dobradiça de pressão, gavetas com corrediças metálicas, puxador plástico em pintura cromada, recomenda-se TV até 50".</text:p>
          </table:table-cell>
          <table:table-cell table:number-columns-repeated="1020"/>
        </table:table-row>
        <table:table-row table:style-name="ro1" table:number-rows-repeated="3">
          <table:table-cell table:number-columns-repeated="1024"/>
        </table:table-row>
        <table:table-row table:style-name="ro1">
          <table:table-cell office:value-type="string" calcext:value-type="string">
            <text:p>http://191.252.64.183/imagem/PitangaAmendoaTitanio.jpg</text:p>
          </table:table-cell>
          <table:table-cell office:value-type="string" calcext:value-type="string">
            <text:p>Painel Home Pitanga Amendoa.Titanio Linea Brasil</text:p>
          </table:table-cell>
          <table:table-cell office:value-type="string" calcext:value-type="string">
            <text:p>R$ 385,00</text:p>
          </table:table-cell>
          <table:table-cell office:value-type="string" calcext:value-type="string">
            <text:p>Painel Home Pitanga, Côr Amêndoa/Titânio, Medidas: A 1,60m L 1,52m P 0,35m, Estrutura em MDP/MDF, Porta Basculante com Dobrfadiças Metálica <text:s/>Puxadore Metálico Cobre, Nicho para Eletroeletrônicos, Prateleira Decorativa, Painel com Detalhes Fresados na Lateral, Tampo em MDF 25mm. Ideal para TVs até 60 Polegadas.</text:p>
          </table:table-cell>
          <table:table-cell table:number-columns-repeated="1020"/>
        </table:table-row>
        <table:table-row table:style-name="ro1" table:number-rows-repeated="4">
          <table:table-cell table:number-columns-repeated="1024"/>
        </table:table-row>
        <table:table-row table:style-name="ro1">
          <table:table-cell office:value-type="string" calcext:value-type="string">
            <text:p>http://191.252.64.183/imagem/HomeSuspensoBerlimOffWhiteCAnela.jpg</text:p>
          </table:table-cell>
          <table:table-cell office:value-type="string" calcext:value-type="string">
            <text:p>Home Suspenso Berlim</text:p>
          </table:table-cell>
          <table:table-cell office:value-type="string" calcext:value-type="string">
            <text:p>R$ 389,00</text:p>
          </table:table-cell>
          <table:table-cell office:value-type="string" calcext:value-type="string">
            <text:p>Home Suspenso Berlim, Côr Off White/ Canela, da Frade Movelaria, Medidas: Alt 1,65m Larg 1,70m Prof 0,34m, em MDP, Tampo e Prateleira Superior em 25mm, 1 Porta Deslizante, Detalhes com Recorte a Laser aplicados sobre espelho na porta e na lateral do painel, Sistema de Fisxação prático com espaços traseiros par aorganizar fios. Para TVs até 65 polegadas.</text:p>
          </table:table-cell>
          <table:table-cell table:number-columns-repeated="1020"/>
        </table:table-row>
        <table:table-row table:style-name="ro1">
          <table:table-cell office:value-type="string" calcext:value-type="string">
            <text:p>http://191.252.64.183/imagem/WhatsApp%20Image%202020-09-10%20at%2008.05.48%20(3).jpeg</text:p>
          </table:table-cell>
          <table:table-cell office:value-type="string" calcext:value-type="string">
            <text:p>Home Suspenso Supreme Plus</text:p>
          </table:table-cell>
          <table:table-cell office:value-type="string" calcext:value-type="string">
            <text:p>R$ 389,00</text:p>
          </table:table-cell>
          <table:table-cell office:value-type="string" calcext:value-type="string">
            <text:p>Home Suspenso Supreme Plus, Côr Branco, da Viero Móveis, Medidas: Alt 1,65m Larg 1,81m Prof 0,31m, <text:s/>em MDP, com 2 portas basculantes, prateleiras e nichos para eletroeletrônicos. Para TVs até 55 polegadas</text:p>
          </table:table-cell>
          <table:table-cell table:number-columns-repeated="1020"/>
        </table:table-row>
        <table:table-row table:style-name="ro1">
          <table:table-cell office:value-type="string" calcext:value-type="string">
            <text:p>http://191.252.64.183/imagem/WhatsApp%20Image%202020-09-10%20at%2008.05.48%20(2).jpeg</text:p>
          </table:table-cell>
          <table:table-cell office:value-type="string" calcext:value-type="string">
            <text:p>Home Suspenso Supreme Plus</text:p>
          </table:table-cell>
          <table:table-cell office:value-type="string" calcext:value-type="string">
            <text:p>R$ 389,00</text:p>
          </table:table-cell>
          <table:table-cell office:value-type="string" calcext:value-type="string">
            <text:p>Home Suspenso Supreme Plus, Côr Imbuia, da Viero Móveis, Medidas: Alt 1,65m Larg 1,81m Prof 0,31m, <text:s/>em MDP, com 2 portas basculantes, prateleiras e nichos para eletroeletrônicos. Parta TVs até 55 polegadas</text:p>
          </table:table-cell>
          <table:table-cell table:number-columns-repeated="1020"/>
        </table:table-row>
        <table:table-row table:style-name="ro1">
          <table:table-cell office:value-type="string" calcext:value-type="string">
            <text:p>http://191.252.64.183/imagem/WhatsApp%20Image%202020-09-10%20at%2008.05.48%20(1).jpeg</text:p>
          </table:table-cell>
          <table:table-cell office:value-type="string" calcext:value-type="string">
            <text:p>Home Suspenso Supreme Plus</text:p>
          </table:table-cell>
          <table:table-cell office:value-type="string" calcext:value-type="string">
            <text:p>R$ 389,00</text:p>
          </table:table-cell>
          <table:table-cell office:value-type="string" calcext:value-type="string">
            <text:p>Home Suspenso Supreme Plus, Côr Imbuia/Off White, da Viero Móveis, Medidas: Alt 1,65m Larg 1,81m Prof 0,31m, <text:s/>em MDP, com 2 portas basculantes, prateleiras e nichos para eletroeletrônicos. Para TVs até 55 polegadas.</text:p>
          </table:table-cell>
          <table:table-cell table:number-columns-repeated="1020"/>
        </table:table-row>
        <table:table-row table:style-name="ro1">
          <table:table-cell table:number-columns-repeated="1024"/>
        </table:table-row>
        <table:table-row table:style-name="ro1">
          <table:table-cell office:value-type="string" calcext:value-type="string">
            <text:p>http://191.252.64.183/imagem/PainelClassic2.2BrancoAcetinado.2.jpg</text:p>
          </table:table-cell>
          <table:table-cell office:value-type="string" calcext:value-type="string">
            <text:p>Painel Classic 2.2 sem Led Branco Acetinado IMCAL</text:p>
          </table:table-cell>
          <table:table-cell office:value-type="string" calcext:value-type="string">
            <text:p>R$ 389,00</text:p>
          </table:table-cell>
          <table:table-cell office:value-type="string" calcext:value-type="string">
            <text:p>Painel Classic 2.2 sem Led, Côr Branco Acetinado, da IMCAL, Medidas: Alt 1,38m Larg 2,18m Prof 0,06m, Estrutura em MDP 25mm e 15mm, acabamento lateral, para TV até 60 polegadas, Obs.: Kit de Led (opcional)</text:p>
          </table:table-cell>
          <table:table-cell table:number-columns-repeated="1020"/>
        </table:table-row>
        <table:table-row table:style-name="ro1">
          <table:table-cell office:value-type="string" calcext:value-type="string">
            <text:p>http://191.252.64.183/imagem/PainelClassic2.2FreijoOffWhite.jpg</text:p>
          </table:table-cell>
          <table:table-cell office:value-type="string" calcext:value-type="string">
            <text:p>Painel Classic 2.2 sem Led Freijo.Off White IMCAL</text:p>
          </table:table-cell>
          <table:table-cell office:value-type="string" calcext:value-type="string">
            <text:p>R$ 389,00</text:p>
          </table:table-cell>
          <table:table-cell office:value-type="string" calcext:value-type="string">
            <text:p>Painel Classic 2.2 sem Led, Côr Freijó/Off White, da IMCAL, Medidas: Alt 1,38m Larg 2,18m Prof 0,06m, Estrutura em MDP 25mm e 15mm, acabamento lateral, para TV até 60 polegadas, Obs.: Kit de Led (opcional)</text:p>
          </table:table-cell>
          <table:table-cell table:number-columns-repeated="1020"/>
        </table:table-row>
        <table:table-row table:style-name="ro1">
          <table:table-cell office:value-type="string" calcext:value-type="string">
            <text:p>http://191.252.64.183/imagem/PainelClassic2.2NatureOffWhite.3.jpg</text:p>
          </table:table-cell>
          <table:table-cell office:value-type="string" calcext:value-type="string">
            <text:p>Painel Classic 2.2 sem Led Nature.Off White IMCAL</text:p>
          </table:table-cell>
          <table:table-cell office:value-type="string" calcext:value-type="string">
            <text:p>R$ 389,00</text:p>
          </table:table-cell>
          <table:table-cell office:value-type="string" calcext:value-type="string">
            <text:p>Painel Classic 2.2 sem Led, Côr Nature/Off White, da IMCAL, Medidas: Alt 1,38m Larg 2,18m Prof 0,06m, Estrutura em MDP 25mm e 15mm, acabamento lateral, para TV até 60 polegadas, Obs.: Kit de Led (opcional)</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http://191.252.64.183/imagem/WhatsApp%20Image%202020-08-11%20at%2011.35.15.jpeg</text:p>
          </table:table-cell>
          <table:table-cell office:value-type="string" calcext:value-type="string">
            <text:p>Rack Torino Plus Canela MiraRack</text:p>
          </table:table-cell>
          <table:table-cell office:value-type="string" calcext:value-type="string">
            <text:p>R$ 389,00</text:p>
          </table:table-cell>
          <table:table-cell office:value-type="string" calcext:value-type="string">
            <text:p>Rack Torino, Côr Canela, da MiraRack, Medidas: Alt 0,70m Larg 1,60m Prof 0,45m, em MDF/MDP, com 2 gavetas, 1 porta, 2 prateleiras e nichos para eletroeletrônicos. Para TVs até 40 polegadas.</text:p>
          </table:table-cell>
          <table:table-cell table:number-columns-repeated="1020"/>
        </table:table-row>
        <table:table-row table:style-name="ro1">
          <table:table-cell office:value-type="string" calcext:value-type="string">
            <text:p>http://191.252.64.183/imagem/WhatsApp%20Image%202020-08-11%20at%2011.36.37%20(1).jpeg</text:p>
          </table:table-cell>
          <table:table-cell office:value-type="string" calcext:value-type="string">
            <text:p>Rack Torino Plus Rustico MiraRack</text:p>
          </table:table-cell>
          <table:table-cell office:value-type="string" calcext:value-type="string">
            <text:p>R$ 389,00</text:p>
          </table:table-cell>
          <table:table-cell office:value-type="string" calcext:value-type="string">
            <text:p>Rack Torino, Côr Rustico, da MiraRack, Medidas: Alt 0,70m Larg 1,60m Prof 0,45m, em MDF/MDP, com 2 gavetas, 1 porta, 2 prateleiras e nichos para eletroeletrônicos. Para TVs até 40 polegadas.</text:p>
          </table:table-cell>
          <table:table-cell table:number-columns-repeated="1020"/>
        </table:table-row>
        <table:table-row table:style-name="ro1">
          <table:table-cell office:value-type="string" calcext:value-type="string">
            <text:p>http://191.252.64.183/imagem/WhatsApp%20Image%202020-08-11%20at%2011.36.37.jpeg</text:p>
          </table:table-cell>
          <table:table-cell office:value-type="string" calcext:value-type="string">
            <text:p>Rack Torino Plus Rustico Neve MiraRack</text:p>
          </table:table-cell>
          <table:table-cell office:value-type="string" calcext:value-type="string">
            <text:p>R$ 389,00</text:p>
          </table:table-cell>
          <table:table-cell office:value-type="string" calcext:value-type="string">
            <text:p>Rack Torino, Côr Rústico Neve, da MiraRack, Medidas: Alt 0,70m Larg 1,60m Prof 0,45m, em MDF/MDP, com 2 gavetas, 1 porta, 2 prateleiras e nichos para eletroeletrônicos. Para TVs até 40 polegadas.</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http://191.252.64.183/imagem/AuroraCarvalhoOffWhite.jpg</text:p>
          </table:table-cell>
          <table:table-cell office:value-type="string" calcext:value-type="string">
            <text:p>Painel Aurora com Fita de LED Carvalho.OffWhite Linea Brasil</text:p>
          </table:table-cell>
          <table:table-cell office:value-type="string" calcext:value-type="string">
            <text:p>R$ 399,00</text:p>
          </table:table-cell>
          <table:table-cell office:value-type="string" calcext:value-type="string">
            <text:p>Painel Aurora com Fita de LED, Côr Carvalho/Off White, da Liena Brasil, Medidas: A 1,22m L 1,80/2,00 P 0,21m, Estrutura MDP/MDF, Lateral Extensível, Prateleira Superior em MDF 37mm. Ideal para TVs até 60 Polegadas.</text:p>
          </table:table-cell>
          <table:table-cell table:number-columns-repeated="1020"/>
        </table:table-row>
        <table:table-row table:style-name="ro1">
          <table:table-cell office:value-type="string" calcext:value-type="string">
            <text:p>http://191.252.64.183/imagem/AuroraFreijoOffWhite.jpg</text:p>
          </table:table-cell>
          <table:table-cell office:value-type="string" calcext:value-type="string">
            <text:p>Painel Aurora com Fita de LED Freijo.Off White Linea Brasil</text:p>
          </table:table-cell>
          <table:table-cell office:value-type="string" calcext:value-type="string">
            <text:p>R$ 399,00</text:p>
          </table:table-cell>
          <table:table-cell office:value-type="string" calcext:value-type="string">
            <text:p>Painel Aurora com Fita de LED, Côr Freijó/Off White, da Liena Brasil, Medidas: A 1,22m L 1,80/2,00 P 0,21m, Estrutura MDP/MDF, Lateral Extensível, Prateleira Superior em MDF 37mm. Ideal para TVs até 60 Polegadas.</text:p>
          </table:table-cell>
          <table:table-cell table:number-columns-repeated="1020"/>
        </table:table-row>
        <table:table-row table:style-name="ro1" table:number-rows-repeated="3">
          <table:table-cell table:number-columns-repeated="1024"/>
        </table:table-row>
        <table:table-row table:style-name="ro1">
          <table:table-cell office:value-type="string" calcext:value-type="string">
            <text:p>http://191.252.64.183/imagem/homeserranonobre.jpg</text:p>
          </table:table-cell>
          <table:table-cell office:value-type="string" calcext:value-type="string">
            <text:p>Home Serrano</text:p>
          </table:table-cell>
          <table:table-cell office:value-type="string" calcext:value-type="string">
            <text:p>R$ 440,00</text:p>
          </table:table-cell>
          <table:table-cell office:value-type="string" calcext:value-type="string">
            <text:p>Home Serrano, Côr Nobre Soft, da JCM Movelaria, Medidas: Alt: 1,90m Larg: 1,50m Prof: 0,39m, <text:s/>produto FLEX, Portas de correr, Nicho para eletrônicos, Rodízios aparente, Recomenda-se TV até 65".</text:p>
          </table:table-cell>
          <table:table-cell table:number-columns-repeated="1020"/>
        </table:table-row>
        <table:table-row table:style-name="ro1" table:number-rows-repeated="4">
          <table:table-cell table:number-columns-repeated="1024"/>
        </table:table-row>
        <table:table-row table:style-name="ro1">
          <table:table-cell office:value-type="string" calcext:value-type="string">
            <text:p>http://191.252.64.183/imagem/LoveNobre.jpg</text:p>
          </table:table-cell>
          <table:table-cell office:value-type="string" calcext:value-type="string">
            <text:p>Home Love Candian Noronha JCM</text:p>
          </table:table-cell>
          <table:table-cell office:value-type="string" calcext:value-type="string">
            <text:p>R$ 450,00</text:p>
          </table:table-cell>
          <table:table-cell office:value-type="string" calcext:value-type="string">
            <text:p>Home Love Candian, Côr Noronha, da JCM Movelaria, Medidas; A 1,84m L 1,50m P 0,405m, 100% MDP de 15mm e 12mm, 2 Portas de Baster com Dobradiças Metálicas de Pressão, Detalhe Ripado, Prateleiras Decorativas, 1 Nicho para Eletroeletrõnicos, 1 Bar Decorativo com Tubo Metálico, Rodízios Aparentes, Acopanha Suporte. Ideal para TVs até 65 Polegadas.</text:p>
          </table:table-cell>
          <table:table-cell table:number-columns-repeated="1020"/>
        </table:table-row>
        <table:table-row table:style-name="ro1">
          <table:table-cell office:value-type="string" calcext:value-type="string">
            <text:p>http://191.252.64.183/imagem/love%20noronha%20off%20white.jpg</text:p>
          </table:table-cell>
          <table:table-cell office:value-type="string" calcext:value-type="string">
            <text:p>Home Love Candian Noronha.Off White JCM</text:p>
          </table:table-cell>
          <table:table-cell office:value-type="string" calcext:value-type="string">
            <text:p>R$ 450,00</text:p>
          </table:table-cell>
          <table:table-cell office:value-type="string" calcext:value-type="string">
            <text:p>Home Love Candian, Côr Noronha/Off White, da JCM Movelaria, Medidas; A 1,84m L 1,50m P 0,405m, 100% MDP de 15mm e 12mm, 2 Portas de Baster com Dobradiças Metálicas de Pressão, Detalhe Ripado, Prateleiras Decorativas, 1 Nicho para Eletroeletrõnicos, 1 Bar Decorativo com Tubo Metálico, Rodízios Aparentes, Acopanha Suporte. Ideal para TVs até 65 Polegadas.</text:p>
          </table:table-cell>
          <table:table-cell table:number-columns-repeated="1020"/>
        </table:table-row>
        <table:table-row table:style-name="ro1">
          <table:table-cell office:value-type="string" calcext:value-type="string">
            <text:p>http://191.252.64.183/imagem/LoveNobre.jpg</text:p>
          </table:table-cell>
          <table:table-cell office:value-type="string" calcext:value-type="string">
            <text:p>Home Love Candian Noronha JCM</text:p>
          </table:table-cell>
          <table:table-cell office:value-type="string" calcext:value-type="string">
            <text:p>R$ 450,00</text:p>
          </table:table-cell>
          <table:table-cell office:value-type="string" calcext:value-type="string">
            <text:p>Home Love Candian, Côr Noronha, da JCM Movelaria, Medidas; A 1,84m L 1,50m P 0,405m, 100% MDP de 15mm e 12mm, 2 Portas de Baster com Dobradiças Metálicas de Pressão, Detalhe Ripado, Prateleiras Decorativas, 1 Nicho para Eletroeletrõnicos, 1 Bar Decorativo com Tubo Metálico, Rodízios Aparentes, Acopanha Suporte. Ideal para TVs até 65 Polegadas.</text:p>
          </table:table-cell>
          <table:table-cell table:number-columns-repeated="1020"/>
        </table:table-row>
        <table:table-row table:style-name="ro1">
          <table:table-cell office:value-type="string" calcext:value-type="string">
            <text:p>http://191.252.64.183/imagem/love%20noronha%20off%20white.jpg</text:p>
          </table:table-cell>
          <table:table-cell office:value-type="string" calcext:value-type="string">
            <text:p>Home Love Candian Noronha.Off White JCM</text:p>
          </table:table-cell>
          <table:table-cell office:value-type="string" calcext:value-type="string">
            <text:p>R$ 450,00</text:p>
          </table:table-cell>
          <table:table-cell office:value-type="string" calcext:value-type="string">
            <text:p>Home Love Candian, Côr Noronha/Off White, da JCM Movelaria, Medidas; A 1,84m L 1,50m P 0,405m, 100% MDP de 15mm e 12mm, 2 Portas de Baster com Dobradiças Metálicas de Pressão, Detalhe Ripado, Prateleiras Decorativas, 1 Nicho para Eletroeletrõnicos, 1 Bar Decorativo com Tubo Metálico, Rodízios Aparentes, Acopanha Suporte. Ideal para TVs até 65 Polegadas.</text:p>
          </table:table-cell>
          <table:table-cell table:number-columns-repeated="1020"/>
        </table:table-row>
        <table:table-row table:style-name="ro1">
          <table:table-cell table:number-columns-repeated="1024"/>
        </table:table-row>
        <table:table-row table:style-name="ro1">
          <table:table-cell office:value-type="string" calcext:value-type="string">
            <text:p>http://191.252.64.183/imagem/SalinasAmendoaTitanio.jpg</text:p>
          </table:table-cell>
          <table:table-cell office:value-type="string" calcext:value-type="string">
            <text:p>Rack Salinas Amendoa.Titanio Linea Brasil</text:p>
          </table:table-cell>
          <table:table-cell office:value-type="string" calcext:value-type="string">
            <text:p>R$ 455,00</text:p>
          </table:table-cell>
          <table:table-cell office:value-type="string" calcext:value-type="string">
            <text:p>Rack Salinas, Côr Amêndoa/Titânio, da Linea Brasil, Medidas: Alt 0,69m Larg 1,80m Prof 0,39m, Estrurutra MDP/MDF, 2 Portas de Correr com Detalhes Ripados, 4 Nichos para Eletroeltrônicos e Objeos Decorativos, Tampo Chanfrado em MDF 18mm. Ideal para TVs até 60 Polegadas.</text:p>
          </table:table-cell>
          <table:table-cell office:value-type="string" calcext:value-type="string">
            <text:p>Rack Salinas Amendoa.Titanio Linea Brasil</text:p>
          </table:table-cell>
          <table:table-cell table:number-columns-repeated="1019"/>
        </table:table-row>
        <table:table-row table:style-name="ro1">
          <table:table-cell office:value-type="string" calcext:value-type="string">
            <text:p>http://191.252.64.183/imagem/SalinasFreijoOffWhite.jpg</text:p>
          </table:table-cell>
          <table:table-cell office:value-type="string" calcext:value-type="string">
            <text:p>Rack Salinas Freijo.Off White Linea Brasil</text:p>
          </table:table-cell>
          <table:table-cell office:value-type="string" calcext:value-type="string">
            <text:p>R$ 455,00</text:p>
          </table:table-cell>
          <table:table-cell office:value-type="string" calcext:value-type="string">
            <text:p>Rack Salinas, Côr Freijó/Off White, da Linea Brasil, Medidas: Alt 0,69m Larg 1,80m Prof 0,39m, Estrurutra MDP/MDF, 2 Portas de Correr com Detalhes Ripados, 4 Nichos para Eletroeltrônicos e Objeos Decorativos, Tampo Chanfrado em MDF 18mm. Ideal para TVs até 60 Polegadas.</text:p>
          </table:table-cell>
          <table:table-cell table:number-columns-repeated="1020"/>
        </table:table-row>
        <table:table-row table:style-name="ro1" table:number-rows-repeated="3">
          <table:table-cell table:number-columns-repeated="1024"/>
        </table:table-row>
        <table:table-row table:style-name="ro1">
          <table:table-cell office:value-type="string" calcext:value-type="string">
            <text:p>http://191.252.64.183/imagem/RackClassic1G1.4Branco.jpg</text:p>
          </table:table-cell>
          <table:table-cell office:value-type="string" calcext:value-type="string">
            <text:p>Rack Classic 1G 1.4 Branco Acetinado Imcal</text:p>
          </table:table-cell>
          <table:table-cell office:value-type="string" calcext:value-type="string">
            <text:p>R$ 479,00</text:p>
          </table:table-cell>
          <table:table-cell office:value-type="string" calcext:value-type="string">
            <text:p>Rack Classic Plus 1G 1.4, Côr Branco Acetinado, da |IMCAL, Medidas: Alt 0,52m Larg 1,46m Prof 0,403m, Estrutura em MDP 15mm, Base MDF 25mm, Tampo MDF 25mm, Frente Gaveta em MDF 15mm, 1 Gaveta com Corrediça Telescópica, Nicho com Prateleira em Vidro Temperado e Pés em Madeira Maciça. Para TVs até 55 Polegadas.</text:p>
          </table:table-cell>
          <table:table-cell table:number-columns-repeated="1020"/>
        </table:table-row>
        <table:table-row table:style-name="ro1">
          <table:table-cell office:value-type="string" calcext:value-type="string">
            <text:p>http://191.252.64.183/imagem/RackClassic1G1.4OffFreijo.jpg</text:p>
          </table:table-cell>
          <table:table-cell office:value-type="string" calcext:value-type="string">
            <text:p>Rack Classic 1G 1.4 Off White Freijo Imcal</text:p>
          </table:table-cell>
          <table:table-cell office:value-type="string" calcext:value-type="string">
            <text:p>R$ 479,00</text:p>
          </table:table-cell>
          <table:table-cell office:value-type="string" calcext:value-type="string">
            <text:p>Rack Classic Plus 1G 1.4, Côr Off White/Freijó, da |IMCAL, Medidas: Alt 0,52m Larg 1,46m Prof 0,403m, Estrutura em MDP 15mm, Base MDF 25mm, Tampo MDF 25mm, Frente Gaveta em MDF 15mm, 1 Gaveta com Corrediça Telescópica, Nicho com Prateleira em Vidro Temperado e Pés em Madeira Maciça. Para TVs até 55 Polegadas.</text:p>
          </table:table-cell>
          <table:table-cell table:number-columns-repeated="1020"/>
        </table:table-row>
        <table:table-row table:style-name="ro1">
          <table:table-cell office:value-type="string" calcext:value-type="string">
            <text:p>http://191.252.64.183/imagem/RackClassic1G1.4OffNature.jpg</text:p>
          </table:table-cell>
          <table:table-cell office:value-type="string" calcext:value-type="string">
            <text:p>Rack Classic 1G 1.4 Off White.Nature Imcal</text:p>
          </table:table-cell>
          <table:table-cell office:value-type="string" calcext:value-type="string">
            <text:p>R$ 479,00</text:p>
          </table:table-cell>
          <table:table-cell office:value-type="string" calcext:value-type="string">
            <text:p>Rack Classic Plus 1G 1.4, Côr Off White/Nature, da |IMCAL, Medidas: Alt 0,52m Larg 1,46m Prof 0,403m, Estrutura em MDP 15mm, Base MDF 25mm, Tampo MDF 25mm, Frente Gaveta em MDF 15mm, 1 Gaveta com Corrediça Telescópica, Nicho com Prateleira em Vidro Temperado e Pés em Madeira Maciça. Para TVs até 55 Polegadas.</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http://191.252.64.183/imagem/Painel%20Safira%20Nobre%20Soft%20JCM.jpg</text:p>
          </table:table-cell>
          <table:table-cell office:value-type="string" calcext:value-type="string">
            <text:p>Painel Safira Nobre Soft JCM</text:p>
          </table:table-cell>
          <table:table-cell office:value-type="string" calcext:value-type="string">
            <text:p>R$ 480,00</text:p>
          </table:table-cell>
          <table:table-cell office:value-type="string" calcext:value-type="string">
            <text:p>Painel Safira, Côr Nobre Soft, da JCM Movelaria, Medidas Alt 1,55 Larg 1,67m Prof 0,33m, com portas de correr com detalhe ripado, prateleiras, nichos para eletroetrônicos, espelhos decorativos, acompanha suporte, recomenda-se TV até 49 polegadas.</text:p>
          </table:table-cell>
          <table:table-cell table:number-columns-repeated="1020"/>
        </table:table-row>
        <table:table-row table:style-name="ro1">
          <table:table-cell office:value-type="string" calcext:value-type="string">
            <text:p>http://191.252.64.183/imagem/Painel%20Safira%20Noronha.Grafite%20%20JCM.jpg</text:p>
          </table:table-cell>
          <table:table-cell office:value-type="string" calcext:value-type="string">
            <text:p>Painel Safira Noronha Grafite JCM</text:p>
          </table:table-cell>
          <table:table-cell office:value-type="string" calcext:value-type="string">
            <text:p>R$ 480,00</text:p>
          </table:table-cell>
          <table:table-cell office:value-type="string" calcext:value-type="string">
            <text:p>Painel Safira, Côr Noronha/Grafite, da JCM Movelaria, Medidas Alt 1,55 Larg 1,67m Prof 0,33m, com portas de correr com detalhe ripado, prateleiras, nichos para eletroetrônicos, espelhos decorativos, acompanha suporte, recomenda-se TV até 49 polegadas.</text:p>
          </table:table-cell>
          <table:table-cell table:number-columns-repeated="1020"/>
        </table:table-row>
        <table:table-row table:style-name="ro1">
          <table:table-cell office:value-type="string" calcext:value-type="string">
            <text:p>http://191.252.64.183/imagem/Painel%20Safira%20Noronha.Off%20White%20%20JCM.jpg</text:p>
          </table:table-cell>
          <table:table-cell office:value-type="string" calcext:value-type="string">
            <text:p>Painel Safira Noronha Off White JCM</text:p>
          </table:table-cell>
          <table:table-cell office:value-type="string" calcext:value-type="string">
            <text:p>R$ 480,00</text:p>
          </table:table-cell>
          <table:table-cell office:value-type="string" calcext:value-type="string">
            <text:p>Painel Safira, Côr Noronha/Off White, da JCM Movelaria, Medidas Alt 1,55 Larg 1,67m Prof 0,33m, com portas de correr com detalhe ripado, prateleiras, nichos para eletroetrônicos, espelhos decorativos, acompanha suporte, recomenda-se TV até 49 polegadas.</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http://191.252.64.183/imagem/LUZBRANCO.jpg</text:p>
          </table:table-cell>
          <table:table-cell office:value-type="string" calcext:value-type="string">
            <text:p>Rack Cristaleira Luz Candian Branco JCM</text:p>
          </table:table-cell>
          <table:table-cell office:value-type="string" calcext:value-type="string">
            <text:p>R$ 515,00</text:p>
          </table:table-cell>
          <table:table-cell office:value-type="string" calcext:value-type="string">
            <text:p>Rack Cristaleira Luz Candian, Côr Branco, da JCM Movelaria, Medidas: A 1,52m L 1,80m P 0,41m, Estrutura 100% MDP de 15mm e Tampo de 30mm, Portas com Dobradiças Metálicas de Pressão, Cristaleira com 4 Prateleiras e Porta de Vidro Temperado, Adega Decorativa, 2 Nichos para Eletroeletrônicos e Pés Metálicos. Ideal para TVs até 65 Polegadas.</text:p>
          </table:table-cell>
          <table:table-cell table:number-columns-repeated="1020"/>
        </table:table-row>
        <table:table-row table:style-name="ro1">
          <table:table-cell office:value-type="string" calcext:value-type="string">
            <text:p>http://191.252.64.183/imagem/RackLuzCacauOffWhite.jpg</text:p>
          </table:table-cell>
          <table:table-cell office:value-type="string" calcext:value-type="string">
            <text:p>Rack Cristaleira Luz Candian Cacau.Off White JCM</text:p>
          </table:table-cell>
          <table:table-cell office:value-type="string" calcext:value-type="string">
            <text:p>R$ 515,00</text:p>
          </table:table-cell>
          <table:table-cell office:value-type="string" calcext:value-type="string">
            <text:p>Rack Cristaleira Luz Candian, Côr Cacau/Off White, da JCM Movelaria, Medidas: A 1,52m L 1,80m P 0,41m, Estrutura 100% MDP de 15mm e Tampo de 30mm, Portas com Dobradiças Metálicas de Pressão, Cristaleira com 4 Prateleiras e Porta de Vidro Temperado, Adega Decorativa, 2 Nichos para Eletroeletrônicos e Pés Metálicos. Ideal para TVs até 65 Polegadas.</text:p>
          </table:table-cell>
          <table:table-cell table:number-columns-repeated="1020"/>
        </table:table-row>
        <table:table-row table:style-name="ro1">
          <table:table-cell office:value-type="string" calcext:value-type="string">
            <text:p>http://191.252.64.183/imagem/RackLuzNoronhaGrafite.jpg</text:p>
          </table:table-cell>
          <table:table-cell office:value-type="string" calcext:value-type="string">
            <text:p>Rack Cristaleira Luz Candian Noronha Grafite JCM</text:p>
          </table:table-cell>
          <table:table-cell office:value-type="string" calcext:value-type="string">
            <text:p>R$ 515,00</text:p>
          </table:table-cell>
          <table:table-cell office:value-type="string" calcext:value-type="string">
            <text:p>Rack Cristaleira Luz Candian, Côr Noronha/Grafite, da JCM Movelaria, Medidas: A 1,52m L 1,80m P 0,41m, Estrutura 100% MDP de 15mm e Tampo de 30mm, Portas com Dobradiças Metálicas de Pressão, Cristaleira com 4 Prateleiras e Porta de Vidro Temperado, Adega Decorativa, 2 Nichos para Eletroeletrônicos e Pés Metálicos. Ideal para TVs até 65 Polegadas.</text:p>
          </table:table-cell>
          <table:table-cell table:number-columns-repeated="1020"/>
        </table:table-row>
        <table:table-row table:style-name="ro1">
          <table:table-cell office:value-type="string" calcext:value-type="string">
            <text:p>http://191.252.64.183/imagem/LUZ%20NORONHA%20OFF%20WHITE.jpg</text:p>
          </table:table-cell>
          <table:table-cell office:value-type="string" calcext:value-type="string">
            <text:p>Rack Cristaleira Luz Candian Noronha.Off White JCM</text:p>
          </table:table-cell>
          <table:table-cell office:value-type="string" calcext:value-type="string">
            <text:p>R$ 515,00</text:p>
          </table:table-cell>
          <table:table-cell office:value-type="string" calcext:value-type="string">
            <text:p>Rack Cristaleira Luz Candian, Côr Noronha/Off White, da JCM Movelaria, Medidas: A 1,52m L 1,80m P 0,41m, Estrutura 100% MDP de 15mm e Tampo de 30mm, Portas com Dobradiças Metálicas de Pressão, Cristaleira com 4 Prateleiras e Porta de Vidro Temperado, Adega Decorativa, 2 Nichos para Eletroeletrônicos e Pés Metálicos. Ideal para TVs até 65 Polegadas.</text:p>
          </table:table-cell>
          <table:table-cell table:number-columns-repeated="1020"/>
        </table:table-row>
        <table:table-row table:style-name="ro1">
          <table:table-cell table:number-columns-repeated="1024"/>
        </table:table-row>
        <table:table-row table:style-name="ro1">
          <table:table-cell office:value-type="string" calcext:value-type="string">
            <text:p>http://191.252.64.183/imagem/LeblonCarvalhoOffWhite.1.jpg</text:p>
          </table:table-cell>
          <table:table-cell office:value-type="string" calcext:value-type="string">
            <text:p>Rack Leblon Carvalho.Off White Linea Brasil</text:p>
          </table:table-cell>
          <table:table-cell office:value-type="string" calcext:value-type="string">
            <text:p>R$ 539,00</text:p>
          </table:table-cell>
          <table:table-cell office:value-type="string" calcext:value-type="string">
            <text:p>Rack Leblon, Côr Carvalho/Off White, da Linea Brasil, Medidas: Alt 0,66m Larg 2,00m Prof 0,38m, Estrutura MDP/MDF, 2 Portas de Bater com dobradiças Metálicas e <text:s/>com Detlhes Ripados, Nichos para Eletroletrônicos e Objetos Decorativos, Tampo Chanfrado em MDF de 25mm e 8 Rodízios para Melhor Manuseio. Ideal para TVs até 60 Polegadas.</text:p>
          </table:table-cell>
          <table:table-cell office:value-type="string" calcext:value-type="string">
            <text:p>Rack Leblon Carvalho.Off White Linea Brasil</text:p>
          </table:table-cell>
          <table:table-cell table:number-columns-repeated="1019"/>
        </table:table-row>
        <table:table-row table:style-name="ro1">
          <table:table-cell office:value-type="string" calcext:value-type="string">
            <text:p>http://191.252.64.183/imagem/LeblonFrejoOffWhite.jpg</text:p>
          </table:table-cell>
          <table:table-cell office:value-type="string" calcext:value-type="string">
            <text:p>Rack Leblon Freijo.Off White Linea Brasil</text:p>
          </table:table-cell>
          <table:table-cell office:value-type="string" calcext:value-type="string">
            <text:p>R$ 539,00</text:p>
          </table:table-cell>
          <table:table-cell office:value-type="string" calcext:value-type="string">
            <text:p>Rack Leblon, Côr Freijó/Off White, da Linea Brasil, Medidas: Alt 0,66m Larg 2,00m Prof 0,38m, Estrutura MDP/MDF, 2 Portas de Bater com dobradiças Metálicas e <text:s/>com Detlhes Ripados, Nichos para Eletroletrônicos e Objetos Decorativos, Tampo Chanfrado em MDF de 25mm e 8 Rodízios para Melhor Manuseio. Ideal para TVs até 60 Polegadas.</text:p>
          </table:table-cell>
          <table:table-cell office:value-type="string" calcext:value-type="string">
            <text:p>Rack Leblon Freijo.Off White Linea Brasil</text:p>
          </table:table-cell>
          <table:table-cell table:number-columns-repeated="1019"/>
        </table:table-row>
        <table:table-row table:style-name="ro1" table:number-rows-repeated="3">
          <table:table-cell table:number-columns-repeated="1024"/>
        </table:table-row>
        <table:table-row table:style-name="ro1">
          <table:table-cell office:value-type="string" calcext:value-type="string">
            <text:p>http://191.252.64.183/imagem/Classic1.4Branco.jpeg</text:p>
          </table:table-cell>
          <table:table-cell office:value-type="string" calcext:value-type="string">
            <text:p>Rack Classic Plus 2G 1.4 Branco Acetinado IMCAL</text:p>
          </table:table-cell>
          <table:table-cell office:value-type="string" calcext:value-type="string">
            <text:p>R$ 549,00</text:p>
          </table:table-cell>
          <table:table-cell office:value-type="string" calcext:value-type="string">
            <text:p>Rack Classic Plus (+) 2G 1.4, Côr Branco Acetinado, da |IMCAL, Medidas: Alt 0,635m Larg 1,46m Prof 0,403m, Estrutura em MDP 15mm, Base MDF 25mm, Tampo MDF 25mm, Frente Gavetas em MDF 15mm, 2 Gavetas com corrediça telescópica e pés em madeira maciça. Para TVs até 55 Polegadas.</text:p>
          </table:table-cell>
          <table:table-cell table:number-columns-repeated="1020"/>
        </table:table-row>
        <table:table-row table:style-name="ro1">
          <table:table-cell office:value-type="string" calcext:value-type="string">
            <text:p>http://191.252.64.183/imagem/Classic1.4OffFreijo.jpeg</text:p>
          </table:table-cell>
          <table:table-cell office:value-type="string" calcext:value-type="string">
            <text:p>Rack Classic Plus 2G 1.4 Off White.Freijo IMCAL</text:p>
          </table:table-cell>
          <table:table-cell office:value-type="string" calcext:value-type="string">
            <text:p>R$ 549,00</text:p>
          </table:table-cell>
          <table:table-cell office:value-type="string" calcext:value-type="string">
            <text:p>Rack Classic Plus (+) 1G 1.4, Côr Off White/Freijo, da |IMCAL, Medidas: Alt 0,635m Larg 1,46m Prof 0,403m, Estrutura em MDP 15mm, Base MDF 25mm, Tampo MDF 25mm, Frente Gavetas em MDF 15mm, 2 Gavetas com corrediça telescópica e pés em madeira maciça. Para TVs até 55 Polegadas.</text:p>
          </table:table-cell>
          <table:table-cell table:number-columns-repeated="1020"/>
        </table:table-row>
        <table:table-row table:style-name="ro1">
          <table:table-cell office:value-type="string" calcext:value-type="string">
            <text:p>http://191.252.64.183/imagem/Classic1.4NatureOffWhite.2.jpg</text:p>
          </table:table-cell>
          <table:table-cell office:value-type="string" calcext:value-type="string">
            <text:p>Rack Classic Plus 2G 1.4 Off White.Nature IMCAL</text:p>
          </table:table-cell>
          <table:table-cell office:value-type="string" calcext:value-type="string">
            <text:p>R$ 549,00</text:p>
          </table:table-cell>
          <table:table-cell office:value-type="string" calcext:value-type="string">
            <text:p>Rack Classic Plus (+) 1G 1.4, Côr Off White/Nature, da |IMCAL, Medidas: Alt 0,635m Larg 1,46m Prof 0,403m, Estrutura em MDP 15mm, Base MDF 25mm, Tampo MDF 25mm, Frente Gavetas em MDF 15mm, 2 Gavetas com corrediça telescópica e pés em madeira maciça. Para TVs até 55 Polegadas.</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http://191.252.64.183/imagem/FIT.CanelaOnix.jpg</text:p>
          </table:table-cell>
          <table:table-cell office:value-type="string" calcext:value-type="string">
            <text:p>Painel Fit Canela.Figueira Valdemoveis</text:p>
          </table:table-cell>
          <table:table-cell office:value-type="string" calcext:value-type="string">
            <text:p>R$ 80,00</text:p>
          </table:table-cell>
          <table:table-cell office:value-type="string" calcext:value-type="string">
            <text:p>Painel Fit, Côr Canela/Figueira, da Valedemóveis, Medidas: Alt 0,90m Larg Ajustável: 1,50m até 1,80m Prof 0,30m, Estrutura 100% MDP. Ideal para TVs até 42 Polegadas.</text:p>
          </table:table-cell>
          <table:table-cell table:number-columns-repeated="1020"/>
        </table:table-row>
        <table:table-row table:style-name="ro1">
          <table:table-cell office:value-type="string" calcext:value-type="string">
            <text:p>http://191.252.64.183/imagem/Fit.Onix.jpg</text:p>
          </table:table-cell>
          <table:table-cell office:value-type="string" calcext:value-type="string">
            <text:p>Painel Fit Onix Valemoveis</text:p>
          </table:table-cell>
          <table:table-cell office:value-type="string" calcext:value-type="string">
            <text:p>R$ 80,00</text:p>
          </table:table-cell>
          <table:table-cell office:value-type="string" calcext:value-type="string">
            <text:p>Painel Fit, Côr Onix, da Valedemóveis, Medidas: Alt 0,90m Larg Ajustável: 1,50m até 1,80m Prof 0,30m, Estrutura 100% MDP. Ideal para TVs até 42 Polegadas.</text:p>
          </table:table-cell>
          <table:table-cell table:number-columns-repeated="1020"/>
        </table:table-row>
        <table:table-row table:style-name="ro1">
          <table:table-cell office:value-type="string" calcext:value-type="string">
            <text:p>http://191.252.64.183/imagem/painel%20estrela%20areia.jpg</text:p>
          </table:table-cell>
          <table:table-cell office:value-type="string" calcext:value-type="string">
            <text:p>Painel Estrela Max Areia MiraRack</text:p>
          </table:table-cell>
          <table:table-cell office:value-type="string" calcext:value-type="string">
            <text:p>R$ 89,00</text:p>
          </table:table-cell>
          <table:table-cell office:value-type="string" calcext:value-type="string">
            <text:p>Painel Estrela na cor Areia, da MiraRack, medidas: 0,72m, larg.:1,35m, prof.:0,3m, com botões cromados, capacidade TV: 46 ".</text:p>
          </table:table-cell>
          <table:table-cell table:number-columns-repeated="1020"/>
        </table:table-row>
        <table:table-row table:style-name="ro1">
          <table:table-cell office:value-type="string" calcext:value-type="string">
            <text:p>http://191.252.64.183/imagem/painel-estrela-mirarack-canela.jpg</text:p>
          </table:table-cell>
          <table:table-cell office:value-type="string" calcext:value-type="string">
            <text:p>Painel Estrela Max Canela MiraRack</text:p>
          </table:table-cell>
          <table:table-cell office:value-type="string" calcext:value-type="string">
            <text:p>R$ 89,00</text:p>
          </table:table-cell>
          <table:table-cell office:value-type="string" calcext:value-type="string">
            <text:p>Painel Estrela na cor Canela, da MiraRack, medidas: 0,72m, larg.:1,35m, prof.:0,3m, com botões cromados, capacidade TV: 46 ".</text:p>
          </table:table-cell>
          <table:table-cell table:number-columns-repeated="1020"/>
        </table:table-row>
        <table:table-row table:style-name="ro1">
          <table:table-cell table:number-columns-repeated="1024"/>
        </table:table-row>
        <table:table-row table:style-name="ro1">
          <table:table-cell office:value-type="string" calcext:value-type="string">
            <text:p>http://191.252.64.183/imagem/18a6dc0a8368659e9f2d0bf47acc062e%20(Copy).jpg</text:p>
          </table:table-cell>
          <table:table-cell office:value-type="string" calcext:value-type="string">
            <text:p>Mesa de centro Aura</text:p>
          </table:table-cell>
          <table:table-cell office:value-type="string" calcext:value-type="string">
            <text:p>R$ 95,00</text:p>
          </table:table-cell>
          <table:table-cell office:value-type="string" calcext:value-type="string">
            <text:p>Mesa de centro Aura na cor Branco/Tifany, da JCM Moveis, medidas: alt.: 0.25m, larg.: 0.90m, prof.: 0.90m, com pés palito em madeira maciça.</text:p>
          </table:table-cell>
          <table:table-cell table:number-columns-repeated="1020"/>
        </table:table-row>
      </table:table>
      <table:table table:name="Planilha2" table:style-name="ta1">
        <table:table-column table:style-name="co8" table:default-cell-style-name="Default"/>
        <table:table-column table:style-name="co7" table:number-columns-repeated="2" table:default-cell-style-name="ce33"/>
        <table:table-column table:style-name="co9" table:default-cell-style-name="Default"/>
        <table:table-column table:style-name="co7" table:number-columns-repeated="2" table:default-cell-style-name="ce33"/>
        <table:table-column table:style-name="co10" table:default-cell-style-name="Default"/>
        <table:table-column table:style-name="co7" table:number-columns-repeated="2" table:default-cell-style-name="ce33"/>
        <table:table-column table:style-name="co11" table:default-cell-style-name="Default"/>
        <table:table-column table:style-name="co7" table:number-columns-repeated="2" table:default-cell-style-name="ce33"/>
        <table:table-column table:style-name="co11" table:default-cell-style-name="Default"/>
        <table:table-column table:style-name="co7" table:number-columns-repeated="1011" table:default-cell-style-name="Default"/>
        <table:table-row table:style-name="ro3">
          <table:table-cell table:style-name="ce19" table:formula="of:=[$'srmoveisatacadao (1)'.B1]" office:value-type="string" office:string-value="Home Theater Icaro Naturale Off White Madetec" calcext:value-type="string">
            <text:p>Home Theater Icaro Naturale Off White Madetec</text:p>
          </table:table-cell>
          <table:table-cell table:number-columns-repeated="2"/>
          <table:table-cell table:style-name="ce19" table:formula="of:=[$'srmoveisatacadao (1)'.B6]" office:value-type="string" office:string-value="Painel Frank Carvalho Madetec" calcext:value-type="string">
            <text:p>Painel Frank Carvalho Madetec</text:p>
          </table:table-cell>
          <table:table-cell table:number-columns-repeated="2"/>
          <table:table-cell table:style-name="ce19" table:formula="of:=[$'srmoveisatacadao (1)'.B11]" office:value-type="string" office:string-value="Painel Don Amendoa Wood Branco Primus" calcext:value-type="string">
            <text:p>Painel Don Amendoa Wood Branco Primus</text:p>
          </table:table-cell>
          <table:table-cell table:number-columns-repeated="2"/>
          <table:table-cell table:style-name="ce19" table:formula="of:=[$'srmoveisatacadao (1)'.B16]" office:value-type="string" office:string-value="Painel Ravena.Lily Branco Viero" calcext:value-type="string">
            <text:p>Painel Ravena.Lily Branco Viero</text:p>
          </table:table-cell>
          <table:table-cell table:number-columns-repeated="2"/>
          <table:table-cell table:style-name="ce34" table:formula="of:=[$'srmoveisatacadao (1)'.B21]" office:value-type="string" office:string-value="Painel Jaspe Branco JCM" calcext:value-type="string">
            <text:p>Painel Jaspe Branco JCM</text:p>
          </table:table-cell>
          <table:table-cell table:number-columns-repeated="1011"/>
        </table:table-row>
        <table:table-row table:style-name="ro1">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1011"/>
        </table:table-row>
        <table:table-row table:style-name="ro1">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table-cell table:style-name="ce24" table:formula="of:=[$'srmoveisatacadao (1)'.C1]+120" office:value-type="currency" office:currency="BRL" office:value="609" calcext:value-type="currency">
            <text:p>R$ 609,00</text:p>
          </table:table-cell>
          <table:table-cell table:number-columns-repeated="2"/>
          <table:table-cell table:style-name="ce35" table:formula="of:=&quot;R$&quot; &amp; [$'srmoveisatacadao (1)'.C6] + 120" office:value-type="string" office:string-value="R$225" calcext:value-type="string">
            <text:p>R$225</text:p>
          </table:table-cell>
          <table:table-cell table:number-columns-repeated="2"/>
          <table:table-cell table:style-name="ce35" table:formula="of:=&quot;R$&quot; &amp; [$'srmoveisatacadao (1)'.C11] + 120" office:value-type="string" office:string-value="R$238" calcext:value-type="string">
            <text:p>R$238</text:p>
          </table:table-cell>
          <table:table-cell table:number-columns-repeated="2"/>
          <table:table-cell table:style-name="ce35" table:formula="of:=&quot;R$&quot; &amp; [$'srmoveisatacadao (1)'.C16] + 120" office:value-type="string" office:string-value="R$249" calcext:value-type="string">
            <text:p>R$249</text:p>
          </table:table-cell>
          <table:table-cell table:number-columns-repeated="2"/>
          <table:table-cell table:style-name="ce35" table:formula="of:=&quot;R$&quot; &amp; [$'srmoveisatacadao (1)'.C21] + 120" office:value-type="string" office:string-value="R$255" calcext:value-type="string">
            <text:p>R$255</text:p>
          </table:table-cell>
          <table:table-cell table:number-columns-repeated="1011"/>
        </table:table-row>
        <table:table-row table:style-name="ro1">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1011"/>
        </table:table-row>
        <table:table-row table:style-name="ro1">
          <table:covered-table-cell table:style-name="ce16"/>
          <table:table-cell table:number-columns-repeated="2"/>
          <table:covered-table-cell table:style-name="ce16"/>
          <table:table-cell table:number-columns-repeated="2"/>
          <table:covered-table-cell table:style-name="ce16"/>
          <table:table-cell table:number-columns-repeated="2"/>
          <table:covered-table-cell table:style-name="ce16"/>
          <table:table-cell table:number-columns-repeated="2"/>
          <table:covered-table-cell table:style-name="ce16"/>
          <table:table-cell table:number-columns-repeated="1011"/>
        </table:table-row>
        <table:table-row table:style-name="ro1">
          <table:table-cell table:style-name="ce29" office:value-type="string" calcext:value-type="string">
            <text:p>1.png</text:p>
          </table:table-cell>
          <table:table-cell table:number-columns-repeated="2"/>
          <table:table-cell table:style-name="ce29" office:value-type="string" calcext:value-type="string">
            <text:p>6.png</text:p>
          </table:table-cell>
          <table:table-cell table:number-columns-repeated="2"/>
          <table:table-cell table:style-name="ce29" office:value-type="string" calcext:value-type="string">
            <text:p>11.png</text:p>
          </table:table-cell>
          <table:table-cell table:number-columns-repeated="2"/>
          <table:table-cell table:style-name="ce29" office:value-type="string" calcext:value-type="string">
            <text:p>16.png</text:p>
          </table:table-cell>
          <table:table-cell table:number-columns-repeated="2"/>
          <table:table-cell table:style-name="ce29" office:value-type="string" calcext:value-type="string">
            <text:p>21.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29" office:value-type="string" calcext:value-type="string">
            <text:p>2.png</text:p>
          </table:table-cell>
          <table:table-cell table:number-columns-repeated="2"/>
          <table:table-cell table:style-name="ce29" office:value-type="string" calcext:value-type="string">
            <text:p>7.png</text:p>
          </table:table-cell>
          <table:table-cell table:number-columns-repeated="2"/>
          <table:table-cell table:style-name="ce29" office:value-type="string" calcext:value-type="string">
            <text:p>12.png</text:p>
          </table:table-cell>
          <table:table-cell table:number-columns-repeated="2"/>
          <table:table-cell table:style-name="ce29" office:value-type="string" calcext:value-type="string">
            <text:p>17.png</text:p>
          </table:table-cell>
          <table:table-cell table:number-columns-repeated="2"/>
          <table:table-cell table:style-name="ce29" office:value-type="string" calcext:value-type="string">
            <text:p>22.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29" office:value-type="string" calcext:value-type="string">
            <text:p>3.png</text:p>
          </table:table-cell>
          <table:table-cell table:number-columns-repeated="2"/>
          <table:table-cell table:style-name="ce29" office:value-type="string" calcext:value-type="string">
            <text:p>8.png</text:p>
          </table:table-cell>
          <table:table-cell table:number-columns-repeated="2"/>
          <table:table-cell table:style-name="ce29" office:value-type="string" calcext:value-type="string">
            <text:p>13.png</text:p>
          </table:table-cell>
          <table:table-cell table:number-columns-repeated="2"/>
          <table:table-cell table:style-name="ce29" office:value-type="string" calcext:value-type="string">
            <text:p>18.png</text:p>
          </table:table-cell>
          <table:table-cell table:number-columns-repeated="2"/>
          <table:table-cell table:style-name="ce29" office:value-type="string" calcext:value-type="string">
            <text:p>23.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29" office:value-type="string" calcext:value-type="string">
            <text:p>4.png</text:p>
          </table:table-cell>
          <table:table-cell table:number-columns-repeated="2"/>
          <table:table-cell table:style-name="ce29" office:value-type="string" calcext:value-type="string">
            <text:p>9.png</text:p>
          </table:table-cell>
          <table:table-cell table:number-columns-repeated="2"/>
          <table:table-cell table:style-name="ce29" office:value-type="string" calcext:value-type="string">
            <text:p>14.png</text:p>
          </table:table-cell>
          <table:table-cell table:number-columns-repeated="2"/>
          <table:table-cell table:style-name="ce29" office:value-type="string" calcext:value-type="string">
            <text:p>19.png</text:p>
          </table:table-cell>
          <table:table-cell table:number-columns-repeated="2"/>
          <table:table-cell table:style-name="ce29" office:value-type="string" calcext:value-type="string">
            <text:p>24.png</text:p>
          </table:table-cell>
          <table:table-cell table:number-columns-repeated="1011"/>
        </table:table-row>
        <table:table-row table:style-name="ro1">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1011"/>
        </table:table-row>
        <table:table-row table:style-name="ro4">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1011"/>
        </table:table-row>
        <table:table-row table:style-name="ro5">
          <table:table-cell table:style-name="ce31" table:formula="of:=[$'srmoveisatacadao (1)'.D1]" office:value-type="string" office:string-value="Home Thether Icaro, Côr Naturale/Off White, da Madetec - Medidas: Alt: 1,870m Larg 1,600m Prof: 0,380m, 100% MDP em Chapas de 15mm, Porta Externa Deslizante, 5 Prateleiras, sendo 2 de Vidro de 5mm, Nichos para Eletroeletrôncios, Puxador e Pés de Plástico Cromado, com Sistema de fFxação com Girofix. Para TVs até 50 Polegadas. " calcext:value-type="string">
            <text:p>Home Thether Icaro, Côr Naturale/Off White, da Madetec - Medidas: Alt: 1,870m Larg 1,600m Prof: 0,380m, 100% MDP em Chapas de 15mm, Porta Externa Deslizante, 5 Prateleiras, sendo 2 de Vidro de 5mm, Nichos para Eletroeletrôncios, Puxador e Pés de Plástico Cromado, com Sistema de fFxação com Girofix. Para TVs até 50 Polegadas. </text:p>
          </table:table-cell>
          <table:table-cell table:number-columns-repeated="2"/>
          <table:table-cell table:style-name="ce31" table:formula="of:=[$'srmoveisatacadao (1)'.D6]" office:value-type="string" office:string-value="Painel Frank, Côr Carvalho, da Madetec, Medidas: Alt: 0,770m Larg 1,200m Prof 0,330m. 100% MDP, com Sistema de Fixação Girofix, Para TVs até 50 polegadas." calcext:value-type="string">
            <text:p>Painel Frank, Côr Carvalho, da Madetec, Medidas: Alt: 0,770m Larg 1,200m Prof 0,330m. 100% MDP, com Sistema de Fixação Girofix, Para TVs até 50 polegadas.</text:p>
          </table:table-cell>
          <table:table-cell table:number-columns-repeated="2"/>
          <table:table-cell table:style-name="ce31" table:formula="of:=[$'srmoveisatacadao (1)'.D11]" office:value-type="string" office:string-value="Painel Don, Amendoa Wood/Branco Flex, Móveis Primus, Medidas: Alt 0,91m Larg 1,20m Prof 0,29m, Estrutura 100% MDP 15mm, com 2 Prateleiras, Ideal para TVs até 42 Polegadas." calcext:value-type="string">
            <text:p>Painel Don, Amendoa Wood/Branco Flex, Móveis Primus, Medidas: Alt 0,91m Larg 1,20m Prof 0,29m, Estrutura 100% MDP 15mm, com 2 Prateleiras, Ideal para TVs até 42 Polegadas.</text:p>
          </table:table-cell>
          <table:table-cell table:number-columns-repeated="2"/>
          <table:table-cell table:style-name="ce31" table:formula="of:=[$'srmoveisatacadao (1)'.D16]" office:value-type="string" office:string-value="Painel Ravena, Côr Branco, da Viero Moveis, Medidas: Alt 0.90m  Larg 1.80m Prof 0.128m, Esturtura em MDP/MDF, com uma Prateleira Reversível. Ideal para TVs até 50 Polegadas." calcext:value-type="string">
            <text:p>Painel Ravena, Côr Branco, da Viero Moveis, Medidas: Alt 0.90m <text:s/>Larg 1.80m Prof 0.128m, Esturtura em MDP/MDF, com uma Prateleira Reversível. Ideal para TVs até 50 Polegadas.</text:p>
          </table:table-cell>
          <table:table-cell table:number-columns-repeated="2"/>
          <table:table-cell table:style-name="ce36" table:formula="of:=[$'srmoveisatacadao (1)'.D21]" office:value-type="string" office:string-value="Painel Jaspena cor branco, da JCM Moveis, medida: alt.: 0.72m, larg.: 1.54m, prof.: 0.30m, extensível na lateral, podendo ter a medida de 1335mm ou 1540mm, recomenda-se TV até 42&quot;, acompanha suporte para TV." calcext:value-type="string">
            <text:p>Painel Jaspena cor branco, da JCM Moveis, medida: alt.: 0.72m, larg.: 1.54m, prof.: 0.30m, extensível na lateral, podendo ter a medida de 1335mm ou 1540mm, recomenda-se TV até 42", acompanha suporte para TV.</text:p>
          </table:table-cell>
          <table:table-cell table:number-columns-repeated="1011"/>
        </table:table-row>
        <table:table-row table:style-name="ro1">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1011"/>
        </table:table-row>
        <table:table-row table:style-name="ro1">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6">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number-rows-repeated="3">
          <table:table-cell table:style-name="ce33"/>
          <table:table-cell table:number-columns-repeated="2"/>
          <table:table-cell table:style-name="ce33"/>
          <table:table-cell table:number-columns-repeated="2"/>
          <table:table-cell table:style-name="ce33"/>
          <table:table-cell table:number-columns-repeated="2"/>
          <table:table-cell table:style-name="ce33"/>
          <table:table-cell table:number-columns-repeated="2"/>
          <table:table-cell table:style-name="ce33" table:number-columns-repeated="1012"/>
        </table:table-row>
        <table:table-row table:style-name="ro1">
          <table:table-cell table:style-name="ce34" table:formula="of:=[$'srmoveisatacadao (1)'.B26]" office:value-type="string" office:string-value="Painel Titanio Cacau Off White JCM" calcext:value-type="string">
            <text:p>Painel Titanio Cacau Off White JCM</text:p>
          </table:table-cell>
          <table:table-cell table:number-columns-repeated="2"/>
          <table:table-cell table:style-name="ce34" table:formula="of:=[$'srmoveisatacadao (1)'.B31]" office:value-type="string" office:string-value="Painel Genesis Rustico MiraRack" calcext:value-type="string">
            <text:p>Painel Genesis Rustico MiraRack</text:p>
          </table:table-cell>
          <table:table-cell table:number-columns-repeated="2"/>
          <table:table-cell table:style-name="ce34" table:formula="of:=[$'srmoveisatacadao (1)'.B36]" office:value-type="string" office:string-value="Painel Coral Branco Kaiki" calcext:value-type="string">
            <text:p>Painel Coral Branco Kaiki</text:p>
          </table:table-cell>
          <table:table-cell table:number-columns-repeated="2"/>
          <table:table-cell table:style-name="ce34" table:formula="of:=[$'srmoveisatacadao (1)'.B41]" office:value-type="string" office:string-value="Painel Dallas.Edu Off White.Imbuia Viero" calcext:value-type="string">
            <text:p>Painel Dallas.Edu Off White.Imbuia Viero</text:p>
          </table:table-cell>
          <table:table-cell table:number-columns-repeated="2"/>
          <table:table-cell table:style-name="ce34" table:formula="of:=[$'srmoveisatacadao (1)'.B46]" office:value-type="string" office:string-value="Rack Senna Canela Amarelo Flex Artely" calcext:value-type="string">
            <text:p>Rack Senna Canela Amarelo Flex Artely</text:p>
          </table:table-cell>
          <table:table-cell table:number-columns-repeated="1011"/>
        </table:table-row>
        <table:table-row table:style-name="ro1">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1011"/>
        </table:table-row>
        <table:table-row table:style-name="ro1">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table-cell table:style-name="ce35" table:formula="of:=&quot;R$&quot; &amp; [$'srmoveisatacadao (1)'.C26] + 120" office:value-type="string" office:string-value="R$261" calcext:value-type="string">
            <text:p>R$261</text:p>
          </table:table-cell>
          <table:table-cell table:number-columns-repeated="2"/>
          <table:table-cell table:style-name="ce35" table:formula="of:=&quot;R$&quot; &amp; [$'srmoveisatacadao (1)'.C31] + 120" office:value-type="string" office:string-value="R$279" calcext:value-type="string">
            <text:p>R$279</text:p>
          </table:table-cell>
          <table:table-cell table:number-columns-repeated="2"/>
          <table:table-cell table:style-name="ce35" table:formula="of:=&quot;R$&quot; &amp; [$'srmoveisatacadao (1)'.C36] + 120" office:value-type="string" office:string-value="R$289" calcext:value-type="string">
            <text:p>R$289</text:p>
          </table:table-cell>
          <table:table-cell table:number-columns-repeated="2"/>
          <table:table-cell table:style-name="ce35" table:formula="of:=&quot;R$&quot; &amp; [$'srmoveisatacadao (1)'.C41] + 120" office:value-type="string" office:string-value="R$309" calcext:value-type="string">
            <text:p>R$309</text:p>
          </table:table-cell>
          <table:table-cell table:number-columns-repeated="2"/>
          <table:table-cell table:style-name="ce35" table:formula="of:=&quot;R$&quot; &amp; [$'srmoveisatacadao (1)'.C46] + 120" office:value-type="string" office:string-value="R$319" calcext:value-type="string">
            <text:p>R$319</text:p>
          </table:table-cell>
          <table:table-cell table:number-columns-repeated="1011"/>
        </table:table-row>
        <table:table-row table:style-name="ro1">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1011"/>
        </table:table-row>
        <table:table-row table:style-name="ro1">
          <table:covered-table-cell table:style-name="ce16"/>
          <table:table-cell table:number-columns-repeated="2"/>
          <table:covered-table-cell table:style-name="ce16"/>
          <table:table-cell table:number-columns-repeated="2"/>
          <table:covered-table-cell table:style-name="ce16"/>
          <table:table-cell table:number-columns-repeated="2"/>
          <table:covered-table-cell table:style-name="ce16"/>
          <table:table-cell table:number-columns-repeated="2"/>
          <table:covered-table-cell table:style-name="ce16"/>
          <table:table-cell table:number-columns-repeated="1011"/>
        </table:table-row>
        <table:table-row table:style-name="ro1">
          <table:table-cell table:style-name="ce29" office:value-type="string" calcext:value-type="string">
            <text:p>26.png</text:p>
          </table:table-cell>
          <table:table-cell table:number-columns-repeated="2"/>
          <table:table-cell table:style-name="ce29" office:value-type="string" calcext:value-type="string">
            <text:p>31.png</text:p>
          </table:table-cell>
          <table:table-cell table:number-columns-repeated="2"/>
          <table:table-cell table:style-name="ce29" office:value-type="string" calcext:value-type="string">
            <text:p>36.png</text:p>
          </table:table-cell>
          <table:table-cell table:number-columns-repeated="2"/>
          <table:table-cell table:style-name="ce29" office:value-type="string" calcext:value-type="string">
            <text:p>41.png</text:p>
          </table:table-cell>
          <table:table-cell table:number-columns-repeated="2"/>
          <table:table-cell table:style-name="ce29" office:value-type="string" calcext:value-type="string">
            <text:p>46.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29" office:value-type="string" calcext:value-type="string">
            <text:p>27.png</text:p>
          </table:table-cell>
          <table:table-cell table:number-columns-repeated="2"/>
          <table:table-cell table:style-name="ce29" office:value-type="string" calcext:value-type="string">
            <text:p>32.png</text:p>
          </table:table-cell>
          <table:table-cell table:number-columns-repeated="2"/>
          <table:table-cell table:style-name="ce29" office:value-type="string" calcext:value-type="string">
            <text:p>37.png</text:p>
          </table:table-cell>
          <table:table-cell table:number-columns-repeated="2"/>
          <table:table-cell table:style-name="ce29" office:value-type="string" calcext:value-type="string">
            <text:p>42.png</text:p>
          </table:table-cell>
          <table:table-cell table:number-columns-repeated="2"/>
          <table:table-cell table:style-name="ce29" office:value-type="string" calcext:value-type="string">
            <text:p>47.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29" office:value-type="string" calcext:value-type="string">
            <text:p>28.png</text:p>
          </table:table-cell>
          <table:table-cell table:number-columns-repeated="2"/>
          <table:table-cell table:style-name="ce29" office:value-type="string" calcext:value-type="string">
            <text:p>33.png</text:p>
          </table:table-cell>
          <table:table-cell table:number-columns-repeated="2"/>
          <table:table-cell table:style-name="ce29" office:value-type="string" calcext:value-type="string">
            <text:p>38.png</text:p>
          </table:table-cell>
          <table:table-cell table:number-columns-repeated="2"/>
          <table:table-cell table:style-name="ce29" office:value-type="string" calcext:value-type="string">
            <text:p>43.png</text:p>
          </table:table-cell>
          <table:table-cell table:number-columns-repeated="2"/>
          <table:table-cell table:style-name="ce29" office:value-type="string" calcext:value-type="string">
            <text:p>48.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29" office:value-type="string" calcext:value-type="string">
            <text:p>29.png</text:p>
          </table:table-cell>
          <table:table-cell table:number-columns-repeated="2"/>
          <table:table-cell table:style-name="ce29" office:value-type="string" calcext:value-type="string">
            <text:p>34.png</text:p>
          </table:table-cell>
          <table:table-cell table:number-columns-repeated="2"/>
          <table:table-cell table:style-name="ce29" office:value-type="string" calcext:value-type="string">
            <text:p>39.png</text:p>
          </table:table-cell>
          <table:table-cell table:number-columns-repeated="2"/>
          <table:table-cell table:style-name="ce29" office:value-type="string" calcext:value-type="string">
            <text:p>44.png</text:p>
          </table:table-cell>
          <table:table-cell table:number-columns-repeated="2"/>
          <table:table-cell table:style-name="ce29" office:value-type="string" calcext:value-type="string">
            <text:p>49.png</text:p>
          </table:table-cell>
          <table:table-cell table:number-columns-repeated="1011"/>
        </table:table-row>
        <table:table-row table:style-name="ro1">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1011"/>
        </table:table-row>
        <table:table-row table:style-name="ro4">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1011"/>
        </table:table-row>
        <table:table-row table:style-name="ro7">
          <table:table-cell table:style-name="ce36" table:formula="of:=[$'srmoveisatacadao (1)'.D26]" office:value-type="string" office:string-value="Painel Titanio na cor cacau/off, da JCM Moveis, medida: alt.:1.08m, larg.: 1.60m, prof.:1.80m, recomenda-se TV até 60&quot;, acompanha suporte para TV." calcext:value-type="string">
            <text:p>Painel Titanio na cor cacau/off, da JCM Moveis, medida: alt.:1.08m, larg.: 1.60m, prof.:1.80m, recomenda-se TV até 60", acompanha suporte para TV.</text:p>
          </table:table-cell>
          <table:table-cell table:number-columns-repeated="2"/>
          <table:table-cell table:style-name="ce36" table:formula="of:=[$'srmoveisatacadao (1)'.D31]" office:value-type="string" office:string-value="Medidas: Altura: 1,60m, Larg: 1,00m, Prof: 0,45cm                              &gt; MDP / MDF;&#10;&gt; Para TV até 48 polegadas;" calcext:value-type="string">
            <text:p>Medidas: Altura: 1,60m, Larg: 1,00m, Prof: 0,45cm                              &gt; MDP / MDF;</text:p>
            <text:p>&gt; Para TV até 48 polegadas;</text:p>
          </table:table-cell>
          <table:table-cell table:number-columns-repeated="2"/>
          <table:table-cell table:style-name="ce36" table:formula="of:=[$'srmoveisatacadao (1)'.D36]" office:value-type="string" office:string-value="Painel Coral, Cor Branco, da Kaiki Móveis, Medidas: Alt 0,83m Larg 1,33m Prof 0,28m, com nincho e duas prateleiras, para TVs até 50 polegadas." calcext:value-type="string">
            <text:p>Painel Coral, Cor Branco, da Kaiki Móveis, Medidas: Alt 0,83m Larg 1,33m Prof 0,28m, com nincho e duas prateleiras, para TVs até 50 polegadas.</text:p>
          </table:table-cell>
          <table:table-cell table:number-columns-repeated="2"/>
          <table:table-cell table:style-name="ce36" table:formula="of:=[$'srmoveisatacadao (1)'.D41]" office:value-type="string" office:string-value="Painel Dallas, Côr Off White/Imbuia, da Viero Móveis, Medidas: Alt 1,24m Larg 1,80 Prof 0,165m, Estrutura em 100% MDP, com uma prateleira, ideal para TVs até 55 polegadas." calcext:value-type="string">
            <text:p>Painel Dallas, Côr Off White/Imbuia, da Viero Móveis, Medidas: Alt 1,24m Larg 1,80 Prof 0,165m, Estrutura em 100% MDP, com uma prateleira, ideal para TVs até 55 polegadas.</text:p>
          </table:table-cell>
          <table:table-cell table:number-columns-repeated="2"/>
          <table:table-cell table:style-name="ce36" table:formula="of:=[$'srmoveisatacadao (1)'.D46]" office:value-type="string" office:string-value="Rack Senna na cor  Canela ou Canela/Amarelo, da Alrtely Moveis, medidas:  alt.:0.65, larg.: 1.05m, prof.: 0.40m, com porta curva deslizante, nichos para eletroeletrônicos e prateleira, ideal para TVs até 32 polegadas." calcext:value-type="string">
            <text:p>Rack Senna na cor <text:s/>Canela ou Canela/Amarelo, da Alrtely Moveis, medidas: <text:s/>alt.:0.65, larg.: 1.05m, prof.: 0.40m, com porta curva deslizante, nichos para eletroeletrônicos e prateleira, ideal para TVs até 32 polegadas.</text:p>
          </table:table-cell>
          <table:table-cell table:number-columns-repeated="1011"/>
        </table:table-row>
        <table:table-row table:style-name="ro1">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1011"/>
        </table:table-row>
        <table:table-row table:style-name="ro1">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number-rows-repeated="4">
          <table:table-cell table:style-name="ce33"/>
          <table:table-cell table:number-columns-repeated="2"/>
          <table:table-cell table:style-name="ce33"/>
          <table:table-cell table:number-columns-repeated="2"/>
          <table:table-cell table:style-name="ce33"/>
          <table:table-cell table:number-columns-repeated="2"/>
          <table:table-cell table:style-name="ce33"/>
          <table:table-cell table:number-columns-repeated="2"/>
          <table:table-cell table:style-name="ce33" table:number-columns-repeated="1012"/>
        </table:table-row>
        <table:table-row table:style-name="ro1">
          <table:table-cell table:style-name="ce34" table:formula="of:=[$'srmoveisatacadao (1)'.B51]" office:value-type="string" office:string-value="Painel Lorenzo 1.6 Fendi.Naturale Madetec" calcext:value-type="string">
            <text:p>Painel Lorenzo 1.6 Fendi.Naturale Madetec</text:p>
          </table:table-cell>
          <table:table-cell table:number-columns-repeated="2"/>
          <table:table-cell table:style-name="ce34" table:formula="of:=[$'srmoveisatacadao (1)'.B56]" office:value-type="string" office:string-value="Rack Arthur Naturale Off White Madetec" calcext:value-type="string">
            <text:p>Rack Arthur Naturale Off White Madetec</text:p>
          </table:table-cell>
          <table:table-cell table:number-columns-repeated="2"/>
          <table:table-cell table:style-name="ce34" table:formula="of:=[$'srmoveisatacadao (1)'.B61]" office:value-type="string" office:string-value="Painel Tiete Naturale JCM" calcext:value-type="string">
            <text:p>Painel Tiete Naturale JCM</text:p>
          </table:table-cell>
          <table:table-cell table:number-columns-repeated="2"/>
          <table:table-cell table:style-name="ce34" table:formula="of:=[$'srmoveisatacadao (1)'.B66]" office:value-type="string" office:string-value="Rack Ouro Candian Nobre Soft JCM" calcext:value-type="string">
            <text:p>Rack Ouro Candian Nobre Soft JCM</text:p>
          </table:table-cell>
          <table:table-cell table:number-columns-repeated="2"/>
          <table:table-cell table:style-name="ce34" table:formula="of:=[$'srmoveisatacadao (1)'.B71]" office:value-type="string" office:string-value="Rack Bela.Rum Branco Viero" calcext:value-type="string">
            <text:p>Rack Bela.Rum Branco Viero</text:p>
          </table:table-cell>
          <table:table-cell table:number-columns-repeated="1011"/>
        </table:table-row>
        <table:table-row table:style-name="ro1">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1011"/>
        </table:table-row>
        <table:table-row table:style-name="ro1">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table-cell table:style-name="ce35" table:formula="of:=&quot;R$&quot; &amp; [$'srmoveisatacadao (1)'.C51] + 120" office:value-type="string" office:string-value="R$325" calcext:value-type="string">
            <text:p>R$325</text:p>
          </table:table-cell>
          <table:table-cell table:number-columns-repeated="2"/>
          <table:table-cell table:style-name="ce35" table:formula="of:=&quot;R$&quot; &amp; [$'srmoveisatacadao (1)'.C56] + 120" office:value-type="string" office:string-value="R$339" calcext:value-type="string">
            <text:p>R$339</text:p>
          </table:table-cell>
          <table:table-cell table:number-columns-repeated="2"/>
          <table:table-cell table:style-name="ce35" table:formula="of:=&quot;R$&quot; &amp; [$'srmoveisatacadao (1)'.C61] + 120" office:value-type="string" office:string-value="R$342" calcext:value-type="string">
            <text:p>R$342</text:p>
          </table:table-cell>
          <table:table-cell table:number-columns-repeated="2"/>
          <table:table-cell table:style-name="ce35" table:formula="of:=&quot;R$&quot; &amp; [$'srmoveisatacadao (1)'.C66] + 120" office:value-type="string" office:string-value="R$357" calcext:value-type="string">
            <text:p>R$357</text:p>
          </table:table-cell>
          <table:table-cell table:number-columns-repeated="2"/>
          <table:table-cell table:style-name="ce35" table:formula="of:=&quot;R$&quot; &amp; [$'srmoveisatacadao (1)'.C71] + 120" office:value-type="string" office:string-value="R$365" calcext:value-type="string">
            <text:p>R$365</text:p>
          </table:table-cell>
          <table:table-cell table:number-columns-repeated="1011"/>
        </table:table-row>
        <table:table-row table:style-name="ro1">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1011"/>
        </table:table-row>
        <table:table-row table:style-name="ro1">
          <table:covered-table-cell table:style-name="ce16"/>
          <table:table-cell table:number-columns-repeated="2"/>
          <table:covered-table-cell table:style-name="ce16"/>
          <table:table-cell table:number-columns-repeated="2"/>
          <table:covered-table-cell table:style-name="ce16"/>
          <table:table-cell table:number-columns-repeated="2"/>
          <table:covered-table-cell table:style-name="ce16"/>
          <table:table-cell table:number-columns-repeated="2"/>
          <table:covered-table-cell table:style-name="ce16"/>
          <table:table-cell table:number-columns-repeated="1011"/>
        </table:table-row>
        <table:table-row table:style-name="ro1">
          <table:table-cell table:style-name="ce29" office:value-type="string" calcext:value-type="string">
            <text:p>51.png</text:p>
          </table:table-cell>
          <table:table-cell table:number-columns-repeated="2"/>
          <table:table-cell table:style-name="ce29" office:value-type="string" calcext:value-type="string">
            <text:p>56.png</text:p>
          </table:table-cell>
          <table:table-cell table:number-columns-repeated="2"/>
          <table:table-cell table:style-name="ce29" office:value-type="string" calcext:value-type="string">
            <text:p>61.png</text:p>
          </table:table-cell>
          <table:table-cell table:number-columns-repeated="2"/>
          <table:table-cell table:style-name="ce29" office:value-type="string" calcext:value-type="string">
            <text:p>66.png</text:p>
          </table:table-cell>
          <table:table-cell table:number-columns-repeated="2"/>
          <table:table-cell table:style-name="ce29" office:value-type="string" calcext:value-type="string">
            <text:p>71.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29" office:value-type="string" calcext:value-type="string">
            <text:p>52.png</text:p>
          </table:table-cell>
          <table:table-cell table:number-columns-repeated="2"/>
          <table:table-cell table:style-name="ce29" office:value-type="string" calcext:value-type="string">
            <text:p>57.png</text:p>
          </table:table-cell>
          <table:table-cell table:number-columns-repeated="2"/>
          <table:table-cell table:style-name="ce29" office:value-type="string" calcext:value-type="string">
            <text:p>62.png</text:p>
          </table:table-cell>
          <table:table-cell table:number-columns-repeated="2"/>
          <table:table-cell table:style-name="ce29" office:value-type="string" calcext:value-type="string">
            <text:p>67.png</text:p>
          </table:table-cell>
          <table:table-cell table:number-columns-repeated="2"/>
          <table:table-cell table:style-name="ce29" office:value-type="string" calcext:value-type="string">
            <text:p>72.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29" office:value-type="string" calcext:value-type="string">
            <text:p>53.png</text:p>
          </table:table-cell>
          <table:table-cell table:number-columns-repeated="2"/>
          <table:table-cell table:style-name="ce29" office:value-type="string" calcext:value-type="string">
            <text:p>58.png</text:p>
          </table:table-cell>
          <table:table-cell table:number-columns-repeated="2"/>
          <table:table-cell table:style-name="ce29" office:value-type="string" calcext:value-type="string">
            <text:p>63.png</text:p>
          </table:table-cell>
          <table:table-cell table:number-columns-repeated="2"/>
          <table:table-cell table:style-name="ce29" office:value-type="string" calcext:value-type="string">
            <text:p>68.png</text:p>
          </table:table-cell>
          <table:table-cell table:number-columns-repeated="2"/>
          <table:table-cell table:style-name="ce29" office:value-type="string" calcext:value-type="string">
            <text:p>73.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29" office:value-type="string" calcext:value-type="string">
            <text:p>54.png</text:p>
          </table:table-cell>
          <table:table-cell table:number-columns-repeated="2"/>
          <table:table-cell table:style-name="ce29" office:value-type="string" calcext:value-type="string">
            <text:p>59.png</text:p>
          </table:table-cell>
          <table:table-cell table:number-columns-repeated="2"/>
          <table:table-cell table:style-name="ce29" office:value-type="string" calcext:value-type="string">
            <text:p>64.png</text:p>
          </table:table-cell>
          <table:table-cell table:number-columns-repeated="2"/>
          <table:table-cell table:style-name="ce29" office:value-type="string" calcext:value-type="string">
            <text:p>69.png</text:p>
          </table:table-cell>
          <table:table-cell table:number-columns-repeated="2"/>
          <table:table-cell table:style-name="ce29" office:value-type="string" calcext:value-type="string">
            <text:p>74.png</text:p>
          </table:table-cell>
          <table:table-cell table:number-columns-repeated="1011"/>
        </table:table-row>
        <table:table-row table:style-name="ro1">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1011"/>
        </table:table-row>
        <table:table-row table:style-name="ro4">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1011"/>
        </table:table-row>
        <table:table-row table:style-name="ro5">
          <table:table-cell table:style-name="ce36" table:formula="of:=[$'srmoveisatacadao (1)'.D51]" office:value-type="string" office:string-value="Painel Lorenzo 1.6, Côr Fendi/Naturale, da Madetec - Medidas: Alt: 1,145m Larg: 1,600m Prof: 0,190m, Estrutura 100% MDP, Prateleiera Superior para Objetos Decorativos. Ideal para TVs até 60 polegadas." calcext:value-type="string">
            <text:p>Painel Lorenzo 1.6, Côr Fendi/Naturale, da Madetec - Medidas: Alt: 1,145m Larg: 1,600m Prof: 0,190m, Estrutura 100% MDP, Prateleiera Superior para Objetos Decorativos. Ideal para TVs até 60 polegadas.</text:p>
          </table:table-cell>
          <table:table-cell table:number-columns-repeated="2"/>
          <table:table-cell table:style-name="ce36" table:formula="of:=[$'srmoveisatacadao (1)'.D56]" office:value-type="string" office:string-value="Rack Arthur, Côr Naturale/Off White, da Madetec, Medidas: Alt: 0,610m Larg: 1,210m Prof: 0,340m, 1'00% MDP em Chapa de 15mm,  Porta de Correr com Puxador em Poliestileno Cromado, Nichos para Eletroeletrônicos e Objetos Decorativos, Rodízios em Poliestileno e Sistema de Fixação Girofix. Para TVs até 50 polegadas." calcext:value-type="string">
            <text:p>Rack Arthur, Côr Naturale/Off White, da Madetec, Medidas: Alt: 0,610m Larg: 1,210m Prof: 0,340m, 1'00% MDP em Chapa de 15mm, <text:s/>Porta de Correr com Puxador em Poliestileno Cromado, Nichos para Eletroeletrônicos e Objetos Decorativos, Rodízios em Poliestileno e Sistema de Fixação Girofix. Para TVs até 50 polegadas.</text:p>
          </table:table-cell>
          <table:table-cell table:number-columns-repeated="2"/>
          <table:table-cell table:style-name="ce36" table:formula="of:=[$'srmoveisatacadao (1)'.D61]" office:value-type="string" office:string-value="Painel Tiete, Côr Naturale, da JCM Movelaria, Medidas: Alt 1,19m Larg 2,00m Prof 0,17m, em MDP, com prateleira e luminárias em LED. Ideal para TVs até 60 polegadas." calcext:value-type="string">
            <text:p>Painel Tiete, Côr Naturale, da JCM Movelaria, Medidas: Alt 1,19m Larg 2,00m Prof 0,17m, em MDP, com prateleira e luminárias em LED. Ideal para TVs até 60 polegadas.</text:p>
          </table:table-cell>
          <table:table-cell table:number-columns-repeated="2"/>
          <table:table-cell table:style-name="ce36" table:formula="of:=[$'srmoveisatacadao (1)'.D66]" office:value-type="string" office:string-value="Rack Ouro Candian, Côr Nobre Soft, JCM Movelaria, Medidas: Alt 0,65m Larg 1,50m Prof 0,41m, 100% MDP 15mm, com 1 Porta de Bater, Nichos para Eletroeletrônicos, Puxador em MDP, Trilho e Rodízios em Plástico. Ideal para TVs até 42 Polegadas." calcext:value-type="string">
            <text:p>Rack Ouro Candian, Côr Nobre Soft, JCM Movelaria, Medidas: Alt 0,65m Larg 1,50m Prof 0,41m, 100% MDP 15mm, com 1 Porta de Bater, Nichos para Eletroeletrônicos, Puxador em MDP, Trilho e Rodízios em Plástico. Ideal para TVs até 42 Polegadas.</text:p>
          </table:table-cell>
          <table:table-cell table:number-columns-repeated="2"/>
          <table:table-cell table:style-name="ce36" table:formula="of:=[$'srmoveisatacadao (1)'.D71]" office:value-type="string" office:string-value="Rack Bela, Côr Branco, da Viero Moveis, medidas: 0.42x1.800.53m, duas portas basculantes." calcext:value-type="string">
            <text:p>Rack Bela, Côr Branco, da Viero Moveis, medidas: 0.42x1.800.53m, duas portas basculantes.</text:p>
          </table:table-cell>
          <table:table-cell table:number-columns-repeated="1011"/>
        </table:table-row>
        <table:table-row table:style-name="ro1">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1011"/>
        </table:table-row>
        <table:table-row table:style-name="ro1">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number-rows-repeated="4">
          <table:table-cell table:style-name="ce33"/>
          <table:table-cell table:number-columns-repeated="2"/>
          <table:table-cell table:style-name="ce33"/>
          <table:table-cell table:number-columns-repeated="2"/>
          <table:table-cell table:style-name="ce33"/>
          <table:table-cell table:number-columns-repeated="2"/>
          <table:table-cell table:style-name="ce33"/>
          <table:table-cell table:number-columns-repeated="2"/>
          <table:table-cell table:style-name="ce33" table:number-columns-repeated="1012"/>
        </table:table-row>
        <table:table-row table:style-name="ro1">
          <table:table-cell table:style-name="ce34" table:formula="of:=[$'srmoveisatacadao (1)'.B76]" office:value-type="string" office:string-value="Painel Classic 1.4 sem Led Branco Acetinado IMCAL" calcext:value-type="string">
            <text:p>Painel Classic 1.4 sem Led Branco Acetinado IMCAL</text:p>
          </table:table-cell>
          <table:table-cell table:number-columns-repeated="2"/>
          <table:table-cell table:style-name="ce34" table:formula="of:=[$'srmoveisatacadao (1)'.B81]" office:value-type="string" office:string-value="Painel Atraente Nobre Soft JCM" calcext:value-type="string">
            <text:p>Painel Atraente Nobre Soft JCM</text:p>
          </table:table-cell>
          <table:table-cell table:number-columns-repeated="2"/>
          <table:table-cell table:style-name="ce34" table:formula="of:=[$'srmoveisatacadao (1)'.B86]" office:value-type="string" office:string-value="Rack Jatoba Gris.Onix JCM" calcext:value-type="string">
            <text:p>Rack Jatoba Gris.Onix JCM</text:p>
          </table:table-cell>
          <table:table-cell table:number-columns-repeated="2"/>
          <table:table-cell table:style-name="ce34" table:formula="of:=[$'srmoveisatacadao (1)'.B91]" office:value-type="string" office:string-value="Rack Frank Freijo.Off White Artely" calcext:value-type="string">
            <text:p>Rack Frank Freijo.Off White Artely</text:p>
          </table:table-cell>
          <table:table-cell table:number-columns-repeated="2"/>
          <table:table-cell table:style-name="ce34" table:formula="of:=[$'srmoveisatacadao (1)'.B96]" office:value-type="string" office:string-value="Painel Suspenso Lumia Plus com Espelho Rustico MiraRack" calcext:value-type="string">
            <text:p>Painel Suspenso Lumia Plus com Espelho Rustico MiraRack</text:p>
          </table:table-cell>
          <table:table-cell table:number-columns-repeated="1011"/>
        </table:table-row>
        <table:table-row table:style-name="ro1">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1011"/>
        </table:table-row>
        <table:table-row table:style-name="ro1">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table-cell table:style-name="ce35" table:formula="of:=&quot;R$&quot; &amp; [$'srmoveisatacadao (1)'.C76] + 120" office:value-type="string" office:string-value="R$369" calcext:value-type="string">
            <text:p>R$369</text:p>
          </table:table-cell>
          <table:table-cell table:number-columns-repeated="2"/>
          <table:table-cell table:style-name="ce35" table:formula="of:=&quot;R$&quot; &amp; [$'srmoveisatacadao (1)'.C81] + 120" office:value-type="string" office:string-value="R$370" calcext:value-type="string">
            <text:p>R$370</text:p>
          </table:table-cell>
          <table:table-cell table:number-columns-repeated="2"/>
          <table:table-cell table:style-name="ce35" table:formula="of:=&quot;R$&quot; &amp; [$'srmoveisatacadao (1)'.C86] + 120" office:value-type="string" office:string-value="R$419" calcext:value-type="string">
            <text:p>R$419</text:p>
          </table:table-cell>
          <table:table-cell table:number-columns-repeated="2"/>
          <table:table-cell table:style-name="ce35" table:formula="of:=&quot;R$&quot; &amp; [$'srmoveisatacadao (1)'.C91] + 120" office:value-type="string" office:string-value="R$429" calcext:value-type="string">
            <text:p>R$429</text:p>
          </table:table-cell>
          <table:table-cell table:number-columns-repeated="2"/>
          <table:table-cell table:style-name="ce35" table:formula="of:=&quot;R$&quot; &amp; [$'srmoveisatacadao (1)'.C96] + 120" office:value-type="string" office:string-value="R$435" calcext:value-type="string">
            <text:p>R$435</text:p>
          </table:table-cell>
          <table:table-cell table:number-columns-repeated="1011"/>
        </table:table-row>
        <table:table-row table:style-name="ro1">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1011"/>
        </table:table-row>
        <table:table-row table:style-name="ro1">
          <table:covered-table-cell table:style-name="ce16"/>
          <table:table-cell table:number-columns-repeated="2"/>
          <table:covered-table-cell table:style-name="ce16"/>
          <table:table-cell table:number-columns-repeated="2"/>
          <table:covered-table-cell table:style-name="ce16"/>
          <table:table-cell table:number-columns-repeated="2"/>
          <table:covered-table-cell table:style-name="ce16"/>
          <table:table-cell table:number-columns-repeated="2"/>
          <table:covered-table-cell table:style-name="ce16"/>
          <table:table-cell table:number-columns-repeated="1011"/>
        </table:table-row>
        <table:table-row table:style-name="ro1">
          <table:table-cell table:style-name="ce29" office:value-type="string" calcext:value-type="string">
            <text:p>76.png</text:p>
          </table:table-cell>
          <table:table-cell table:number-columns-repeated="2"/>
          <table:table-cell table:style-name="ce29" office:value-type="string" calcext:value-type="string">
            <text:p>81.png</text:p>
          </table:table-cell>
          <table:table-cell table:number-columns-repeated="2"/>
          <table:table-cell table:style-name="ce29" office:value-type="string" calcext:value-type="string">
            <text:p>86.png</text:p>
          </table:table-cell>
          <table:table-cell table:number-columns-repeated="2"/>
          <table:table-cell table:style-name="ce29" office:value-type="string" calcext:value-type="string">
            <text:p>91.png</text:p>
          </table:table-cell>
          <table:table-cell table:number-columns-repeated="2"/>
          <table:table-cell table:style-name="ce38" office:value-type="string" calcext:value-type="string">
            <text:p>96.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29" office:value-type="string" calcext:value-type="string">
            <text:p>77.png</text:p>
          </table:table-cell>
          <table:table-cell table:number-columns-repeated="2"/>
          <table:table-cell table:style-name="ce29" office:value-type="string" calcext:value-type="string">
            <text:p>82.png</text:p>
          </table:table-cell>
          <table:table-cell table:number-columns-repeated="2"/>
          <table:table-cell table:style-name="ce29" office:value-type="string" calcext:value-type="string">
            <text:p>87.png</text:p>
          </table:table-cell>
          <table:table-cell table:number-columns-repeated="2"/>
          <table:table-cell table:style-name="ce29" office:value-type="string" calcext:value-type="string">
            <text:p>92.png</text:p>
          </table:table-cell>
          <table:table-cell table:number-columns-repeated="2"/>
          <table:table-cell table:style-name="ce38" office:value-type="string" calcext:value-type="string">
            <text:p>97.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29" office:value-type="string" calcext:value-type="string">
            <text:p>78.png</text:p>
          </table:table-cell>
          <table:table-cell table:number-columns-repeated="2"/>
          <table:table-cell table:style-name="ce29" office:value-type="string" calcext:value-type="string">
            <text:p>83.png</text:p>
          </table:table-cell>
          <table:table-cell table:number-columns-repeated="2"/>
          <table:table-cell table:style-name="ce29" office:value-type="string" calcext:value-type="string">
            <text:p>88.png</text:p>
          </table:table-cell>
          <table:table-cell table:number-columns-repeated="2"/>
          <table:table-cell table:style-name="ce29" office:value-type="string" calcext:value-type="string">
            <text:p>93.png</text:p>
          </table:table-cell>
          <table:table-cell table:number-columns-repeated="2"/>
          <table:table-cell table:style-name="ce38" office:value-type="string" calcext:value-type="string">
            <text:p>98.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29" office:value-type="string" calcext:value-type="string">
            <text:p>79.png</text:p>
          </table:table-cell>
          <table:table-cell table:number-columns-repeated="2"/>
          <table:table-cell table:style-name="ce29" office:value-type="string" calcext:value-type="string">
            <text:p>84.png</text:p>
          </table:table-cell>
          <table:table-cell table:number-columns-repeated="2"/>
          <table:table-cell table:style-name="ce29" office:value-type="string" calcext:value-type="string">
            <text:p>89.png</text:p>
          </table:table-cell>
          <table:table-cell table:number-columns-repeated="2"/>
          <table:table-cell table:style-name="ce29" office:value-type="string" calcext:value-type="string">
            <text:p>94.png</text:p>
          </table:table-cell>
          <table:table-cell table:number-columns-repeated="2"/>
          <table:table-cell table:style-name="ce38" office:value-type="string" calcext:value-type="string">
            <text:p>99.png</text:p>
          </table:table-cell>
          <table:table-cell table:number-columns-repeated="1011"/>
        </table:table-row>
        <table:table-row table:style-name="ro1">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1011"/>
        </table:table-row>
        <table:table-row table:style-name="ro4">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1011"/>
        </table:table-row>
        <table:table-row table:style-name="ro8">
          <table:table-cell table:style-name="ce36" table:formula="of:=[$'srmoveisatacadao (1)'.D76]" office:value-type="string" office:string-value="Painel Classic 1.4 sem Led, Côr Branco Acetinado, da IMCAL, Medidas: Alt 0,907m Larg 1,46m Prof 0,06m, Estrutura em MDP 25mm e 15mm, acabamento lateral, para TV até 46 polegadas, Obs.: Kit de Led (opcional)" calcext:value-type="string">
            <text:p>Painel Classic 1.4 sem Led, Côr Branco Acetinado, da IMCAL, Medidas: Alt 0,907m Larg 1,46m Prof 0,06m, Estrutura em MDP 25mm e 15mm, acabamento lateral, para TV até 46 polegadas, Obs.: Kit de Led (opcional)</text:p>
          </table:table-cell>
          <table:table-cell table:number-columns-repeated="2"/>
          <table:table-cell table:style-name="ce36" table:formula="of:=[$'srmoveisatacadao (1)'.D81]" office:value-type="string" office:string-value="Painel Atraente, Côr Nobre Soft, da JCM Movelaria, Medidas: Alt 1,08m Larg 1,82m Prof 0,18m, 100% MDP, com prateleira decorativa, recomenda-se TV até 75 polegadas" calcext:value-type="string">
            <text:p>Painel Atraente, Côr Nobre Soft, da JCM Movelaria, Medidas: Alt 1,08m Larg 1,82m Prof 0,18m, 100% MDP, com prateleira decorativa, recomenda-se TV até 75 polegadas</text:p>
          </table:table-cell>
          <table:table-cell table:number-columns-repeated="2"/>
          <table:table-cell table:style-name="ce36" table:formula="of:=[$'srmoveisatacadao (1)'.D86]" office:value-type="string" office:string-value="Rack Jatobá, Côr Gris/Onix, JCM, Medidas: Alt 0,72m Larg 1,75m Prof 0,435m, em MDF/MDP, com 1 Porta com Dobradiça Metálica, 3 Gavetas com Corrediças Metalicas, 3 Nichos para Eletroeletrônicos, 2 Nichos para Caixa de Som e Puxadores Plásticos Cromados. Para TVs até 47 Polegadas." calcext:value-type="string">
            <text:p>Rack Jatobá, Côr Gris/Onix, JCM, Medidas: Alt 0,72m Larg 1,75m Prof 0,435m, em MDF/MDP, com 1 Porta com Dobradiça Metálica, 3 Gavetas com Corrediças Metalicas, 3 Nichos para Eletroeletrônicos, 2 Nichos para Caixa de Som e Puxadores Plásticos Cromados. Para TVs até 47 Polegadas.</text:p>
          </table:table-cell>
          <table:table-cell table:number-columns-repeated="2"/>
          <table:table-cell table:style-name="ce36" table:formula="of:=[$'srmoveisatacadao (1)'.D91]" office:value-type="string" office:string-value="Rack Franck, Côr Freijó/Off White, da Artely, Medidas: Alt 0,65m Larg 1,20m Prof 0,40m, Estrutura 100% MDP 15mm, 1 Porta de Bater com Dobradiças Metalicas, 2 Nichos para Eletroeletrônicos e Objetos Decorativos, Pés de MDF de 25mm. Ideal para TVs até 50 Polegadas." calcext:value-type="string">
            <text:p>Rack Franck, Côr Freijó/Off White, da Artely, Medidas: Alt 0,65m Larg 1,20m Prof 0,40m, Estrutura 100% MDP 15mm, 1 Porta de Bater com Dobradiças Metalicas, 2 Nichos para Eletroeletrônicos e Objetos Decorativos, Pés de MDF de 25mm. Ideal para TVs até 50 Polegadas.</text:p>
          </table:table-cell>
          <table:table-cell table:number-columns-repeated="2"/>
          <table:table-cell table:style-name="ce36" table:formula="of:=[$'srmoveisatacadao (1)'.D96]" office:value-type="string" office:string-value="Painel Suspenso Lúmia com Espelho, Côr Rústico, da Mirarack, Medidas: Alt 1.60m Larg 1.20m Prof 0,33m , prateleira em vidro temperado, luminárias em LED, com porta de correr e puxador em alumínio. Para TVs até 46 polegas." calcext:value-type="string">
            <text:p>Painel Suspenso Lúmia com Espelho, Côr Rústico, da Mirarack, Medidas: Alt 1.60m Larg 1.20m Prof 0,33m , prateleira em vidro temperado, luminárias em LED, com porta de correr e puxador em alumínio. Para TVs até 46 polegas.</text:p>
          </table:table-cell>
          <table:table-cell table:number-columns-repeated="1011"/>
        </table:table-row>
        <table:table-row table:style-name="ro1">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1011"/>
        </table:table-row>
        <table:table-row table:style-name="ro1">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number-rows-repeated="4">
          <table:table-cell table:style-name="ce33"/>
          <table:table-cell table:number-columns-repeated="2"/>
          <table:table-cell table:style-name="ce33"/>
          <table:table-cell table:number-columns-repeated="2"/>
          <table:table-cell table:style-name="ce33"/>
          <table:table-cell table:number-columns-repeated="2"/>
          <table:table-cell table:style-name="ce33"/>
          <table:table-cell table:number-columns-repeated="2"/>
          <table:table-cell table:style-name="ce33" table:number-columns-repeated="1012"/>
        </table:table-row>
        <table:table-row table:style-name="ro1">
          <table:table-cell table:style-name="ce34" table:formula="of:=[$'srmoveisatacadao (1)'.B101]" office:value-type="string" office:string-value="Painel Classic 1.8 sem Led Branco Acetinado IMCAL" calcext:value-type="string">
            <text:p>Painel Classic 1.8 sem Led Branco Acetinado IMCAL</text:p>
          </table:table-cell>
          <table:table-cell table:number-columns-repeated="2"/>
          <table:table-cell table:style-name="ce34" table:formula="of:=[$'srmoveisatacadao (1)'.B106]" office:value-type="string" office:string-value="Painel Sabia Branco JCM" calcext:value-type="string">
            <text:p>Painel Sabia Branco JCM</text:p>
          </table:table-cell>
          <table:table-cell table:number-columns-repeated="2"/>
          <table:table-cell table:style-name="ce34" table:formula="of:=[$'srmoveisatacadao (1)'.B111]" office:value-type="string" office:string-value="Painel Suspenso Lumia Plus com Espelho Branco MiraRack" calcext:value-type="string">
            <text:p>Painel Suspenso Lumia Plus com Espelho Branco MiraRack</text:p>
          </table:table-cell>
          <table:table-cell table:number-columns-repeated="2"/>
          <table:table-cell table:style-name="ce34" table:formula="of:=[$'srmoveisatacadao (1)'.B116]" office:value-type="string" office:string-value="Rack Berlim.Sidney Imbuia.Off White Viero" calcext:value-type="string">
            <text:p>Rack Berlim.Sidney Imbuia.Off White Viero</text:p>
          </table:table-cell>
          <table:table-cell table:number-columns-repeated="2"/>
          <table:table-cell table:style-name="ce34" table:formula="of:=[$'srmoveisatacadao (1)'.B121]" office:value-type="string" office:string-value="Painel Malbec Carvalho Viena.Malte Mobler" calcext:value-type="string">
            <text:p>Painel Malbec Carvalho Viena.Malte Mobler</text:p>
          </table:table-cell>
          <table:table-cell table:number-columns-repeated="1011"/>
        </table:table-row>
        <table:table-row table:style-name="ro1">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2"/>
          <table:table-cell table:style-name="ce20" office:value-type="string" calcext:value-type="string" table:number-columns-spanned="1" table:number-rows-spanned="4">
            <text:p><text:s text:c="3"/> &lt;/h1&gt;   &lt;/div&gt; <text:s/>      &lt;!-- valor --&gt;             &lt;p class="preco" &gt; </text:p>
          </table:table-cell>
          <table:table-cell table:number-columns-repeated="1011"/>
        </table:table-row>
        <table:table-row table:style-name="ro1">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table-cell table:style-name="ce35" table:formula="of:=&quot;R$&quot; &amp; [$'srmoveisatacadao (1)'.C101] + 120" office:value-type="string" office:string-value="R$449" calcext:value-type="string">
            <text:p>R$449</text:p>
          </table:table-cell>
          <table:table-cell table:number-columns-repeated="2"/>
          <table:table-cell table:style-name="ce35" table:formula="of:=&quot;R$&quot; &amp; [$'srmoveisatacadao (1)'.C106] + 120" office:value-type="string" office:string-value="R$450" calcext:value-type="string">
            <text:p>R$450</text:p>
          </table:table-cell>
          <table:table-cell table:number-columns-repeated="2"/>
          <table:table-cell table:style-name="ce35" table:formula="of:=&quot;R$&quot; &amp; [$'srmoveisatacadao (1)'.C111] + 120" office:value-type="string" office:string-value="R$459" calcext:value-type="string">
            <text:p>R$459</text:p>
          </table:table-cell>
          <table:table-cell table:number-columns-repeated="2"/>
          <table:table-cell table:style-name="ce35" table:formula="of:=&quot;R$&quot; &amp; [$'srmoveisatacadao (1)'.C116] + 120" office:value-type="string" office:string-value="R$463" calcext:value-type="string">
            <text:p>R$463</text:p>
          </table:table-cell>
          <table:table-cell table:number-columns-repeated="2"/>
          <table:table-cell table:style-name="ce35" table:formula="of:=&quot;R$&quot; &amp; [$'srmoveisatacadao (1)'.C121] + 120" office:value-type="string" office:string-value="R$469" calcext:value-type="string">
            <text:p>R$469</text:p>
          </table:table-cell>
          <table:table-cell table:number-columns-repeated="1011"/>
        </table:table-row>
        <table:table-row table:style-name="ro1">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2"/>
          <table:table-cell table:style-name="ce11" office:value-type="string" calcext:value-type="string" table:number-columns-spanned="1" table:number-rows-spanned="2">
            <text:p>&lt;br&gt; <text:s/> EM ATÉ 3 x SEM JUROS   &lt;/p&gt;  &lt;!-- fotos --&gt;    &lt;div&gt;                &lt;div&gt;                &lt;img src=" </text:p>
          </table:table-cell>
          <table:table-cell table:number-columns-repeated="1011"/>
        </table:table-row>
        <table:table-row table:style-name="ro1">
          <table:covered-table-cell table:style-name="ce16"/>
          <table:table-cell table:number-columns-repeated="2"/>
          <table:covered-table-cell table:style-name="ce16"/>
          <table:table-cell table:number-columns-repeated="2"/>
          <table:covered-table-cell table:style-name="ce16"/>
          <table:table-cell table:number-columns-repeated="2"/>
          <table:covered-table-cell table:style-name="ce16"/>
          <table:table-cell table:number-columns-repeated="2"/>
          <table:covered-table-cell table:style-name="ce16"/>
          <table:table-cell table:number-columns-repeated="1011"/>
        </table:table-row>
        <table:table-row table:style-name="ro1">
          <table:table-cell table:style-name="ce37" office:value-type="string" calcext:value-type="string">
            <text:p>101.png</text:p>
          </table:table-cell>
          <table:table-cell table:number-columns-repeated="2"/>
          <table:table-cell table:style-name="ce37" office:value-type="string" calcext:value-type="string">
            <text:p>106.png</text:p>
          </table:table-cell>
          <table:table-cell table:number-columns-repeated="2"/>
          <table:table-cell table:style-name="ce37" office:value-type="string" calcext:value-type="string">
            <text:p>111.png</text:p>
          </table:table-cell>
          <table:table-cell table:number-columns-repeated="2"/>
          <table:table-cell table:style-name="ce37" office:value-type="string" calcext:value-type="string">
            <text:p>116.png</text:p>
          </table:table-cell>
          <table:table-cell table:number-columns-repeated="2"/>
          <table:table-cell table:style-name="ce37" office:value-type="string" calcext:value-type="string">
            <text:p>121.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37" office:value-type="string" calcext:value-type="string">
            <text:p>102.png</text:p>
          </table:table-cell>
          <table:table-cell table:number-columns-repeated="2"/>
          <table:table-cell table:style-name="ce37" office:value-type="string" calcext:value-type="string">
            <text:p>107.png</text:p>
          </table:table-cell>
          <table:table-cell table:number-columns-repeated="2"/>
          <table:table-cell table:style-name="ce37" office:value-type="string" calcext:value-type="string">
            <text:p>112.png</text:p>
          </table:table-cell>
          <table:table-cell table:number-columns-repeated="2"/>
          <table:table-cell table:style-name="ce37" office:value-type="string" calcext:value-type="string">
            <text:p>117.png</text:p>
          </table:table-cell>
          <table:table-cell table:style-name="ce37"/>
          <table:table-cell/>
          <table:table-cell table:style-name="ce37" office:value-type="string" calcext:value-type="string">
            <text:p>122.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37" office:value-type="string" calcext:value-type="string">
            <text:p>103.png</text:p>
          </table:table-cell>
          <table:table-cell table:number-columns-repeated="2"/>
          <table:table-cell table:style-name="ce37" office:value-type="string" calcext:value-type="string">
            <text:p>108.png</text:p>
          </table:table-cell>
          <table:table-cell table:number-columns-repeated="2"/>
          <table:table-cell table:style-name="ce37" office:value-type="string" calcext:value-type="string">
            <text:p>113.png</text:p>
          </table:table-cell>
          <table:table-cell table:number-columns-repeated="2"/>
          <table:table-cell table:style-name="ce37" office:value-type="string" calcext:value-type="string">
            <text:p>118.png</text:p>
          </table:table-cell>
          <table:table-cell table:number-columns-repeated="2"/>
          <table:table-cell table:style-name="ce37" office:value-type="string" calcext:value-type="string">
            <text:p>123.png</text:p>
          </table:table-cell>
          <table:table-cell table:number-columns-repeated="1011"/>
        </table:table-row>
        <table:table-row table:style-name="ro1">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2"/>
          <table:table-cell table:style-name="ce14" office:value-type="string" calcext:value-type="string">
            <text:p>" alt="" class="aumen"&gt; &lt;img src=" </text:p>
          </table:table-cell>
          <table:table-cell table:number-columns-repeated="1011"/>
        </table:table-row>
        <table:table-row table:style-name="ro1">
          <table:table-cell table:style-name="ce37" office:value-type="string" calcext:value-type="string">
            <text:p>104.png</text:p>
          </table:table-cell>
          <table:table-cell table:number-columns-repeated="2"/>
          <table:table-cell table:style-name="ce37" office:value-type="string" calcext:value-type="string">
            <text:p>109.png</text:p>
          </table:table-cell>
          <table:table-cell table:number-columns-repeated="2"/>
          <table:table-cell table:style-name="ce37" office:value-type="string" calcext:value-type="string">
            <text:p>114.png</text:p>
          </table:table-cell>
          <table:table-cell table:number-columns-repeated="2"/>
          <table:table-cell table:style-name="ce37" office:value-type="string" calcext:value-type="string">
            <text:p>119.png</text:p>
          </table:table-cell>
          <table:table-cell table:number-columns-repeated="2"/>
          <table:table-cell table:style-name="ce37" office:value-type="string" calcext:value-type="string">
            <text:p>124.png</text:p>
          </table:table-cell>
          <table:table-cell table:number-columns-repeated="1011"/>
        </table:table-row>
        <table:table-row table:style-name="ro1">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2"/>
          <table:table-cell table:style-name="ce14" office:value-type="string" calcext:value-type="string">
            <text:p>" alt="" class="aumen"&gt; </text:p>
          </table:table-cell>
          <table:table-cell table:number-columns-repeated="1011"/>
        </table:table-row>
        <table:table-row table:style-name="ro4">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2"/>
          <table:table-cell table:style-name="ce16" office:value-type="string" calcext:value-type="string">
            <text:p> &lt;/div&gt;<text:span text:style-name="T1">  &lt;/div&gt;          &lt;!-- discrição →</text:span></text:p>
            <text:p><text:span text:style-name="T1">            &lt;div class="preco"&gt; </text:span></text:p>
            <text:p/>
          </table:table-cell>
          <table:table-cell table:number-columns-repeated="1011"/>
        </table:table-row>
        <table:table-row table:style-name="ro8">
          <table:table-cell table:style-name="ce36" table:formula="of:=[$'srmoveisatacadao (1)'.D101]" office:value-type="string" office:string-value="Painel Classic 1.8 sem Led, Côr Branco Acetinado, da IMCAL, Medidas: Alt 1,28m Larg 1,80m Prof 0,06m, Estrutura em MDP 25mm e 15mm, acabamento lateral, para TV até 55 polegadas, Obs.: Kit de Led (opcional)" calcext:value-type="string">
            <text:p>Painel Classic 1.8 sem Led, Côr Branco Acetinado, da IMCAL, Medidas: Alt 1,28m Larg 1,80m Prof 0,06m, Estrutura em MDP 25mm e 15mm, acabamento lateral, para TV até 55 polegadas, Obs.: Kit de Led (opcional)</text:p>
          </table:table-cell>
          <table:table-cell table:number-columns-repeated="2"/>
          <table:table-cell table:style-name="ce36" table:formula="of:=[$'srmoveisatacadao (1)'.D106]" office:value-type="string" office:string-value="Painel Sabia da cor branco, da JCM Moveis, medida: alt.: 1.08cm larg.: 1.82cm, prof.: 0.32m, porta retrato em vidro aplicado, recomenda-se TV até 60&quot;." calcext:value-type="string">
            <text:p>Painel Sabia da cor branco, da JCM Moveis, medida: alt.: 1.08cm larg.: 1.82cm, prof.: 0.32m, porta retrato em vidro aplicado, recomenda-se TV até 60".</text:p>
          </table:table-cell>
          <table:table-cell table:number-columns-repeated="2"/>
          <table:table-cell table:style-name="ce36" table:formula="of:=[$'srmoveisatacadao (1)'.D111]" office:value-type="string" office:string-value="Painel Suspenso Lúmia Plus com Espelho, Côr Branco, da Mirarack, Medidas: Alt 1.60m Larg: 1.20m Prof: , prateleira em vidro temperado, luminárias em LED, com porta de correr e puxador em alumínio. Para TVs até 46 polegas." calcext:value-type="string">
            <text:p>Painel Suspenso Lúmia Plus com Espelho, Côr Branco, da Mirarack, Medidas: Alt 1.60m Larg: 1.20m Prof: , prateleira em vidro temperado, luminárias em LED, com porta de correr e puxador em alumínio. Para TVs até 46 polegas.</text:p>
          </table:table-cell>
          <table:table-cell table:number-columns-repeated="2"/>
          <table:table-cell table:style-name="ce36" table:formula="of:=[$'srmoveisatacadao (1)'.D116]" office:value-type="string" office:string-value="Rack Berlim, Côr Imbuia/Off White, da Viero Móveis, Medidas: Alty 0,68m Larg 2,00m Prof 0,365m, em MDP/MDF, 2 Portas com Detalhe em Espelhos, Prateleira de Vidro, Nichos para Eletroeletrônicos e Objetos Decorativos, Ideal para TVs até 55 Polegadas." calcext:value-type="string">
            <text:p>Rack Berlim, Côr Imbuia/Off White, da Viero Móveis, Medidas: Alty 0,68m Larg 2,00m Prof 0,365m, em MDP/MDF, 2 Portas com Detalhe em Espelhos, Prateleira de Vidro, Nichos para Eletroeletrônicos e Objetos Decorativos, Ideal para TVs até 55 Polegadas.</text:p>
          </table:table-cell>
          <table:table-cell table:number-columns-repeated="2"/>
          <table:table-cell table:style-name="ce36" table:formula="of:=[$'srmoveisatacadao (1)'.D121]" office:value-type="string" office:string-value="Painel Malbec, Côr Carvalho Viena/Malte, da Mobler, Medidas: Alt 0,109m Larg 1,826m Prof 0,315m, Estrutura 100% MDP 12mm e 15mm, Bancada com Ninchos para Eletroeletrônicos, com 4 Prateleiras de Vidro de 6mm, Ideal para TVs 55 Polegadas." calcext:value-type="string">
            <text:p>Painel Malbec, Côr Carvalho Viena/Malte, da Mobler, Medidas: Alt 0,109m Larg 1,826m Prof 0,315m, Estrutura 100% MDP 12mm e 15mm, Bancada com Ninchos para Eletroeletrônicos, com 4 Prateleiras de Vidro de 6mm, Ideal para TVs 55 Polegadas.</text:p>
          </table:table-cell>
          <table:table-cell table:number-columns-repeated="1011"/>
        </table:table-row>
        <table:table-row table:style-name="ro1">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2"/>
          <table:table-cell table:style-name="ce32" office:value-type="string" calcext:value-type="string" table:number-columns-spanned="1" table:number-rows-spanned="12">
            <text:p> &lt;/div &gt;                &lt;!-- botões finais--&gt;             &lt;div&gt; <text:s/>                &lt;a href="https://api.whatsapp.com/send?phone=5521979684650&amp;text=Atendemos a qualquer hora do dia." target="_black"&gt;&lt;div class="what1 botao"&gt;&lt;/div&gt;&lt;/a&gt;            &lt;/div&gt;            <text:s/>                                            <text:s/>&lt;/div&gt;     &lt;/header&gt;    &lt;/body&gt;&lt;/html&gt; </text:p>
          </table:table-cell>
          <table:table-cell table:number-columns-repeated="1011"/>
        </table:table-row>
        <table:table-row table:style-name="ro1">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2"/>
          <table:covered-table-cell table:style-name="ce11"/>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2"/>
          <table:covered-table-cell table:style-name="ce3"/>
          <table:table-cell table:number-columns-repeated="1011"/>
        </table:table-row>
        <table:table-row table:style-name="ro1">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2"/>
          <table:covered-table-cell table:style-name="ce14"/>
          <table:table-cell table:number-columns-repeated="1011"/>
        </table:table-row>
        <table:table-row table:style-name="ro1" table:number-rows-repeated="17">
          <table:table-cell table:style-name="ce33"/>
          <table:table-cell table:number-columns-repeated="2"/>
          <table:table-cell table:style-name="ce33"/>
          <table:table-cell table:number-columns-repeated="2"/>
          <table:table-cell table:style-name="ce33"/>
          <table:table-cell table:number-columns-repeated="2"/>
          <table:table-cell table:style-name="ce33"/>
          <table:table-cell table:number-columns-repeated="2"/>
          <table:table-cell table:style-name="ce33" table:number-columns-repeated="1012"/>
        </table:table-row>
        <table:table-row table:style-name="ro1">
          <table:table-cell table:style-name="ce33"/>
          <table:table-cell office:value-type="string" calcext:value-type="string">
            <text:p>41.png</text:p>
          </table:table-cell>
          <table:table-cell/>
          <table:table-cell table:style-name="ce33"/>
          <table:table-cell table:number-columns-repeated="2"/>
          <table:table-cell table:style-name="ce33"/>
          <table:table-cell table:number-columns-repeated="2"/>
          <table:table-cell table:style-name="ce33"/>
          <table:table-cell table:number-columns-repeated="2"/>
          <table:table-cell table:style-name="ce33" table:number-columns-repeated="1012"/>
        </table:table-row>
        <table:table-row table:style-name="ro1">
          <table:table-cell table:style-name="ce33"/>
          <table:table-cell office:value-type="string" calcext:value-type="string">
            <text:p>42.png</text:p>
          </table:table-cell>
          <table:table-cell/>
          <table:table-cell table:style-name="ce33"/>
          <table:table-cell table:number-columns-repeated="2"/>
          <table:table-cell table:style-name="ce33"/>
          <table:table-cell table:number-columns-repeated="2"/>
          <table:table-cell table:style-name="ce33"/>
          <table:table-cell table:number-columns-repeated="2"/>
          <table:table-cell table:style-name="ce33" table:number-columns-repeated="1012"/>
        </table:table-row>
        <table:table-row table:style-name="ro1">
          <table:table-cell table:style-name="ce33"/>
          <table:table-cell table:number-columns-repeated="2"/>
          <table:table-cell table:style-name="ce33"/>
          <table:table-cell table:number-columns-repeated="2"/>
          <table:table-cell table:style-name="ce33"/>
          <table:table-cell table:number-columns-repeated="2"/>
          <table:table-cell table:style-name="ce33"/>
          <table:table-cell table:number-columns-repeated="2"/>
          <table:table-cell table:style-name="ce33" table:number-columns-repeated="1012"/>
        </table:table-row>
        <table:table-row table:style-name="ro1" table:number-rows-repeated="1048390">
          <table:table-cell table:number-columns-repeated="1024"/>
        </table:table-row>
        <table:table-row table:style-name="ro1">
          <table:table-cell table:number-columns-repeated="1024"/>
        </table:table-row>
      </table:table>
      <table:table table:name="Planilha3" table:style-name="ta1">
        <table:table-column table:style-name="co7" table:number-columns-repeated="1024" table:default-cell-style-name="ce4"/>
        <table:table-row table:style-name="ro1">
          <table:table-cell office:value-type="string" calcext:value-type="string">
            <text:p>http://191.252.64.183/imagem/Home%20Icaro%20-%20Naturale%20e%20Off%20White.jpg</text:p>
          </table:table-cell>
          <table:table-cell table:style-name="ce7" office:value-type="string" calcext:value-type="string">
            <text:p><text:a xlink:href="http://www.srmoveisatacadao.com.br/novomilenio/#/reserva" xlink:type="simple">Home Theater Icaro Naturale Off White Madetec</text:a></text:p>
          </table:table-cell>
          <table:table-cell table:style-name="ce9" office:value-type="currency" office:currency="BRL" office:value="489" calcext:value-type="currency">
            <text:p>R$ 489,00</text:p>
          </table:table-cell>
          <table:table-cell table:style-name="ce7" office:value-type="string" calcext:value-type="string">
            <text:p>Home Thether Icaro, Côr Naturale/Off White, da Madetec - Medidas: Alt: 1,870m Larg 1,600m Prof: 0,380m, 100% MDP em Chapas de 15mm, Porta Externa Deslizante, 5 Prateleiras, sendo 2 de Vidro de 5mm, Nichos para Eletroeletrôncios, Puxador e Pés de Plástico Cromado, com Sistema de fFxação com Girofix. Para TVs até 50 Polegadas. </text:p>
          </table:table-cell>
          <table:table-cell table:number-columns-repeated="1020"/>
        </table:table-row>
        <table:table-row table:style-name="ro1" table:number-rows-repeated="4">
          <table:table-cell/>
          <table:table-cell table:style-name="ce7"/>
          <table:table-cell table:style-name="ce9"/>
          <table:table-cell table:style-name="ce7"/>
          <table:table-cell table:number-columns-repeated="1020"/>
        </table:table-row>
        <table:table-row table:style-name="ro1">
          <table:table-cell office:value-type="string" calcext:value-type="string">
            <text:p>http://191.252.64.183/imagem/FrankCarvalho.jpg</text:p>
          </table:table-cell>
          <table:table-cell office:value-type="string" calcext:value-type="string">
            <text:p>Painel Frank Carvalho Madetec</text:p>
          </table:table-cell>
          <table:table-cell table:style-name="ce13" office:value-type="string" calcext:value-type="string">
            <text:p>R$ 105,00</text:p>
          </table:table-cell>
          <table:table-cell office:value-type="string" calcext:value-type="string">
            <text:p>Painel Frank, Côr Carvalho, da Madetec, Medidas: Alt: 0,770m Larg 1,200m Prof 0,330m. 100% MDP, com Sistema de Fixação Girofix, Para TVs até 50 polegadas.</text:p>
          </table:table-cell>
          <table:table-cell table:number-columns-repeated="1020"/>
        </table:table-row>
        <table:table-row table:style-name="ro1">
          <table:table-cell office:value-type="string" calcext:value-type="string">
            <text:p>http://191.252.64.183/imagem/Painel%20Frank%20Naturale.jpg</text:p>
          </table:table-cell>
          <table:table-cell office:value-type="string" calcext:value-type="string">
            <text:p>Painel Frank Naturale Madetec</text:p>
          </table:table-cell>
          <table:table-cell table:style-name="ce13" office:value-type="string" calcext:value-type="string">
            <text:p>R$ 105,00</text:p>
          </table:table-cell>
          <table:table-cell office:value-type="string" calcext:value-type="string">
            <text:p>Painel Frank, Côr Naturale, da Madetec, Medidas: Alt: 0,770m Larg 1,200m Prof 0,330m. 100% MDP, com Sistema de Fixação Girofix, Para TVs até 50 polegadas.</text:p>
          </table:table-cell>
          <table:table-cell table:number-columns-repeated="1020"/>
        </table:table-row>
        <table:table-row table:style-name="ro1" table:number-rows-repeated="3">
          <table:table-cell table:number-columns-repeated="2"/>
          <table:table-cell table:style-name="ce13"/>
          <table:table-cell table:number-columns-repeated="1021"/>
        </table:table-row>
        <table:table-row table:style-name="ro1">
          <table:table-cell office:value-type="string" calcext:value-type="string">
            <text:p>http://191.252.64.183/imagem/painel%20dom%20amendoa-branco.jpg</text:p>
          </table:table-cell>
          <table:table-cell office:value-type="string" calcext:value-type="string">
            <text:p>Painel Don Amendoa Wood Branco Primus</text:p>
          </table:table-cell>
          <table:table-cell table:style-name="ce13" office:value-type="string" calcext:value-type="string">
            <text:p>R$ 118,00</text:p>
          </table:table-cell>
          <table:table-cell office:value-type="string" calcext:value-type="string">
            <text:p>Painel Don, Amendoa Wood/Branco Flex, Móveis Primus, Medidas: Alt 0,91m Larg 1,20m Prof 0,29m, Estrutura 100% MDP 15mm, com 2 Prateleiras, Ideal para TVs até 42 Polegadas.</text:p>
          </table:table-cell>
          <table:table-cell table:number-columns-repeated="1020"/>
        </table:table-row>
        <table:table-row table:style-name="ro1">
          <table:table-cell office:value-type="string" calcext:value-type="string">
            <text:p>http://191.252.64.183/imagem/DONPRETOFLEX.jpg</text:p>
          </table:table-cell>
          <table:table-cell office:value-type="string" calcext:value-type="string">
            <text:p>Painel Don Black.Perola Primus</text:p>
          </table:table-cell>
          <table:table-cell table:style-name="ce13" office:value-type="string" calcext:value-type="string">
            <text:p>R$ 118,00</text:p>
          </table:table-cell>
          <table:table-cell office:value-type="string" calcext:value-type="string">
            <text:p>Painel Don, Amendoa Black/Pérola Flex, Móveis Primus, Medidas: Alt 0,91m Larg 1,20m Prof 0,29m, Estrutura 100% MDP 15mm, com 2 Prateleiras, Ideal para TVs até 42 Polegadas.</text:p>
          </table:table-cell>
          <table:table-cell table:number-columns-repeated="1020"/>
        </table:table-row>
        <table:table-row table:style-name="ro1">
          <table:table-cell office:value-type="string" calcext:value-type="string">
            <text:p>http://191.252.64.183/imagem/painel%20don%20branco-amendoa.jpg</text:p>
          </table:table-cell>
          <table:table-cell office:value-type="string" calcext:value-type="string">
            <text:p>Painel Don Branco Freijo Primus</text:p>
          </table:table-cell>
          <table:table-cell table:style-name="ce13" office:value-type="string" calcext:value-type="string">
            <text:p>R$ 118,00</text:p>
          </table:table-cell>
          <table:table-cell office:value-type="string" calcext:value-type="string">
            <text:p>Painel Don, Branco/Freijó Flex, Móveis Primus, Medidas: Alt 0,91m Larg 1,20m Prof 0,29m, Estrutura 100% MDP 15mm, com 2 Prateleiras, Ideal para TVs até 42 Polegadas.</text:p>
          </table:table-cell>
          <table:table-cell table:number-columns-repeated="1020"/>
        </table:table-row>
        <table:table-row table:style-name="ro1">
          <table:table-cell office:value-type="string" calcext:value-type="string">
            <text:p>http://191.252.64.183/imagem/DONFREIJOPREOLA.jpg</text:p>
          </table:table-cell>
          <table:table-cell office:value-type="string" calcext:value-type="string">
            <text:p>Painel Don Freijo Perola Primus</text:p>
          </table:table-cell>
          <table:table-cell table:style-name="ce13" office:value-type="string" calcext:value-type="string">
            <text:p>R$ 118,00</text:p>
          </table:table-cell>
          <table:table-cell office:value-type="string" calcext:value-type="string">
            <text:p>Painel Don, Freijó/Pérola Flex, Móveis Primus, Medidas: Alt 0,91m Larg 1,20m Prof 0,29m, Estrutura 100% MDP 15mm, com 2 Prateleiras, Ideal para TVs até 42 Polegadas.</text:p>
          </table:table-cell>
          <table:table-cell table:number-columns-repeated="1020"/>
        </table:table-row>
        <table:table-row table:style-name="ro1">
          <table:table-cell table:number-columns-repeated="2"/>
          <table:table-cell table:style-name="ce13"/>
          <table:table-cell table:number-columns-repeated="1021"/>
        </table:table-row>
        <table:table-row table:style-name="ro1">
          <table:table-cell office:value-type="string" calcext:value-type="string">
            <text:p>http://191.252.64.183/imagem/paine%20ravena%20branco.jpg</text:p>
          </table:table-cell>
          <table:table-cell office:value-type="string" calcext:value-type="string">
            <text:p>Painel Ravena.Lily Branco Viero</text:p>
          </table:table-cell>
          <table:table-cell table:style-name="ce13" office:value-type="string" calcext:value-type="string">
            <text:p>R$ 129,00</text:p>
          </table:table-cell>
          <table:table-cell office:value-type="string" calcext:value-type="string">
            <text:p>Painel Ravena, Côr Branco, da Viero Moveis, Medidas: Alt 0.90m <text:s/>Larg 1.80m Prof 0.128m, Esturtura em MDP/MDF, com uma Prateleira Reversível. Ideal para TVs até 50 Polegadas.</text:p>
          </table:table-cell>
          <table:table-cell table:number-columns-repeated="1020"/>
        </table:table-row>
        <table:table-row table:style-name="ro1" table:number-rows-repeated="4">
          <table:table-cell table:number-columns-repeated="2"/>
          <table:table-cell table:style-name="ce13"/>
          <table:table-cell table:number-columns-repeated="1021"/>
        </table:table-row>
        <table:table-row table:style-name="ro1">
          <table:table-cell office:value-type="string" calcext:value-type="string">
            <text:p>http://191.252.64.183/imagem/34%20JASPE%20-%20BRANCO%207899727400117.jpg</text:p>
          </table:table-cell>
          <table:table-cell office:value-type="string" calcext:value-type="string">
            <text:p>Painel Jaspe Branco JCM</text:p>
          </table:table-cell>
          <table:table-cell table:style-name="ce13" office:value-type="string" calcext:value-type="string">
            <text:p>R$ 135,00</text:p>
          </table:table-cell>
          <table:table-cell office:value-type="string" calcext:value-type="string">
            <text:p>Painel Jaspena cor branco, da JCM Moveis, medida: alt.: 0.72m, larg.: 1.54m, prof.: 0.30m, extensível na lateral, podendo ter a medida de 1335mm ou 1540mm, recomenda-se TV até 42", acompanha suporte para TV.</text:p>
          </table:table-cell>
          <table:table-cell table:number-columns-repeated="1020"/>
        </table:table-row>
        <table:table-row table:style-name="ro1">
          <table:table-cell office:value-type="string" calcext:value-type="string">
            <text:p>http://191.252.64.183/imagem/34%20JASPE%20-%20CANELA%20CACAU.jpg</text:p>
          </table:table-cell>
          <table:table-cell office:value-type="string" calcext:value-type="string">
            <text:p>Painel Jaspe Cacau.Cacau Grigio Flex JCM</text:p>
          </table:table-cell>
          <table:table-cell table:style-name="ce13" office:value-type="string" calcext:value-type="string">
            <text:p>R$ 135,00</text:p>
          </table:table-cell>
          <table:table-cell office:value-type="string" calcext:value-type="string">
            <text:p>Painel Jaspe, <text:s/>Côr Cacau/Cacau Grigio (Flex), da JCM Moveis, medida: alt.: 0.72m, larg.: 1.54m, prof.: 0.30m, extensível na lateral, podendo ter a medida de 1335mm ou 1540mm, recomenda-se TV até 42", acompanha suporte para TV.</text:p>
          </table:table-cell>
          <table:table-cell table:number-columns-repeated="1020"/>
        </table:table-row>
        <table:table-row table:style-name="ro1">
          <table:table-cell office:value-type="string" calcext:value-type="string">
            <text:p>http://191.252.64.183/imagem/34%20JASPE%20-%20NOBRE%20SOFT%207899727407550.jpg</text:p>
          </table:table-cell>
          <table:table-cell office:value-type="string" calcext:value-type="string">
            <text:p>Painel Jaspe Nobre JCM</text:p>
          </table:table-cell>
          <table:table-cell table:style-name="ce13" office:value-type="string" calcext:value-type="string">
            <text:p>R$ 135,00</text:p>
          </table:table-cell>
          <table:table-cell office:value-type="string" calcext:value-type="string">
            <text:p>Painel Jaspena cor nobre, da JCM Moveis, medida: alt.: 0.72m, larg.: 1.54m, prof.: 0.30m, extensível na lateral, podendo ter a medida de 1335mm ou 1540mm, recomenda-se TV até 42", acompanha suporte para TV.</text:p>
          </table:table-cell>
          <table:table-cell table:number-columns-repeated="1020"/>
        </table:table-row>
        <table:table-row table:style-name="ro1" table:number-rows-repeated="2">
          <table:table-cell table:number-columns-repeated="2"/>
          <table:table-cell table:style-name="ce13"/>
          <table:table-cell table:number-columns-repeated="1021"/>
        </table:table-row>
        <table:table-row table:style-name="ro1">
          <table:table-cell office:value-type="string" calcext:value-type="string">
            <text:p>http://191.252.64.183/imagem/CONJUNTO%20TIT%C3%82NIO%20-%20CACAU-OFF.jpg</text:p>
          </table:table-cell>
          <table:table-cell office:value-type="string" calcext:value-type="string">
            <text:p>Painel Titanio Cacau Off White JCM</text:p>
          </table:table-cell>
          <table:table-cell table:style-name="ce13" office:value-type="string" calcext:value-type="string">
            <text:p>R$ 141,00</text:p>
          </table:table-cell>
          <table:table-cell office:value-type="string" calcext:value-type="string">
            <text:p>Painel Titanio na cor cacau/off, da JCM Moveis, medida: alt.:1.08m, larg.: 1.60m, prof.:1.80m, recomenda-se TV até 60", acompanha suporte para TV.</text:p>
          </table:table-cell>
          <table:table-cell table:number-columns-repeated="1020"/>
        </table:table-row>
        <table:table-row table:style-name="ro1">
          <table:table-cell office:value-type="string" calcext:value-type="string">
            <text:p>http://191.252.64.183/imagem/WhatsApp%20Image%202020-08-11%20at%2012.06.41.jpeg</text:p>
          </table:table-cell>
          <table:table-cell office:value-type="string" calcext:value-type="string">
            <text:p>Painel Titanio Cacau Tifani JCM</text:p>
          </table:table-cell>
          <table:table-cell table:style-name="ce13" office:value-type="string" calcext:value-type="string">
            <text:p>R$ 141,00</text:p>
          </table:table-cell>
          <table:table-cell office:value-type="string" calcext:value-type="string">
            <text:p>Painel Titanio na cor cacau/tifani, da JCM Moveis, medida: alt.:1.08m, larg.: 1.60m, prof.:1.80m, recomenda-se TV até 60", acompanha suporte para TV.</text:p>
          </table:table-cell>
          <table:table-cell table:number-columns-repeated="1020"/>
        </table:table-row>
        <table:table-row table:style-name="ro1" table:number-rows-repeated="3">
          <table:table-cell table:number-columns-repeated="2"/>
          <table:table-cell table:style-name="ce13"/>
          <table:table-cell table:number-columns-repeated="1021"/>
        </table:table-row>
        <table:table-row table:style-name="ro2">
          <table:table-cell office:value-type="string" calcext:value-type="string">
            <text:p>http://191.252.64.183/imagem/genesisplusrustico.jpeg</text:p>
          </table:table-cell>
          <table:table-cell office:value-type="string" calcext:value-type="string">
            <text:p>Painel Genesis Rustico MiraRack</text:p>
          </table:table-cell>
          <table:table-cell table:style-name="ce13" office:value-type="string" calcext:value-type="string">
            <text:p>R$ 159,00</text:p>
          </table:table-cell>
          <table:table-cell office:value-type="string" calcext:value-type="string">
            <text:p>Medidas: Altura: 1,60m, Larg: 1,00m, Prof: 0,45cm                              &gt; MDP / MDF;</text:p>
            <text:p>&gt; Para TV até 48 polegadas;</text:p>
          </table:table-cell>
          <table:table-cell table:number-columns-repeated="1020"/>
        </table:table-row>
        <table:table-row table:style-name="ro2">
          <table:table-cell office:value-type="string" calcext:value-type="string">
            <text:p>http://191.252.64.183/imagem/genesisplusrusticoneve.jpeg</text:p>
          </table:table-cell>
          <table:table-cell office:value-type="string" calcext:value-type="string">
            <text:p>Painel Genesis Rustico Neve MiraRack</text:p>
          </table:table-cell>
          <table:table-cell table:style-name="ce13" office:value-type="string" calcext:value-type="string">
            <text:p>R$ 159,00</text:p>
          </table:table-cell>
          <table:table-cell office:value-type="string" calcext:value-type="string">
            <text:p>Medidas: Altura: 1,60m, Larg: 1,00m, Prof: 0,45cm                              &gt; MDP / MDF;</text:p>
            <text:p>&gt; Para TV até 48 polegadas;</text:p>
          </table:table-cell>
          <table:table-cell table:number-columns-repeated="1020"/>
        </table:table-row>
        <table:table-row table:style-name="ro1" table:number-rows-repeated="3">
          <table:table-cell table:number-columns-repeated="2"/>
          <table:table-cell table:style-name="ce13"/>
          <table:table-cell table:number-columns-repeated="1021"/>
        </table:table-row>
        <table:table-row table:style-name="ro1">
          <table:table-cell office:value-type="string" calcext:value-type="string">
            <text:p>http://191.252.64.183/imagem/Painel%20Coral%20Branco%20Kaiki.jpg</text:p>
          </table:table-cell>
          <table:table-cell office:value-type="string" calcext:value-type="string">
            <text:p>Painel Coral Branco Kaiki</text:p>
          </table:table-cell>
          <table:table-cell table:style-name="ce13" office:value-type="string" calcext:value-type="string">
            <text:p>R$ 169,00</text:p>
          </table:table-cell>
          <table:table-cell office:value-type="string" calcext:value-type="string">
            <text:p>Painel Coral, Cor Branco, da Kaiki Móveis, Medidas: Alt 0,83m Larg 1,33m Prof 0,28m, com nincho e duas prateleiras, para TVs até 50 polegadas.</text:p>
          </table:table-cell>
          <table:table-cell table:number-columns-repeated="1020"/>
        </table:table-row>
        <table:table-row table:style-name="ro1" table:number-rows-repeated="4">
          <table:table-cell table:number-columns-repeated="2"/>
          <table:table-cell table:style-name="ce13"/>
          <table:table-cell table:number-columns-repeated="1021"/>
        </table:table-row>
        <table:table-row table:style-name="ro1">
          <table:table-cell office:value-type="string" calcext:value-type="string">
            <text:p>http://191.252.64.183/imagem/PainelDallasOffImbuia.jpg</text:p>
          </table:table-cell>
          <table:table-cell office:value-type="string" calcext:value-type="string">
            <text:p>Painel Dallas.Edu Off White.Imbuia Viero</text:p>
          </table:table-cell>
          <table:table-cell table:style-name="ce13" office:value-type="string" calcext:value-type="string">
            <text:p>R$ 189,00</text:p>
          </table:table-cell>
          <table:table-cell office:value-type="string" calcext:value-type="string">
            <text:p>Painel Dallas, Côr Off White/Imbuia, da Viero Móveis, Medidas: Alt 1,24m Larg 1,80 Prof 0,165m, Estrutura em 100% MDP, com uma prateleira, ideal para TVs até 55 polegadas.</text:p>
          </table:table-cell>
          <table:table-cell table:number-columns-repeated="1020"/>
        </table:table-row>
        <table:table-row table:style-name="ro1">
          <table:table-cell office:value-type="string" calcext:value-type="string">
            <text:p>http://191.252.64.183/imagem/PainelVeronaOffWhiteCoral.jpg</text:p>
          </table:table-cell>
          <table:table-cell office:value-type="string" calcext:value-type="string">
            <text:p>Painel Verona WIM Off White.Coral Frade Movelaria</text:p>
          </table:table-cell>
          <table:table-cell table:style-name="ce13" office:value-type="string" calcext:value-type="string">
            <text:p>R$ 189,00</text:p>
          </table:table-cell>
          <table:table-cell office:value-type="string" calcext:value-type="string">
            <text:p>Painel Verona, Côr Off White/Coral, da Frade Movelaria, Medidas: Alt 1,20m Larg 1,60m Prof 0,20m, em MDP, Prateleira de 25mm, Detalhe de Recorte a Laser, Sistema de Fixação Prático com Espaços Traseiros paa Organização de Fios, Para TVs até 65 polegadas.</text:p>
          </table:table-cell>
          <table:table-cell table:number-columns-repeated="1020"/>
        </table:table-row>
        <table:table-row table:style-name="ro1" table:number-rows-repeated="3">
          <table:table-cell table:number-columns-repeated="2"/>
          <table:table-cell table:style-name="ce13"/>
          <table:table-cell table:number-columns-repeated="1021"/>
        </table:table-row>
        <table:table-row table:style-name="ro1">
          <table:table-cell office:value-type="string" calcext:value-type="string">
            <text:p>http://191.252.64.183/imagem/RACK%20SENNA%20CANELA%20COM%20AMARELO.jpg</text:p>
          </table:table-cell>
          <table:table-cell office:value-type="string" calcext:value-type="string">
            <text:p>Rack Senna Canela Amarelo Flex Artely</text:p>
          </table:table-cell>
          <table:table-cell table:style-name="ce13" office:value-type="string" calcext:value-type="string">
            <text:p>R$ 199,00</text:p>
          </table:table-cell>
          <table:table-cell office:value-type="string" calcext:value-type="string">
            <text:p>Rack Senna na cor <text:s/>Canela ou Canela/Amarelo, da Alrtely Moveis, medidas: <text:s/>alt.:0.65, larg.: 1.05m, prof.: 0.40m, com porta curva deslizante, nichos para eletroeletrônicos e prateleira, ideal para TVs até 32 polegadas.</text:p>
          </table:table-cell>
          <table:table-cell table:number-columns-repeated="1020"/>
        </table:table-row>
        <table:table-row table:style-name="ro1">
          <table:table-cell office:value-type="string" calcext:value-type="string">
            <text:p>http://191.252.64.183/imagem/RACK%20SENNA%20FREIJO%20COM%20OFF%20WHITE.jpg</text:p>
          </table:table-cell>
          <table:table-cell office:value-type="string" calcext:value-type="string">
            <text:p>Rack Senna Freijo Freijo.Off White Flex Artely</text:p>
          </table:table-cell>
          <table:table-cell table:style-name="ce13" office:value-type="string" calcext:value-type="string">
            <text:p>R$ 199,00</text:p>
          </table:table-cell>
          <table:table-cell office:value-type="string" calcext:value-type="string">
            <text:p>Rack Senna, Côr Freijo ou Freijo/OffWhite Flex, da Alrtely Moveis, medidas: <text:s/>alt.:0.65, larg.: 1.05m, prof.: 0.40m, com porta curva deslizante, nichos para eletroeletrõnicos e prateleira, ideal para TVs até 32 polegadas.</text:p>
          </table:table-cell>
          <table:table-cell table:number-columns-repeated="1020"/>
        </table:table-row>
        <table:table-row table:style-name="ro1" table:number-rows-repeated="3">
          <table:table-cell table:number-columns-repeated="2"/>
          <table:table-cell table:style-name="ce13"/>
          <table:table-cell table:number-columns-repeated="1021"/>
        </table:table-row>
        <table:table-row table:style-name="ro1">
          <table:table-cell office:value-type="string" calcext:value-type="string">
            <text:p>http://191.252.64.183/imagem/LorenzoFendiNaturale.jpg</text:p>
          </table:table-cell>
          <table:table-cell office:value-type="string" calcext:value-type="string">
            <text:p>Painel Lorenzo 1.6 Fendi.Naturale Madetec</text:p>
          </table:table-cell>
          <table:table-cell table:style-name="ce13" office:value-type="string" calcext:value-type="string">
            <text:p>R$ 205,00</text:p>
          </table:table-cell>
          <table:table-cell office:value-type="string" calcext:value-type="string">
            <text:p>Painel Lorenzo 1.6, Côr Fendi/Naturale, da Madetec - Medidas: Alt: 1,145m Larg: 1,600m Prof: 0,190m, Estrutura 100% MDP, Prateleiera Superior para Objetos Decorativos. Ideal para TVs até 60 polegadas.</text:p>
          </table:table-cell>
          <table:table-cell table:number-columns-repeated="1020"/>
        </table:table-row>
        <table:table-row table:style-name="ro1">
          <table:table-cell office:value-type="string" calcext:value-type="string">
            <text:p>http://191.252.64.183/imagem/PAINEL%20LORENZO%201.6%20NATURALE.jpg</text:p>
          </table:table-cell>
          <table:table-cell office:value-type="string" calcext:value-type="string">
            <text:p>Painel Lorenzo 1.6 Naturale Off White Madetec</text:p>
          </table:table-cell>
          <table:table-cell table:style-name="ce13" office:value-type="string" calcext:value-type="string">
            <text:p>R$ 205,00</text:p>
          </table:table-cell>
          <table:table-cell office:value-type="string" calcext:value-type="string">
            <text:p>Painel Lorenzo 1.6, Côr Naturale/OffWhite, da Madetec - Medidas: Alt: 1,145m Larg: 1,600m Prof: 0,190m, Estrutura 100% MDP, Prateleiera Superior para Objetos Decorativos. Ideal para TVs até 60 polegadas.</text:p>
          </table:table-cell>
          <table:table-cell table:number-columns-repeated="1020"/>
        </table:table-row>
        <table:table-row table:style-name="ro1">
          <table:table-cell office:value-type="string" calcext:value-type="string">
            <text:p>http://191.252.64.183/imagem/PAINEL%20LORENZO%201.6%20OFF%20SAVANA%20OK.jpg</text:p>
          </table:table-cell>
          <table:table-cell office:value-type="string" calcext:value-type="string">
            <text:p>Painel Lorenzo 1.6 Off White Savana Madetec</text:p>
          </table:table-cell>
          <table:table-cell table:style-name="ce13" office:value-type="string" calcext:value-type="string">
            <text:p>R$ 205,00</text:p>
          </table:table-cell>
          <table:table-cell office:value-type="string" calcext:value-type="string">
            <text:p>Painel Lorenzo 1.6, Côr OffWhite/Savana, da Madetec - Medidas: Alt: 1,145m Larg: 1,600m Prof: 0,190m, Estrutura 100% MDP, Prateleiera Superior para Objetos Decorativos. Ideal para TVs até 60 polegadas.</text:p>
          </table:table-cell>
          <table:table-cell table:number-columns-repeated="1020"/>
        </table:table-row>
        <table:table-row table:style-name="ro1">
          <table:table-cell office:value-type="string" calcext:value-type="string">
            <text:p>http://191.252.64.183/imagem/Lorenzo1.6TitanioCarvalho.jpg</text:p>
          </table:table-cell>
          <table:table-cell office:value-type="string" calcext:value-type="string">
            <text:p>Painel Lorenzo 1.6 Titanio.Carvalho Madetec</text:p>
          </table:table-cell>
          <table:table-cell table:style-name="ce13" office:value-type="string" calcext:value-type="string">
            <text:p>R$ 205,00</text:p>
          </table:table-cell>
          <table:table-cell office:value-type="string" calcext:value-type="string">
            <text:p>Painel Lorenzo 1.6, Côr Titânio/Carvalho, da Madetec - Medidas: Alt: 1,145m Larg: 1,600m Prof: 0,190m, Estrutura 100% MDP, Prateleiera Superior para Objetos Decorativos. Ideal para TVs até 60 polegadas.</text:p>
          </table:table-cell>
          <table:table-cell table:number-columns-repeated="1020"/>
        </table:table-row>
        <table:table-row table:style-name="ro1">
          <table:table-cell table:number-columns-repeated="2"/>
          <table:table-cell table:style-name="ce13"/>
          <table:table-cell table:number-columns-repeated="1021"/>
        </table:table-row>
        <table:table-row table:style-name="ro1">
          <table:table-cell office:value-type="string" calcext:value-type="string">
            <text:p>http://191.252.64.183/imagem/Rack%20Artur%20Naturale%20e%20Off%20White.jpg</text:p>
          </table:table-cell>
          <table:table-cell office:value-type="string" calcext:value-type="string">
            <text:p>Rack Arthur Naturale Off White Madetec</text:p>
          </table:table-cell>
          <table:table-cell table:style-name="ce13" office:value-type="string" calcext:value-type="string">
            <text:p>R$ 219,00</text:p>
          </table:table-cell>
          <table:table-cell office:value-type="string" calcext:value-type="string">
            <text:p>Rack Arthur, Côr Naturale/Off White, da Madetec, Medidas: Alt: 0,610m Larg: 1,210m Prof: 0,340m, 1'00% MDP em Chapa de 15mm, <text:s/>Porta de Correr com Puxador em Poliestileno Cromado, Nichos para Eletroeletrônicos e Objetos Decorativos, Rodízios em Poliestileno e Sistema de Fixação Girofix. Para TVs até 50 polegadas.</text:p>
          </table:table-cell>
          <table:table-cell table:number-columns-repeated="1020"/>
        </table:table-row>
        <table:table-row table:style-name="ro1">
          <table:table-cell office:value-type="string" calcext:value-type="string">
            <text:p>http://191.252.64.183/imagem/Rack%20Artur%20Off%20White%20e%20Savana.jpg</text:p>
          </table:table-cell>
          <table:table-cell office:value-type="string" calcext:value-type="string">
            <text:p>Rack Arthur Off White Savana Madetec</text:p>
          </table:table-cell>
          <table:table-cell table:style-name="ce13" office:value-type="string" calcext:value-type="string">
            <text:p>R$ 219,00</text:p>
          </table:table-cell>
          <table:table-cell office:value-type="string" calcext:value-type="string">
            <text:p>Rack Arthur, Côr Savana, da Madetec, Medidas: Alt: 0,610m Larg: 1,210m Prof: 0,340m, 1'00% MDP em Chapa de 15mm, <text:s/>Porta de Correr com Puxador em Poliestileno Cromado, Nichos para Eletroeletrônicos e Objetos Decorativos, Rodízios em Poliestileno e Sistema de Fixação Girofix. Para TVs até 50 polegadas.</text:p>
          </table:table-cell>
          <table:table-cell table:number-columns-repeated="1020"/>
        </table:table-row>
        <table:table-row table:style-name="ro1">
          <table:table-cell office:value-type="string" calcext:value-type="string">
            <text:p>http://191.252.64.183/imagem/ArthurTitainioCarvalho.jpg</text:p>
          </table:table-cell>
          <table:table-cell office:value-type="string" calcext:value-type="string">
            <text:p>Rack Arthur Titanio.Carvalho Madetec</text:p>
          </table:table-cell>
          <table:table-cell table:style-name="ce13" office:value-type="string" calcext:value-type="string">
            <text:p>R$ 219,00</text:p>
          </table:table-cell>
          <table:table-cell office:value-type="string" calcext:value-type="string">
            <text:p>Rack Arthur, Côr Titânio/Carvalho, da Madetec, Medidas: Alt: 0,610m Larg: 1,210m Prof: 0,340m, 1'00% MDP em Chapa de 15mm, <text:s/>Porta de Correr com Puxador em Poliestileno Cromado, Nichos para Eletroeletrônicos e Objetos Decorativos, Rodízios em Poliestileno e Sistema de Fixação Girofix. Para TVs até 50 polegadas.</text:p>
          </table:table-cell>
          <table:table-cell table:number-columns-repeated="1020"/>
        </table:table-row>
        <table:table-row table:style-name="ro1" table:number-rows-repeated="2">
          <table:table-cell table:number-columns-repeated="2"/>
          <table:table-cell table:style-name="ce13"/>
          <table:table-cell table:number-columns-repeated="1021"/>
        </table:table-row>
        <table:table-row table:style-name="ro1">
          <table:table-cell office:value-type="string" calcext:value-type="string">
            <text:p>http://191.252.64.183/imagem/tiete%20naturale.jpeg</text:p>
          </table:table-cell>
          <table:table-cell office:value-type="string" calcext:value-type="string">
            <text:p>Painel Tiete Naturale JCM</text:p>
          </table:table-cell>
          <table:table-cell table:style-name="ce13" office:value-type="string" calcext:value-type="string">
            <text:p>R$ 222,00</text:p>
          </table:table-cell>
          <table:table-cell office:value-type="string" calcext:value-type="string">
            <text:p>Painel Tiete, Côr Naturale, da JCM Movelaria, Medidas: Alt 1,19m Larg 2,00m Prof 0,17m, em MDP, com prateleira e luminárias em LED. Ideal para TVs até 60 polegadas.</text:p>
          </table:table-cell>
          <table:table-cell table:number-columns-repeated="1020"/>
        </table:table-row>
        <table:table-row table:style-name="ro1">
          <table:table-cell office:value-type="string" calcext:value-type="string">
            <text:p>http://191.252.64.183/imagem/WhatsApp%20Image%202020-08-11%20at%2011.16.19.jpeg</text:p>
          </table:table-cell>
          <table:table-cell office:value-type="string" calcext:value-type="string">
            <text:p>Painel Tiete Nobre JCM</text:p>
          </table:table-cell>
          <table:table-cell table:style-name="ce13" office:value-type="string" calcext:value-type="string">
            <text:p>R$ 222,00</text:p>
          </table:table-cell>
          <table:table-cell office:value-type="string" calcext:value-type="string">
            <text:p>Painel Tiete, Côr Nobre, da JCM Movelaria, Medidas: Alt 1,19m Larg 2,00m Prof 0,17m, em MDP, com prateleira e luminárias em LED. Ideal para TVs até 60 polegadas.</text:p>
          </table:table-cell>
          <table:table-cell table:number-columns-repeated="1020"/>
        </table:table-row>
        <table:table-row table:style-name="ro1" table:number-rows-repeated="3">
          <table:table-cell table:number-columns-repeated="2"/>
          <table:table-cell table:style-name="ce13"/>
          <table:table-cell table:number-columns-repeated="1021"/>
        </table:table-row>
        <table:table-row table:style-name="ro1">
          <table:table-cell office:value-type="string" calcext:value-type="string">
            <text:p>http://191.252.64.183/imagem/RackOuroNobre.jpg</text:p>
          </table:table-cell>
          <table:table-cell office:value-type="string" calcext:value-type="string">
            <text:p>Rack Ouro Candian Nobre Soft JCM</text:p>
          </table:table-cell>
          <table:table-cell table:style-name="ce13" office:value-type="string" calcext:value-type="string">
            <text:p>R$ 237,00</text:p>
          </table:table-cell>
          <table:table-cell office:value-type="string" calcext:value-type="string">
            <text:p>Rack Ouro Candian, Côr Nobre Soft, JCM Movelaria, Medidas: Alt 0,65m Larg 1,50m Prof 0,41m, 100% MDP 15mm, com 1 Porta de Bater, Nichos para Eletroeletrônicos, Puxador em MDP, Trilho e Rodízios em Plástico. Ideal para TVs até 42 Polegadas.</text:p>
          </table:table-cell>
          <table:table-cell office:value-type="string" calcext:value-type="string">
            <text:p>Rack Ouro Candian Nobre Soft JCM</text:p>
          </table:table-cell>
          <table:table-cell table:number-columns-repeated="1019"/>
        </table:table-row>
        <table:table-row table:style-name="ro1" table:number-rows-repeated="4">
          <table:table-cell table:number-columns-repeated="2"/>
          <table:table-cell table:style-name="ce13"/>
          <table:table-cell table:number-columns-repeated="1021"/>
        </table:table-row>
        <table:table-row table:style-name="ro1">
          <table:table-cell office:value-type="string" calcext:value-type="string">
            <text:p>http://191.252.64.183/imagem/Rack-Bela-branco.jpg</text:p>
          </table:table-cell>
          <table:table-cell office:value-type="string" calcext:value-type="string">
            <text:p>Rack Bela.Rum Branco Viero</text:p>
          </table:table-cell>
          <table:table-cell table:style-name="ce13" office:value-type="string" calcext:value-type="string">
            <text:p>R$ 245,00</text:p>
          </table:table-cell>
          <table:table-cell office:value-type="string" calcext:value-type="string">
            <text:p>Rack Bela, Côr Branco, da Viero Moveis, medidas: 0.42x1.800.53m, duas portas basculantes.</text:p>
          </table:table-cell>
          <table:table-cell table:number-columns-repeated="1020"/>
        </table:table-row>
        <table:table-row table:style-name="ro1" table:number-rows-repeated="4">
          <table:table-cell table:number-columns-repeated="2"/>
          <table:table-cell table:style-name="ce13"/>
          <table:table-cell table:number-columns-repeated="1021"/>
        </table:table-row>
        <table:table-row table:style-name="ro1">
          <table:table-cell office:value-type="string" calcext:value-type="string">
            <text:p>http://191.252.64.183/imagem/PainelClassic1.4Branco.jpeg</text:p>
          </table:table-cell>
          <table:table-cell office:value-type="string" calcext:value-type="string">
            <text:p>Painel Classic 1.4 sem Led Branco Acetinado IMCAL</text:p>
          </table:table-cell>
          <table:table-cell table:style-name="ce13" office:value-type="string" calcext:value-type="string">
            <text:p>R$ 249,00</text:p>
          </table:table-cell>
          <table:table-cell office:value-type="string" calcext:value-type="string">
            <text:p>Painel Classic 1.4 sem Led, Côr Branco Acetinado, da IMCAL, Medidas: Alt 0,907m Larg 1,46m Prof 0,06m, Estrutura em MDP 25mm e 15mm, acabamento lateral, para TV até 46 polegadas, Obs.: Kit de Led (opcional)</text:p>
          </table:table-cell>
          <table:table-cell table:number-columns-repeated="1020"/>
        </table:table-row>
        <table:table-row table:style-name="ro1">
          <table:table-cell office:value-type="string" calcext:value-type="string">
            <text:p>http://191.252.64.183/imagem/PainelClassic1.4FreijoOffWhite.4.jpeg</text:p>
          </table:table-cell>
          <table:table-cell office:value-type="string" calcext:value-type="string">
            <text:p>Painel Classic 1.4 sem Led Freijo.Off White IMCAL</text:p>
          </table:table-cell>
          <table:table-cell table:style-name="ce13" office:value-type="string" calcext:value-type="string">
            <text:p>R$ 249,00</text:p>
          </table:table-cell>
          <table:table-cell office:value-type="string" calcext:value-type="string">
            <text:p>Painel Classic 1.4 sem Led, Côr Freijo/Off White, da IMCAL, Medidas: Alt 0,907m Larg 1,46m Prof 0,06m, Estrutura em MDP 25mm e 15mm, acabamento lateral, para TV até 46 polegadas, Obs.: Kit de Led (opcional)</text:p>
          </table:table-cell>
          <table:table-cell table:number-columns-repeated="1020"/>
        </table:table-row>
        <table:table-row table:style-name="ro1">
          <table:table-cell office:value-type="string" calcext:value-type="string">
            <text:p>http://191.252.64.183/imagem/Classic1.4NatureOffWhite.jpg</text:p>
          </table:table-cell>
          <table:table-cell office:value-type="string" calcext:value-type="string">
            <text:p>Painel Classic 1.4 sem Led Nature Off White IMCAL</text:p>
          </table:table-cell>
          <table:table-cell table:style-name="ce13" office:value-type="string" calcext:value-type="string">
            <text:p>R$ 249,00</text:p>
          </table:table-cell>
          <table:table-cell office:value-type="string" calcext:value-type="string">
            <text:p>Painel Classic 1.4 sem Led, Côr Nature/Off White, da IMCAL, Medidas: Alt 0,907m Larg 1,46m Prof 0,06m, Estrutura em MDP 25mm e 15mm, acabamento lateral, para TV até 46 polegadas, Obs.: Kit de Led (opcional)</text:p>
          </table:table-cell>
          <table:table-cell table:number-columns-repeated="1020"/>
        </table:table-row>
        <table:table-row table:style-name="ro1">
          <table:table-cell office:value-type="string" calcext:value-type="string">
            <text:p>http://191.252.64.183/imagem/PainelClassic1.4OffFreijo.jpeg</text:p>
          </table:table-cell>
          <table:table-cell office:value-type="string" calcext:value-type="string">
            <text:p>Painel Classic 1.4 sem Led Off White.Freijo IMCAL</text:p>
          </table:table-cell>
          <table:table-cell table:style-name="ce13" office:value-type="string" calcext:value-type="string">
            <text:p>R$ 249,00</text:p>
          </table:table-cell>
          <table:table-cell office:value-type="string" calcext:value-type="string">
            <text:p>Painel Classic 1.4 sem Led, Côr Off White/Freijo, da IMCAL, Medidas: Alt 0,907m Larg 1,46m Prof 0,06m, Estrutura em MDP 25mm e 15mm, acabamento lateral, para TV até 46 polegadas, Obs.: Kit de Led (opcional)</text:p>
          </table:table-cell>
          <table:table-cell table:number-columns-repeated="1020"/>
        </table:table-row>
        <table:table-row table:style-name="ro1">
          <table:table-cell table:number-columns-repeated="2"/>
          <table:table-cell table:style-name="ce13"/>
          <table:table-cell table:number-columns-repeated="1021"/>
        </table:table-row>
        <table:table-row table:style-name="ro1">
          <table:table-cell office:value-type="string" calcext:value-type="string">
            <text:p>http://191.252.64.183/imagem/Painel%20Atraente%20Nobre%20Soft%20JCM.jpg</text:p>
          </table:table-cell>
          <table:table-cell office:value-type="string" calcext:value-type="string">
            <text:p>Painel Atraente Nobre Soft JCM</text:p>
          </table:table-cell>
          <table:table-cell table:style-name="ce13" office:value-type="string" calcext:value-type="string">
            <text:p>R$ 250,00</text:p>
          </table:table-cell>
          <table:table-cell office:value-type="string" calcext:value-type="string">
            <text:p>Painel Atraente, Côr Nobre Soft, da JCM Movelaria, Medidas: Alt 1,08m Larg 1,82m Prof 0,18m, 100% MDP, com prateleira decorativa, recomenda-se TV até 75 polegadas</text:p>
          </table:table-cell>
          <table:table-cell table:number-columns-repeated="1020"/>
        </table:table-row>
        <table:table-row table:style-name="ro1">
          <table:table-cell office:value-type="string" calcext:value-type="string">
            <text:p>http://191.252.64.183/imagem/Painel%20Atraente%20Noronha.Off%20White%20JCM.jpg</text:p>
          </table:table-cell>
          <table:table-cell office:value-type="string" calcext:value-type="string">
            <text:p>Painel Atraente Noronha.Off White JCM</text:p>
          </table:table-cell>
          <table:table-cell table:style-name="ce13" office:value-type="string" calcext:value-type="string">
            <text:p>R$ 250,00</text:p>
          </table:table-cell>
          <table:table-cell office:value-type="string" calcext:value-type="string">
            <text:p>Painel Atraente, Côr Noronha/Off White, da JCM Movelaria, 100% MDP, Medidas: Alt 1,08m Larg 1,82m Prof 0,18m, com prateleira decorativa, recomenda-se TV até 75 polegadas</text:p>
          </table:table-cell>
          <table:table-cell table:number-columns-repeated="1020"/>
        </table:table-row>
        <table:table-row table:style-name="ro1">
          <table:table-cell office:value-type="string" calcext:value-type="string">
            <text:p>http://191.252.64.183/imagem/Painel%20Atraente%20Rovere.Off%20White%20JCM.jpg</text:p>
          </table:table-cell>
          <table:table-cell office:value-type="string" calcext:value-type="string">
            <text:p>Painel Atraente</text:p>
          </table:table-cell>
          <table:table-cell table:style-name="ce13" office:value-type="string" calcext:value-type="string">
            <text:p>R$ 250,00</text:p>
          </table:table-cell>
          <table:table-cell office:value-type="string" calcext:value-type="string">
            <text:p>Painel Atraente, Côr Rovere/Off White, da JCM Movelaria, Medidas: Alt 1,08m Larg 1,82m Prof 0,18m, com prateleira decorativa, recomenda-se TV até 75 polegadas</text:p>
          </table:table-cell>
          <table:table-cell table:number-columns-repeated="1020"/>
        </table:table-row>
        <table:table-row table:style-name="ro1" table:number-rows-repeated="2">
          <table:table-cell table:number-columns-repeated="2"/>
          <table:table-cell table:style-name="ce13"/>
          <table:table-cell table:number-columns-repeated="1021"/>
        </table:table-row>
        <table:table-row table:style-name="ro1">
          <table:table-cell office:value-type="string" calcext:value-type="string">
            <text:p>http://191.252.64.183/imagem/JatobaGrisOnix.jpeg</text:p>
          </table:table-cell>
          <table:table-cell office:value-type="string" calcext:value-type="string">
            <text:p>Rack Jatoba Gris.Onix JCM</text:p>
          </table:table-cell>
          <table:table-cell table:style-name="ce13" office:value-type="string" calcext:value-type="string">
            <text:p>R$ 299,00</text:p>
          </table:table-cell>
          <table:table-cell office:value-type="string" calcext:value-type="string">
            <text:p>Rack Jatobá, Côr Gris/Onix, JCM, Medidas: Alt 0,72m Larg 1,75m Prof 0,435m, em MDF/MDP, com 1 Porta com Dobradiça Metálica, 3 Gavetas com Corrediças Metalicas, 3 Nichos para Eletroeletrônicos, 2 Nichos para Caixa de Som e Puxadores Plásticos Cromados. Para TVs até 47 Polegadas.</text:p>
          </table:table-cell>
          <table:table-cell office:value-type="string" calcext:value-type="string">
            <text:p>Rack Jatoba Gris.Onix JCM</text:p>
          </table:table-cell>
          <table:table-cell table:number-columns-repeated="1019"/>
        </table:table-row>
        <table:table-row table:style-name="ro1" table:number-rows-repeated="4">
          <table:table-cell table:number-columns-repeated="2"/>
          <table:table-cell table:style-name="ce13"/>
          <table:table-cell table:number-columns-repeated="1021"/>
        </table:table-row>
        <table:table-row table:style-name="ro1">
          <table:table-cell office:value-type="string" calcext:value-type="string">
            <text:p>http://191.252.64.183/imagem/RACK-FRANK-FREIJO-COM-OFF-WHITE_5.jpg</text:p>
          </table:table-cell>
          <table:table-cell office:value-type="string" calcext:value-type="string">
            <text:p>Rack Frank Freijo.Off White Artely</text:p>
          </table:table-cell>
          <table:table-cell table:style-name="ce13" office:value-type="string" calcext:value-type="string">
            <text:p>R$ 309,00</text:p>
          </table:table-cell>
          <table:table-cell office:value-type="string" calcext:value-type="string">
            <text:p>Rack Franck, Côr Freijó/Off White, da Artely, Medidas: Alt 0,65m Larg 1,20m Prof 0,40m, Estrutura 100% MDP 15mm, 1 Porta de Bater com Dobradiças Metalicas, 2 Nichos para Eletroeletrônicos e Objetos Decorativos, Pés de MDF de 25mm. Ideal para TVs até 50 Polegadas.</text:p>
          </table:table-cell>
          <table:table-cell office:value-type="string" calcext:value-type="string">
            <text:p>Rack Frank Freijo.Off White Artely</text:p>
          </table:table-cell>
          <table:table-cell table:number-columns-repeated="1019"/>
        </table:table-row>
        <table:table-row table:style-name="ro1">
          <table:table-cell office:value-type="string" calcext:value-type="string">
            <text:p>http://191.252.64.183/imagem/VenetoIpe.jpg</text:p>
          </table:table-cell>
          <table:table-cell office:value-type="string" calcext:value-type="string">
            <text:p>Rack Veneto Max Ipe MiraRack</text:p>
          </table:table-cell>
          <table:table-cell table:style-name="ce13" office:value-type="string" calcext:value-type="string">
            <text:p>R$ 309,00</text:p>
          </table:table-cell>
          <table:table-cell office:value-type="string" calcext:value-type="string">
            <text:p>Rack Veneto Max, na cor Ipê, da MiraRack, Medidas: Alt.:0.70m, Larg.: 1.83m, Prof.:0.46m, Estrutura em MDF/MDP, com 2 Gavetas com Corrediças Metálicas e Puxadores em MDF, Porta Lateral e 8 Rodízios. Ideal para TVs até 50 Polegadas.</text:p>
          </table:table-cell>
          <table:table-cell table:number-columns-repeated="1020"/>
        </table:table-row>
        <table:table-row table:style-name="ro1" table:number-rows-repeated="3">
          <table:table-cell table:number-columns-repeated="2"/>
          <table:table-cell table:style-name="ce13"/>
          <table:table-cell table:number-columns-repeated="1021"/>
        </table:table-row>
        <table:table-row table:style-name="ro1">
          <table:table-cell office:value-type="string" calcext:value-type="string">
            <text:p>http://191.252.64.183/imagem/Lumia%20plus_%20rustico.jpg</text:p>
          </table:table-cell>
          <table:table-cell office:value-type="string" calcext:value-type="string">
            <text:p>Painel Suspenso Lumia Plus com Espelho Rustico MiraRack</text:p>
          </table:table-cell>
          <table:table-cell table:style-name="ce13" office:value-type="string" calcext:value-type="string">
            <text:p>R$ 315,00</text:p>
          </table:table-cell>
          <table:table-cell office:value-type="string" calcext:value-type="string">
            <text:p>Painel Suspenso Lúmia com Espelho, Côr Rústico, da Mirarack, Medidas: Alt 1.60m Larg 1.20m Prof 0,33m , prateleira em vidro temperado, luminárias em LED, com porta de correr e puxador em alumínio. Para TVs até 46 polegas.</text:p>
          </table:table-cell>
          <table:table-cell table:number-columns-repeated="1020"/>
        </table:table-row>
        <table:table-row table:style-name="ro1" table:number-rows-repeated="4">
          <table:table-cell table:number-columns-repeated="2"/>
          <table:table-cell table:style-name="ce13"/>
          <table:table-cell table:number-columns-repeated="1021"/>
        </table:table-row>
        <table:table-row table:style-name="ro1">
          <table:table-cell office:value-type="string" calcext:value-type="string">
            <text:p>http://191.252.64.183/imagem/PainelClassic1.8BrancoAcetinado.1.jpg</text:p>
          </table:table-cell>
          <table:table-cell office:value-type="string" calcext:value-type="string">
            <text:p>Painel Classic 1.8 sem Led Branco Acetinado IMCAL</text:p>
          </table:table-cell>
          <table:table-cell table:style-name="ce13" office:value-type="string" calcext:value-type="string">
            <text:p>R$ 329,00</text:p>
          </table:table-cell>
          <table:table-cell office:value-type="string" calcext:value-type="string">
            <text:p>Painel Classic 1.8 sem Led, Côr Branco Acetinado, da IMCAL, Medidas: Alt 1,28m Larg 1,80m Prof 0,06m, Estrutura em MDP 25mm e 15mm, acabamento lateral, para TV até 55 polegadas, Obs.: Kit de Led (opcional)</text:p>
          </table:table-cell>
          <table:table-cell table:number-columns-repeated="1020"/>
        </table:table-row>
        <table:table-row table:style-name="ro1">
          <table:table-cell office:value-type="string" calcext:value-type="string">
            <text:p>http://191.252.64.183/imagem/PainelClassic1.8FreijoOffWhite.jpg</text:p>
          </table:table-cell>
          <table:table-cell office:value-type="string" calcext:value-type="string">
            <text:p>Painel Classic 1.8 sem Led Freijo.Off White IMCAL</text:p>
          </table:table-cell>
          <table:table-cell table:style-name="ce13" office:value-type="string" calcext:value-type="string">
            <text:p>R$ 329,00</text:p>
          </table:table-cell>
          <table:table-cell office:value-type="string" calcext:value-type="string">
            <text:p>Painel Classic 1.8 sem Led, Côr Freijo/Off White, da IMCAL, Medidas: Alt 1,28m Larg 1,80m Prof 0,06m, Estrutura em MDP 25mm e 15mm, acabamento lateral, para TV até 55 polegadas, Obs.: Kit de Led (opcional)</text:p>
          </table:table-cell>
          <table:table-cell table:number-columns-repeated="1020"/>
        </table:table-row>
        <table:table-row table:style-name="ro1">
          <table:table-cell office:value-type="string" calcext:value-type="string">
            <text:p>http://191.252.64.183/imagem/PainelClassic1.8NatureOffWhite.jpg</text:p>
          </table:table-cell>
          <table:table-cell office:value-type="string" calcext:value-type="string">
            <text:p>Painel Classic 1.8 sem Led Nature.Off White IMCAL</text:p>
          </table:table-cell>
          <table:table-cell table:style-name="ce13" office:value-type="string" calcext:value-type="string">
            <text:p>R$ 329,00</text:p>
          </table:table-cell>
          <table:table-cell office:value-type="string" calcext:value-type="string">
            <text:p>Painel Classic 1.8 sem Led, Côr Off White/Nature, da IMCAL, Medidas: Alt 1,28m Larg 1,80m Prof 0,06m, Estrutura em MDP 25mm e 15mm, acabamento lateral, para TV até 55 polegadas, Obs.: Kit de Led (opcional)</text:p>
          </table:table-cell>
          <table:table-cell table:number-columns-repeated="1020"/>
        </table:table-row>
        <table:table-row table:style-name="ro1">
          <table:table-cell office:value-type="string" calcext:value-type="string">
            <text:p>http://191.252.64.183/imagem/malibuoffnature.jpg</text:p>
          </table:table-cell>
          <table:table-cell office:value-type="string" calcext:value-type="string">
            <text:p>Painel Malibu Off White.Nature Mobler</text:p>
          </table:table-cell>
          <table:table-cell table:style-name="ce13" office:value-type="string" calcext:value-type="string">
            <text:p>R$ 329,00</text:p>
          </table:table-cell>
          <table:table-cell office:value-type="string" calcext:value-type="string">
            <text:p>Painel Malibu, Côr Preto/Fosco, da Mobler, Medidas: Atl 1,20m Larg 2,00m Prof 0,207m, com espelhos laterais, prateleira superior, para TVs até 65" polegadas.</text:p>
          </table:table-cell>
          <table:table-cell table:number-columns-repeated="1020"/>
        </table:table-row>
        <table:table-row table:style-name="ro1">
          <table:table-cell table:number-columns-repeated="2"/>
          <table:table-cell table:style-name="ce13"/>
          <table:table-cell table:number-columns-repeated="1021"/>
        </table:table-row>
        <table:table-row table:style-name="ro1">
          <table:table-cell office:value-type="string" calcext:value-type="string">
            <text:p>http://191.252.64.183/imagem/1%20SABIA%20-%20BRANCO%20-%207899727401060.jpg</text:p>
          </table:table-cell>
          <table:table-cell office:value-type="string" calcext:value-type="string">
            <text:p>Painel Sabia Branco JCM</text:p>
          </table:table-cell>
          <table:table-cell table:style-name="ce13" office:value-type="string" calcext:value-type="string">
            <text:p>R$ 330,00</text:p>
          </table:table-cell>
          <table:table-cell office:value-type="string" calcext:value-type="string">
            <text:p>Painel Sabia da cor branco, da JCM Moveis, medida: alt.: 1.08cm larg.: 1.82cm, prof.: 0.32m, porta retrato em vidro aplicado, recomenda-se TV até 60".</text:p>
          </table:table-cell>
          <table:table-cell table:number-columns-repeated="1020"/>
        </table:table-row>
        <table:table-row table:style-name="ro1">
          <table:table-cell office:value-type="string" calcext:value-type="string">
            <text:p>http://191.252.64.183/imagem/1%20SABIA%20-%20CACAU%20-%207899727404535.jpg</text:p>
          </table:table-cell>
          <table:table-cell office:value-type="string" calcext:value-type="string">
            <text:p>Painel Sabia Cacau JCM</text:p>
          </table:table-cell>
          <table:table-cell table:style-name="ce13" office:value-type="string" calcext:value-type="string">
            <text:p>R$ 330,00</text:p>
          </table:table-cell>
          <table:table-cell office:value-type="string" calcext:value-type="string">
            <text:p>Painel Sabia da cor cacau, da JCM Moveis, medida: alt.: 1.08cm larg.: 1.82cm, prof.: 0.32m, porta retrato em vidro aplicado, recomenda-se TV até 60".</text:p>
          </table:table-cell>
          <table:table-cell table:number-columns-repeated="1020"/>
        </table:table-row>
        <table:table-row table:style-name="ro1">
          <table:table-cell office:value-type="string" calcext:value-type="string">
            <text:p>http://191.252.64.183/imagem/1%20SABI%C3%81%20-%20NOBRE%20SOFT%207899727407628.jpg</text:p>
          </table:table-cell>
          <table:table-cell office:value-type="string" calcext:value-type="string">
            <text:p>Painel Sabia Nobre Soft JCM</text:p>
          </table:table-cell>
          <table:table-cell table:style-name="ce13" office:value-type="string" calcext:value-type="string">
            <text:p>R$ 330,00</text:p>
          </table:table-cell>
          <table:table-cell office:value-type="string" calcext:value-type="string">
            <text:p>Painel Sabia da cor nobre, da JCM Moveis, medida: alt.: 1.08cm larg.: 1.82cm, prof.: 0.32m, porta retrato em vidro aplicado, recomenda-se TV até 60".</text:p>
          </table:table-cell>
          <table:table-cell table:number-columns-repeated="1020"/>
        </table:table-row>
        <table:table-row table:style-name="ro1">
          <table:table-cell office:value-type="string" calcext:value-type="string">
            <text:p>http://191.252.64.183/imagem/Painel%20Sabia%20Noronha.Off%20White%20JCM.jpg</text:p>
          </table:table-cell>
          <table:table-cell office:value-type="string" calcext:value-type="string">
            <text:p>Painel Sabia Noronha.Off White JCM</text:p>
          </table:table-cell>
          <table:table-cell table:style-name="ce13" office:value-type="string" calcext:value-type="string">
            <text:p>R$ 330,00</text:p>
          </table:table-cell>
          <table:table-cell office:value-type="string" calcext:value-type="string">
            <text:p>Painel Sabiá, côr Boronha/Off White, da JCM Moveis, medida: alt.: 1.08cm larg.: 1.82cm, prof.: 0.32m, porta retrato em vidro aplicado, recomenda-se TV até 60".</text:p>
          </table:table-cell>
          <table:table-cell table:number-columns-repeated="1020"/>
        </table:table-row>
        <table:table-row table:style-name="ro1">
          <table:table-cell table:number-columns-repeated="2"/>
          <table:table-cell table:style-name="ce13"/>
          <table:table-cell table:number-columns-repeated="1021"/>
        </table:table-row>
        <table:table-row table:style-name="ro1">
          <table:table-cell office:value-type="string" calcext:value-type="string">
            <text:p>http://191.252.64.183/imagem/BRANCO.jpg</text:p>
          </table:table-cell>
          <table:table-cell office:value-type="string" calcext:value-type="string">
            <text:p>Painel Suspenso Lumia Plus com Espelho Branco MiraRack</text:p>
          </table:table-cell>
          <table:table-cell table:style-name="ce13" office:value-type="string" calcext:value-type="string">
            <text:p>R$ 339,00</text:p>
          </table:table-cell>
          <table:table-cell office:value-type="string" calcext:value-type="string">
            <text:p>Painel Suspenso Lúmia Plus com Espelho, Côr Branco, da Mirarack, Medidas: Alt 1.60m Larg: 1.20m Prof: , prateleira em vidro temperado, luminárias em LED, com porta de correr e puxador em alumínio. Para TVs até 46 polegas.</text:p>
          </table:table-cell>
          <table:table-cell table:number-columns-repeated="1020"/>
        </table:table-row>
        <table:table-row table:style-name="ro1">
          <table:table-cell office:value-type="string" calcext:value-type="string">
            <text:p>http://191.252.64.183/imagem/canela.jpg</text:p>
          </table:table-cell>
          <table:table-cell office:value-type="string" calcext:value-type="string">
            <text:p>Painel Suspenso Lumia Plus com Espelho Canela MiraRack</text:p>
          </table:table-cell>
          <table:table-cell table:style-name="ce13" office:value-type="string" calcext:value-type="string">
            <text:p>R$ 339,00</text:p>
          </table:table-cell>
          <table:table-cell office:value-type="string" calcext:value-type="string">
            <text:p>Painel Suspenso Lúmia com Espelho, Côr <text:s/>Canela, da Mirarack, Medidas: Alt 1.60m Larg 1.20m Prof 0,33: , prateleira em vidro temperado, luminárias em LED, com porta de correr e puxador em alumínio. Para TVs até 46 polegas.</text:p>
          </table:table-cell>
          <table:table-cell table:number-columns-repeated="1020"/>
        </table:table-row>
        <table:table-row table:style-name="ro1">
          <table:table-cell office:value-type="string" calcext:value-type="string">
            <text:p>http://191.252.64.183/imagem/stilo%20areia.jpg</text:p>
          </table:table-cell>
          <table:table-cell office:value-type="string" calcext:value-type="string">
            <text:p>Painel Suspenso Stilo Areia MiraRack</text:p>
          </table:table-cell>
          <table:table-cell table:style-name="ce13" office:value-type="string" calcext:value-type="string">
            <text:p>R$ 339,00</text:p>
          </table:table-cell>
          <table:table-cell office:value-type="string" calcext:value-type="string">
            <text:p>Painel Suspenso Stilo na cor Areia, da MiraRack, medidas: alt.:1,60m, larg.: 1,50m, prof.: 0,37m, porta de correr, luminarias LED, capacidade TV: 50".</text:p>
          </table:table-cell>
          <table:table-cell table:number-columns-repeated="1020"/>
        </table:table-row>
        <table:table-row table:style-name="ro1" table:number-rows-repeated="2">
          <table:table-cell table:number-columns-repeated="2"/>
          <table:table-cell table:style-name="ce13"/>
          <table:table-cell table:number-columns-repeated="1021"/>
        </table:table-row>
        <table:table-row table:style-name="ro1">
          <table:table-cell office:value-type="string" calcext:value-type="string">
            <text:p>http://191.252.64.183/imagem/BerlimImbuiOff.jpg</text:p>
          </table:table-cell>
          <table:table-cell office:value-type="string" calcext:value-type="string">
            <text:p>Rack Berlim.Sidney Imbuia.Off White Viero</text:p>
          </table:table-cell>
          <table:table-cell table:style-name="ce13" office:value-type="string" calcext:value-type="string">
            <text:p>R$ 343,00</text:p>
          </table:table-cell>
          <table:table-cell office:value-type="string" calcext:value-type="string">
            <text:p>Rack Berlim, Côr Imbuia/Off White, da Viero Móveis, Medidas: Alty 0,68m Larg 2,00m Prof 0,365m, em MDP/MDF, 2 Portas com Detalhe em Espelhos, Prateleira de Vidro, Nichos para Eletroeletrônicos e Objetos Decorativos, Ideal para TVs até 55 Polegadas.</text:p>
          </table:table-cell>
          <table:table-cell table:number-columns-repeated="1020"/>
        </table:table-row>
        <table:table-row table:style-name="ro1" table:number-rows-repeated="4">
          <table:table-cell table:number-columns-repeated="2"/>
          <table:table-cell table:style-name="ce13"/>
          <table:table-cell table:number-columns-repeated="1021"/>
        </table:table-row>
        <table:table-row table:style-name="ro1">
          <table:table-cell office:value-type="string" calcext:value-type="string">
            <text:p>http://191.252.64.183/imagem/Painel%20Malbec%20Carvalho%20Viena.Malte.jpg</text:p>
          </table:table-cell>
          <table:table-cell office:value-type="string" calcext:value-type="string">
            <text:p>Painel Malbec Carvalho Viena.Malte Mobler</text:p>
          </table:table-cell>
          <table:table-cell table:style-name="ce13" office:value-type="string" calcext:value-type="string">
            <text:p>R$ 349,00</text:p>
          </table:table-cell>
          <table:table-cell office:value-type="string" calcext:value-type="string">
            <text:p>Painel Malbec, Côr Carvalho Viena/Malte, da Mobler, Medidas: Alt 0,109m Larg 1,826m Prof 0,315m, Estrutura 100% MDP 12mm e 15mm, Bancada com Ninchos para Eletroeletrônicos, com 4 Prateleiras de Vidro de 6mm, Ideal para TVs 55 Polegadas.</text:p>
          </table:table-cell>
          <table:table-cell table:number-columns-repeated="1020"/>
        </table:table-row>
        <table:table-row table:style-name="ro1">
          <table:table-cell office:value-type="string" calcext:value-type="string">
            <text:p>http://191.252.64.183/imagem/Painel%20Malbec.1Madero%20Mobler.jpg</text:p>
          </table:table-cell>
          <table:table-cell office:value-type="string" calcext:value-type="string">
            <text:p>Painel Malbec Madero Mobler</text:p>
          </table:table-cell>
          <table:table-cell table:style-name="ce13" office:value-type="string" calcext:value-type="string">
            <text:p>R$ 349,00</text:p>
          </table:table-cell>
          <table:table-cell office:value-type="string" calcext:value-type="string">
            <text:p>Painel Malbec, Côr Madero, da Mobler, Medidas: Alt 0,109m Larg 1,826m Prof 0,315m, Estrutura 100% MDP 12mm e 15mm, Bancada com Ninchos para Eletroeletrônicos, com 4 Prateleiras de Vidro de 6mm, Ideal para TVs 55 Polegadas.</text:p>
          </table:table-cell>
          <table:table-cell table:number-columns-repeated="1020"/>
        </table:table-row>
        <table:table-row table:style-name="ro1">
          <table:table-cell office:value-type="string" calcext:value-type="string">
            <text:p>http://191.252.64.183/imagem/Painel%20Malbec%20-%20Off_Nature.jpg</text:p>
          </table:table-cell>
          <table:table-cell office:value-type="string" calcext:value-type="string">
            <text:p>Painel Malbec Off White Naturale Mobler</text:p>
          </table:table-cell>
          <table:table-cell table:style-name="ce13" office:value-type="string" calcext:value-type="string">
            <text:p>R$ 349,00</text:p>
          </table:table-cell>
          <table:table-cell office:value-type="string" calcext:value-type="string">
            <text:p>Painel Malbec, Côr Off White/Naturale, da Mobler, Medidas: Alt 0,109m Larg 1,826m Prof 0,315m, Estrutura 100% MDP 12mm e 15mm, Bancada com Ninchos para Eletroeletrônicos, com 4 Prateleiras de Vidro de 6mm,</text:p>
          </table:table-cell>
          <table:table-cell table:number-columns-repeated="1020"/>
        </table:table-row>
        <table:table-row table:style-name="ro1" table:number-rows-repeated="2">
          <table:table-cell table:number-columns-repeated="2"/>
          <table:table-cell table:style-name="ce13"/>
          <table:table-cell table:number-columns-repeated="1021"/>
        </table:table-row>
        <table:table-row table:style-name="ro1">
          <table:table-cell office:value-type="string" calcext:value-type="string">
            <text:p>http://191.252.64.183/imagem/BEM%20TI%20VI%20-%20BRANCO.jpg</text:p>
          </table:table-cell>
          <table:table-cell office:value-type="string" calcext:value-type="string">
            <text:p>Rack Bem Te Vi Branco JCM</text:p>
          </table:table-cell>
          <table:table-cell table:style-name="ce13" office:value-type="string" calcext:value-type="string">
            <text:p>R$ 353,00</text:p>
          </table:table-cell>
          <table:table-cell office:value-type="string" calcext:value-type="string">
            <text:p>Rack <text:s/>Bem Te Vi na cor branco, da JCM Moveis, medida alt.: 0.73m, larg.: 1.72m, prof.: 0.40m, porta com dobradiça de pressão, gavetas com corrediças metálicas, puxador plástico em pintura cromada, recomenda-se TV até 50".</text:p>
          </table:table-cell>
          <table:table-cell table:number-columns-repeated="1020"/>
        </table:table-row>
        <table:table-row table:style-name="ro1">
          <table:table-cell office:value-type="string" calcext:value-type="string">
            <text:p>http://191.252.64.183/imagem/BEM%20TI%20VI%20-%20NOBRE%20SOFT.jpg</text:p>
          </table:table-cell>
          <table:table-cell office:value-type="string" calcext:value-type="string">
            <text:p>Rack Bem Te Vi Nobre Soft JCM</text:p>
          </table:table-cell>
          <table:table-cell table:style-name="ce13" office:value-type="string" calcext:value-type="string">
            <text:p>R$ 353,00</text:p>
          </table:table-cell>
          <table:table-cell office:value-type="string" calcext:value-type="string">
            <text:p>Rack <text:s/>Bem Te Vi na cor nobre, da JCM Moveis, medida alt.: 0.73m, larg.: 1.72m, prof.: 0.40m, porta com dobradiça de pressão, gavetas com corrediças metálicas, puxador plástico em pintura cromada, recomenda-se TV até 50".</text:p>
          </table:table-cell>
          <table:table-cell table:number-columns-repeated="1020"/>
        </table:table-row>
        <table:table-row table:style-name="ro1" table:number-rows-repeated="3">
          <table:table-cell table:number-columns-repeated="2"/>
          <table:table-cell table:style-name="ce13"/>
          <table:table-cell table:number-columns-repeated="1021"/>
        </table:table-row>
        <table:table-row table:style-name="ro1">
          <table:table-cell office:value-type="string" calcext:value-type="string">
            <text:p>http://191.252.64.183/imagem/PitangaAmendoaTitanio.jpg</text:p>
          </table:table-cell>
          <table:table-cell office:value-type="string" calcext:value-type="string">
            <text:p>Painel Home Pitanga Amendoa.Titanio Linea Brasil</text:p>
          </table:table-cell>
          <table:table-cell table:style-name="ce13" office:value-type="string" calcext:value-type="string">
            <text:p>R$ 385,00</text:p>
          </table:table-cell>
          <table:table-cell office:value-type="string" calcext:value-type="string">
            <text:p>Painel Home Pitanga, Côr Amêndoa/Titânio, Medidas: A 1,60m L 1,52m P 0,35m, Estrutura em MDP/MDF, Porta Basculante com Dobrfadiças Metálica <text:s/>Puxadore Metálico Cobre, Nicho para Eletroeletrônicos, Prateleira Decorativa, Painel com Detalhes Fresados na Lateral, Tampo em MDF 25mm. Ideal para TVs até 60 Polegadas.</text:p>
          </table:table-cell>
          <table:table-cell table:number-columns-repeated="1020"/>
        </table:table-row>
        <table:table-row table:style-name="ro1" table:number-rows-repeated="4">
          <table:table-cell table:number-columns-repeated="2"/>
          <table:table-cell table:style-name="ce13"/>
          <table:table-cell table:number-columns-repeated="1021"/>
        </table:table-row>
        <table:table-row table:style-name="ro1">
          <table:table-cell office:value-type="string" calcext:value-type="string">
            <text:p>http://191.252.64.183/imagem/HomeSuspensoBerlimOffWhiteCAnela.jpg</text:p>
          </table:table-cell>
          <table:table-cell office:value-type="string" calcext:value-type="string">
            <text:p>Home Suspenso Berlim</text:p>
          </table:table-cell>
          <table:table-cell table:style-name="ce13" office:value-type="string" calcext:value-type="string">
            <text:p>R$ 389,00</text:p>
          </table:table-cell>
          <table:table-cell office:value-type="string" calcext:value-type="string">
            <text:p>Home Suspenso Berlim, Côr Off White/ Canela, da Frade Movelaria, Medidas: Alt 1,65m Larg 1,70m Prof 0,34m, em MDP, Tampo e Prateleira Superior em 25mm, 1 Porta Deslizante, Detalhes com Recorte a Laser aplicados sobre espelho na porta e na lateral do painel, Sistema de Fisxação prático com espaços traseiros par aorganizar fios. Para TVs até 65 polegadas.</text:p>
          </table:table-cell>
          <table:table-cell table:number-columns-repeated="1020"/>
        </table:table-row>
        <table:table-row table:style-name="ro1">
          <table:table-cell office:value-type="string" calcext:value-type="string">
            <text:p>http://191.252.64.183/imagem/WhatsApp%20Image%202020-09-10%20at%2008.05.48%20(3).jpeg</text:p>
          </table:table-cell>
          <table:table-cell office:value-type="string" calcext:value-type="string">
            <text:p>Home Suspenso Supreme Plus</text:p>
          </table:table-cell>
          <table:table-cell table:style-name="ce13" office:value-type="string" calcext:value-type="string">
            <text:p>R$ 389,00</text:p>
          </table:table-cell>
          <table:table-cell office:value-type="string" calcext:value-type="string">
            <text:p>Home Suspenso Supreme Plus, Côr Branco, da Viero Móveis, Medidas: Alt 1,65m Larg 1,81m Prof 0,31m, <text:s/>em MDP, com 2 portas basculantes, prateleiras e nichos para eletroeletrônicos. Para TVs até 55 polegadas</text:p>
          </table:table-cell>
          <table:table-cell table:number-columns-repeated="1020"/>
        </table:table-row>
        <table:table-row table:style-name="ro1">
          <table:table-cell office:value-type="string" calcext:value-type="string">
            <text:p>http://191.252.64.183/imagem/WhatsApp%20Image%202020-09-10%20at%2008.05.48%20(2).jpeg</text:p>
          </table:table-cell>
          <table:table-cell office:value-type="string" calcext:value-type="string">
            <text:p>Home Suspenso Supreme Plus</text:p>
          </table:table-cell>
          <table:table-cell table:style-name="ce13" office:value-type="string" calcext:value-type="string">
            <text:p>R$ 389,00</text:p>
          </table:table-cell>
          <table:table-cell office:value-type="string" calcext:value-type="string">
            <text:p>Home Suspenso Supreme Plus, Côr Imbuia, da Viero Móveis, Medidas: Alt 1,65m Larg 1,81m Prof 0,31m, <text:s/>em MDP, com 2 portas basculantes, prateleiras e nichos para eletroeletrônicos. Parta TVs até 55 polegadas</text:p>
          </table:table-cell>
          <table:table-cell table:number-columns-repeated="1020"/>
        </table:table-row>
        <table:table-row table:style-name="ro1">
          <table:table-cell office:value-type="string" calcext:value-type="string">
            <text:p>http://191.252.64.183/imagem/WhatsApp%20Image%202020-09-10%20at%2008.05.48%20(1).jpeg</text:p>
          </table:table-cell>
          <table:table-cell office:value-type="string" calcext:value-type="string">
            <text:p>Home Suspenso Supreme Plus</text:p>
          </table:table-cell>
          <table:table-cell table:style-name="ce13" office:value-type="string" calcext:value-type="string">
            <text:p>R$ 389,00</text:p>
          </table:table-cell>
          <table:table-cell office:value-type="string" calcext:value-type="string">
            <text:p>Home Suspenso Supreme Plus, Côr Imbuia/Off White, da Viero Móveis, Medidas: Alt 1,65m Larg 1,81m Prof 0,31m, <text:s/>em MDP, com 2 portas basculantes, prateleiras e nichos para eletroeletrônicos. Para TVs até 55 polegadas.</text:p>
          </table:table-cell>
          <table:table-cell table:number-columns-repeated="1020"/>
        </table:table-row>
        <table:table-row table:style-name="ro1">
          <table:table-cell table:number-columns-repeated="2"/>
          <table:table-cell table:style-name="ce13"/>
          <table:table-cell table:number-columns-repeated="1021"/>
        </table:table-row>
        <table:table-row table:style-name="ro1">
          <table:table-cell office:value-type="string" calcext:value-type="string">
            <text:p>http://191.252.64.183/imagem/PainelClassic2.2BrancoAcetinado.2.jpg</text:p>
          </table:table-cell>
          <table:table-cell office:value-type="string" calcext:value-type="string">
            <text:p>Painel Classic 2.2 sem Led Branco Acetinado IMCAL</text:p>
          </table:table-cell>
          <table:table-cell table:style-name="ce13" office:value-type="string" calcext:value-type="string">
            <text:p>R$ 389,00</text:p>
          </table:table-cell>
          <table:table-cell office:value-type="string" calcext:value-type="string">
            <text:p>Painel Classic 2.2 sem Led, Côr Branco Acetinado, da IMCAL, Medidas: Alt 1,38m Larg 2,18m Prof 0,06m, Estrutura em MDP 25mm e 15mm, acabamento lateral, para TV até 60 polegadas, Obs.: Kit de Led (opcional)</text:p>
          </table:table-cell>
          <table:table-cell table:number-columns-repeated="1020"/>
        </table:table-row>
        <table:table-row table:style-name="ro1">
          <table:table-cell office:value-type="string" calcext:value-type="string">
            <text:p>http://191.252.64.183/imagem/PainelClassic2.2FreijoOffWhite.jpg</text:p>
          </table:table-cell>
          <table:table-cell office:value-type="string" calcext:value-type="string">
            <text:p>Painel Classic 2.2 sem Led Freijo.Off White IMCAL</text:p>
          </table:table-cell>
          <table:table-cell table:style-name="ce13" office:value-type="string" calcext:value-type="string">
            <text:p>R$ 389,00</text:p>
          </table:table-cell>
          <table:table-cell office:value-type="string" calcext:value-type="string">
            <text:p>Painel Classic 2.2 sem Led, Côr Freijó/Off White, da IMCAL, Medidas: Alt 1,38m Larg 2,18m Prof 0,06m, Estrutura em MDP 25mm e 15mm, acabamento lateral, para TV até 60 polegadas, Obs.: Kit de Led (opcional)</text:p>
          </table:table-cell>
          <table:table-cell table:number-columns-repeated="1020"/>
        </table:table-row>
        <table:table-row table:style-name="ro1">
          <table:table-cell office:value-type="string" calcext:value-type="string">
            <text:p>http://191.252.64.183/imagem/PainelClassic2.2NatureOffWhite.3.jpg</text:p>
          </table:table-cell>
          <table:table-cell office:value-type="string" calcext:value-type="string">
            <text:p>Painel Classic 2.2 sem Led Nature.Off White IMCAL</text:p>
          </table:table-cell>
          <table:table-cell table:style-name="ce13" office:value-type="string" calcext:value-type="string">
            <text:p>R$ 389,00</text:p>
          </table:table-cell>
          <table:table-cell office:value-type="string" calcext:value-type="string">
            <text:p>Painel Classic 2.2 sem Led, Côr Nature/Off White, da IMCAL, Medidas: Alt 1,38m Larg 2,18m Prof 0,06m, Estrutura em MDP 25mm e 15mm, acabamento lateral, para TV até 60 polegadas, Obs.: Kit de Led (opcional)</text:p>
          </table:table-cell>
          <table:table-cell table:number-columns-repeated="1020"/>
        </table:table-row>
        <table:table-row table:style-name="ro1" table:number-rows-repeated="2">
          <table:table-cell table:number-columns-repeated="2"/>
          <table:table-cell table:style-name="ce13"/>
          <table:table-cell table:number-columns-repeated="1021"/>
        </table:table-row>
        <table:table-row table:style-name="ro1">
          <table:table-cell office:value-type="string" calcext:value-type="string">
            <text:p>http://191.252.64.183/imagem/WhatsApp%20Image%202020-08-11%20at%2011.35.15.jpeg</text:p>
          </table:table-cell>
          <table:table-cell office:value-type="string" calcext:value-type="string">
            <text:p>Rack Torino Plus Canela MiraRack</text:p>
          </table:table-cell>
          <table:table-cell table:style-name="ce13" office:value-type="string" calcext:value-type="string">
            <text:p>R$ 389,00</text:p>
          </table:table-cell>
          <table:table-cell office:value-type="string" calcext:value-type="string">
            <text:p>Rack Torino, Côr Canela, da MiraRack, Medidas: Alt 0,70m Larg 1,60m Prof 0,45m, em MDF/MDP, com 2 gavetas, 1 porta, 2 prateleiras e nichos para eletroeletrônicos. Para TVs até 40 polegadas.</text:p>
          </table:table-cell>
          <table:table-cell table:number-columns-repeated="1020"/>
        </table:table-row>
        <table:table-row table:style-name="ro1">
          <table:table-cell office:value-type="string" calcext:value-type="string">
            <text:p>http://191.252.64.183/imagem/WhatsApp%20Image%202020-08-11%20at%2011.36.37%20(1).jpeg</text:p>
          </table:table-cell>
          <table:table-cell office:value-type="string" calcext:value-type="string">
            <text:p>Rack Torino Plus Rustico MiraRack</text:p>
          </table:table-cell>
          <table:table-cell table:style-name="ce13" office:value-type="string" calcext:value-type="string">
            <text:p>R$ 389,00</text:p>
          </table:table-cell>
          <table:table-cell office:value-type="string" calcext:value-type="string">
            <text:p>Rack Torino, Côr Rustico, da MiraRack, Medidas: Alt 0,70m Larg 1,60m Prof 0,45m, em MDF/MDP, com 2 gavetas, 1 porta, 2 prateleiras e nichos para eletroeletrônicos. Para TVs até 40 polegadas.</text:p>
          </table:table-cell>
          <table:table-cell table:number-columns-repeated="1020"/>
        </table:table-row>
        <table:table-row table:style-name="ro1">
          <table:table-cell office:value-type="string" calcext:value-type="string">
            <text:p>http://191.252.64.183/imagem/WhatsApp%20Image%202020-08-11%20at%2011.36.37.jpeg</text:p>
          </table:table-cell>
          <table:table-cell office:value-type="string" calcext:value-type="string">
            <text:p>Rack Torino Plus Rustico Neve MiraRack</text:p>
          </table:table-cell>
          <table:table-cell table:style-name="ce13" office:value-type="string" calcext:value-type="string">
            <text:p>R$ 389,00</text:p>
          </table:table-cell>
          <table:table-cell office:value-type="string" calcext:value-type="string">
            <text:p>Rack Torino, Côr Rústico Neve, da MiraRack, Medidas: Alt 0,70m Larg 1,60m Prof 0,45m, em MDF/MDP, com 2 gavetas, 1 porta, 2 prateleiras e nichos para eletroeletrônicos. Para TVs até 40 polegadas.</text:p>
          </table:table-cell>
          <table:table-cell table:number-columns-repeated="1020"/>
        </table:table-row>
        <table:table-row table:style-name="ro1" table:number-rows-repeated="2">
          <table:table-cell table:number-columns-repeated="2"/>
          <table:table-cell table:style-name="ce13"/>
          <table:table-cell table:number-columns-repeated="1021"/>
        </table:table-row>
        <table:table-row table:style-name="ro1">
          <table:table-cell office:value-type="string" calcext:value-type="string">
            <text:p>http://191.252.64.183/imagem/AuroraCarvalhoOffWhite.jpg</text:p>
          </table:table-cell>
          <table:table-cell office:value-type="string" calcext:value-type="string">
            <text:p>Painel Aurora com Fita de LED Carvalho.OffWhite Linea Brasil</text:p>
          </table:table-cell>
          <table:table-cell table:style-name="ce13" office:value-type="string" calcext:value-type="string">
            <text:p>R$ 399,00</text:p>
          </table:table-cell>
          <table:table-cell office:value-type="string" calcext:value-type="string">
            <text:p>Painel Aurora com Fita de LED, Côr Carvalho/Off White, da Liena Brasil, Medidas: A 1,22m L 1,80/2,00 P 0,21m, Estrutura MDP/MDF, Lateral Extensível, Prateleira Superior em MDF 37mm. Ideal para TVs até 60 Polegadas.</text:p>
          </table:table-cell>
          <table:table-cell table:number-columns-repeated="1020"/>
        </table:table-row>
        <table:table-row table:style-name="ro1">
          <table:table-cell office:value-type="string" calcext:value-type="string">
            <text:p>http://191.252.64.183/imagem/AuroraFreijoOffWhite.jpg</text:p>
          </table:table-cell>
          <table:table-cell office:value-type="string" calcext:value-type="string">
            <text:p>Painel Aurora com Fita de LED Freijo.Off White Linea Brasil</text:p>
          </table:table-cell>
          <table:table-cell table:style-name="ce13" office:value-type="string" calcext:value-type="string">
            <text:p>R$ 399,00</text:p>
          </table:table-cell>
          <table:table-cell office:value-type="string" calcext:value-type="string">
            <text:p>Painel Aurora com Fita de LED, Côr Freijó/Off White, da Liena Brasil, Medidas: A 1,22m L 1,80/2,00 P 0,21m, Estrutura MDP/MDF, Lateral Extensível, Prateleira Superior em MDF 37mm. Ideal para TVs até 60 Polegadas.</text:p>
          </table:table-cell>
          <table:table-cell table:number-columns-repeated="1020"/>
        </table:table-row>
        <table:table-row table:style-name="ro1" table:number-rows-repeated="3">
          <table:table-cell table:number-columns-repeated="2"/>
          <table:table-cell table:style-name="ce13"/>
          <table:table-cell table:number-columns-repeated="1021"/>
        </table:table-row>
        <table:table-row table:style-name="ro1">
          <table:table-cell office:value-type="string" calcext:value-type="string">
            <text:p>http://191.252.64.183/imagem/homeserranonobre.jpg</text:p>
          </table:table-cell>
          <table:table-cell office:value-type="string" calcext:value-type="string">
            <text:p>Home Serrano</text:p>
          </table:table-cell>
          <table:table-cell table:style-name="ce13" office:value-type="string" calcext:value-type="string">
            <text:p>R$ 440,00</text:p>
          </table:table-cell>
          <table:table-cell office:value-type="string" calcext:value-type="string">
            <text:p>Home Serrano, Côr Nobre Soft, da JCM Movelaria, Medidas: Alt: 1,90m Larg: 1,50m Prof: 0,39m, <text:s/>produto FLEX, Portas de correr, Nicho para eletrônicos, Rodízios aparente, Recomenda-se TV até 65".</text:p>
          </table:table-cell>
          <table:table-cell table:number-columns-repeated="1020"/>
        </table:table-row>
        <table:table-row table:style-name="ro1" table:number-rows-repeated="4">
          <table:table-cell table:number-columns-repeated="2"/>
          <table:table-cell table:style-name="ce13"/>
          <table:table-cell table:number-columns-repeated="1021"/>
        </table:table-row>
        <table:table-row table:style-name="ro1">
          <table:table-cell office:value-type="string" calcext:value-type="string">
            <text:p>http://191.252.64.183/imagem/LoveNobre.jpg</text:p>
          </table:table-cell>
          <table:table-cell office:value-type="string" calcext:value-type="string">
            <text:p>Home Love Candian Noronha JCM</text:p>
          </table:table-cell>
          <table:table-cell table:style-name="ce13" office:value-type="string" calcext:value-type="string">
            <text:p>R$ 450,00</text:p>
          </table:table-cell>
          <table:table-cell office:value-type="string" calcext:value-type="string">
            <text:p>Home Love Candian, Côr Noronha, da JCM Movelaria, Medidas; A 1,84m L 1,50m P 0,405m, 100% MDP de 15mm e 12mm, 2 Portas de Baster com Dobradiças Metálicas de Pressão, Detalhe Ripado, Prateleiras Decorativas, 1 Nicho para Eletroeletrõnicos, 1 Bar Decorativo com Tubo Metálico, Rodízios Aparentes, Acopanha Suporte. Ideal para TVs até 65 Polegadas.</text:p>
          </table:table-cell>
          <table:table-cell table:number-columns-repeated="1020"/>
        </table:table-row>
        <table:table-row table:style-name="ro1">
          <table:table-cell office:value-type="string" calcext:value-type="string">
            <text:p>http://191.252.64.183/imagem/love%20noronha%20off%20white.jpg</text:p>
          </table:table-cell>
          <table:table-cell office:value-type="string" calcext:value-type="string">
            <text:p>Home Love Candian Noronha.Off White JCM</text:p>
          </table:table-cell>
          <table:table-cell table:style-name="ce13" office:value-type="string" calcext:value-type="string">
            <text:p>R$ 450,00</text:p>
          </table:table-cell>
          <table:table-cell office:value-type="string" calcext:value-type="string">
            <text:p>Home Love Candian, Côr Noronha/Off White, da JCM Movelaria, Medidas; A 1,84m L 1,50m P 0,405m, 100% MDP de 15mm e 12mm, 2 Portas de Baster com Dobradiças Metálicas de Pressão, Detalhe Ripado, Prateleiras Decorativas, 1 Nicho para Eletroeletrõnicos, 1 Bar Decorativo com Tubo Metálico, Rodízios Aparentes, Acopanha Suporte. Ideal para TVs até 65 Polegadas.</text:p>
          </table:table-cell>
          <table:table-cell table:number-columns-repeated="1020"/>
        </table:table-row>
        <table:table-row table:style-name="ro1">
          <table:table-cell office:value-type="string" calcext:value-type="string">
            <text:p>http://191.252.64.183/imagem/LoveNobre.jpg</text:p>
          </table:table-cell>
          <table:table-cell office:value-type="string" calcext:value-type="string">
            <text:p>Home Love Candian Noronha JCM</text:p>
          </table:table-cell>
          <table:table-cell table:style-name="ce13" office:value-type="string" calcext:value-type="string">
            <text:p>R$ 450,00</text:p>
          </table:table-cell>
          <table:table-cell office:value-type="string" calcext:value-type="string">
            <text:p>Home Love Candian, Côr Noronha, da JCM Movelaria, Medidas; A 1,84m L 1,50m P 0,405m, 100% MDP de 15mm e 12mm, 2 Portas de Baster com Dobradiças Metálicas de Pressão, Detalhe Ripado, Prateleiras Decorativas, 1 Nicho para Eletroeletrõnicos, 1 Bar Decorativo com Tubo Metálico, Rodízios Aparentes, Acopanha Suporte. Ideal para TVs até 65 Polegadas.</text:p>
          </table:table-cell>
          <table:table-cell table:number-columns-repeated="1020"/>
        </table:table-row>
        <table:table-row table:style-name="ro1">
          <table:table-cell office:value-type="string" calcext:value-type="string">
            <text:p>http://191.252.64.183/imagem/love%20noronha%20off%20white.jpg</text:p>
          </table:table-cell>
          <table:table-cell office:value-type="string" calcext:value-type="string">
            <text:p>Home Love Candian Noronha.Off White JCM</text:p>
          </table:table-cell>
          <table:table-cell table:style-name="ce13" office:value-type="string" calcext:value-type="string">
            <text:p>R$ 450,00</text:p>
          </table:table-cell>
          <table:table-cell office:value-type="string" calcext:value-type="string">
            <text:p>Home Love Candian, Côr Noronha/Off White, da JCM Movelaria, Medidas; A 1,84m L 1,50m P 0,405m, 100% MDP de 15mm e 12mm, 2 Portas de Baster com Dobradiças Metálicas de Pressão, Detalhe Ripado, Prateleiras Decorativas, 1 Nicho para Eletroeletrõnicos, 1 Bar Decorativo com Tubo Metálico, Rodízios Aparentes, Acopanha Suporte. Ideal para TVs até 65 Polegadas.</text:p>
          </table:table-cell>
          <table:table-cell table:number-columns-repeated="1020"/>
        </table:table-row>
        <table:table-row table:style-name="ro1">
          <table:table-cell table:number-columns-repeated="2"/>
          <table:table-cell table:style-name="ce13"/>
          <table:table-cell table:number-columns-repeated="1021"/>
        </table:table-row>
        <table:table-row table:style-name="ro1">
          <table:table-cell office:value-type="string" calcext:value-type="string">
            <text:p>http://191.252.64.183/imagem/SalinasAmendoaTitanio.jpg</text:p>
          </table:table-cell>
          <table:table-cell office:value-type="string" calcext:value-type="string">
            <text:p>Rack Salinas Amendoa.Titanio Linea Brasil</text:p>
          </table:table-cell>
          <table:table-cell table:style-name="ce13" office:value-type="string" calcext:value-type="string">
            <text:p>R$ 455,00</text:p>
          </table:table-cell>
          <table:table-cell office:value-type="string" calcext:value-type="string">
            <text:p>Rack Salinas, Côr Amêndoa/Titânio, da Linea Brasil, Medidas: Alt 0,69m Larg 1,80m Prof 0,39m, Estrurutra MDP/MDF, 2 Portas de Correr com Detalhes Ripados, 4 Nichos para Eletroeltrônicos e Objeos Decorativos, Tampo Chanfrado em MDF 18mm. Ideal para TVs até 60 Polegadas.</text:p>
          </table:table-cell>
          <table:table-cell office:value-type="string" calcext:value-type="string">
            <text:p>Rack Salinas Amendoa.Titanio Linea Brasil</text:p>
          </table:table-cell>
          <table:table-cell table:number-columns-repeated="1019"/>
        </table:table-row>
        <table:table-row table:style-name="ro1">
          <table:table-cell office:value-type="string" calcext:value-type="string">
            <text:p>http://191.252.64.183/imagem/SalinasFreijoOffWhite.jpg</text:p>
          </table:table-cell>
          <table:table-cell office:value-type="string" calcext:value-type="string">
            <text:p>Rack Salinas Freijo.Off White Linea Brasil</text:p>
          </table:table-cell>
          <table:table-cell table:style-name="ce13" office:value-type="string" calcext:value-type="string">
            <text:p>R$ 455,00</text:p>
          </table:table-cell>
          <table:table-cell office:value-type="string" calcext:value-type="string">
            <text:p>Rack Salinas, Côr Freijó/Off White, da Linea Brasil, Medidas: Alt 0,69m Larg 1,80m Prof 0,39m, Estrurutra MDP/MDF, 2 Portas de Correr com Detalhes Ripados, 4 Nichos para Eletroeltrônicos e Objeos Decorativos, Tampo Chanfrado em MDF 18mm. Ideal para TVs até 60 Polegadas.</text:p>
          </table:table-cell>
          <table:table-cell table:number-columns-repeated="1020"/>
        </table:table-row>
        <table:table-row table:style-name="ro1" table:number-rows-repeated="3">
          <table:table-cell table:number-columns-repeated="2"/>
          <table:table-cell table:style-name="ce13"/>
          <table:table-cell table:number-columns-repeated="1021"/>
        </table:table-row>
        <table:table-row table:style-name="ro1">
          <table:table-cell office:value-type="string" calcext:value-type="string">
            <text:p>http://191.252.64.183/imagem/RackClassic1G1.4Branco.jpg</text:p>
          </table:table-cell>
          <table:table-cell office:value-type="string" calcext:value-type="string">
            <text:p>Rack Classic 1G 1.4 Branco Acetinado Imcal</text:p>
          </table:table-cell>
          <table:table-cell table:style-name="ce13" office:value-type="string" calcext:value-type="string">
            <text:p>R$ 479,00</text:p>
          </table:table-cell>
          <table:table-cell office:value-type="string" calcext:value-type="string">
            <text:p>Rack Classic Plus 1G 1.4, Côr Branco Acetinado, da |IMCAL, Medidas: Alt 0,52m Larg 1,46m Prof 0,403m, Estrutura em MDP 15mm, Base MDF 25mm, Tampo MDF 25mm, Frente Gaveta em MDF 15mm, 1 Gaveta com Corrediça Telescópica, Nicho com Prateleira em Vidro Temperado e Pés em Madeira Maciça. Para TVs até 55 Polegadas.</text:p>
          </table:table-cell>
          <table:table-cell table:number-columns-repeated="1020"/>
        </table:table-row>
        <table:table-row table:style-name="ro1">
          <table:table-cell office:value-type="string" calcext:value-type="string">
            <text:p>http://191.252.64.183/imagem/RackClassic1G1.4OffFreijo.jpg</text:p>
          </table:table-cell>
          <table:table-cell office:value-type="string" calcext:value-type="string">
            <text:p>Rack Classic 1G 1.4 Off White Freijo Imcal</text:p>
          </table:table-cell>
          <table:table-cell table:style-name="ce13" office:value-type="string" calcext:value-type="string">
            <text:p>R$ 479,00</text:p>
          </table:table-cell>
          <table:table-cell office:value-type="string" calcext:value-type="string">
            <text:p>Rack Classic Plus 1G 1.4, Côr Off White/Freijó, da |IMCAL, Medidas: Alt 0,52m Larg 1,46m Prof 0,403m, Estrutura em MDP 15mm, Base MDF 25mm, Tampo MDF 25mm, Frente Gaveta em MDF 15mm, 1 Gaveta com Corrediça Telescópica, Nicho com Prateleira em Vidro Temperado e Pés em Madeira Maciça. Para TVs até 55 Polegadas.</text:p>
          </table:table-cell>
          <table:table-cell table:number-columns-repeated="1020"/>
        </table:table-row>
        <table:table-row table:style-name="ro1">
          <table:table-cell office:value-type="string" calcext:value-type="string">
            <text:p>http://191.252.64.183/imagem/RackClassic1G1.4OffNature.jpg</text:p>
          </table:table-cell>
          <table:table-cell office:value-type="string" calcext:value-type="string">
            <text:p>Rack Classic 1G 1.4 Off White.Nature Imcal</text:p>
          </table:table-cell>
          <table:table-cell table:style-name="ce13" office:value-type="string" calcext:value-type="string">
            <text:p>R$ 479,00</text:p>
          </table:table-cell>
          <table:table-cell office:value-type="string" calcext:value-type="string">
            <text:p>Rack Classic Plus 1G 1.4, Côr Off White/Nature, da |IMCAL, Medidas: Alt 0,52m Larg 1,46m Prof 0,403m, Estrutura em MDP 15mm, Base MDF 25mm, Tampo MDF 25mm, Frente Gaveta em MDF 15mm, 1 Gaveta com Corrediça Telescópica, Nicho com Prateleira em Vidro Temperado e Pés em Madeira Maciça. Para TVs até 55 Polegadas.</text:p>
          </table:table-cell>
          <table:table-cell table:number-columns-repeated="1020"/>
        </table:table-row>
        <table:table-row table:style-name="ro1" table:number-rows-repeated="2">
          <table:table-cell table:number-columns-repeated="2"/>
          <table:table-cell table:style-name="ce13"/>
          <table:table-cell table:number-columns-repeated="1021"/>
        </table:table-row>
        <table:table-row table:style-name="ro1">
          <table:table-cell office:value-type="string" calcext:value-type="string">
            <text:p>http://191.252.64.183/imagem/Painel%20Safira%20Nobre%20Soft%20JCM.jpg</text:p>
          </table:table-cell>
          <table:table-cell office:value-type="string" calcext:value-type="string">
            <text:p>Painel Safira Nobre Soft JCM</text:p>
          </table:table-cell>
          <table:table-cell table:style-name="ce13" office:value-type="string" calcext:value-type="string">
            <text:p>R$ 480,00</text:p>
          </table:table-cell>
          <table:table-cell office:value-type="string" calcext:value-type="string">
            <text:p>Painel Safira, Côr Nobre Soft, da JCM Movelaria, Medidas Alt 1,55 Larg 1,67m Prof 0,33m, com portas de correr com detalhe ripado, prateleiras, nichos para eletroetrônicos, espelhos decorativos, acompanha suporte, recomenda-se TV até 49 polegadas.</text:p>
          </table:table-cell>
          <table:table-cell table:number-columns-repeated="1020"/>
        </table:table-row>
        <table:table-row table:style-name="ro1">
          <table:table-cell office:value-type="string" calcext:value-type="string">
            <text:p>http://191.252.64.183/imagem/Painel%20Safira%20Noronha.Grafite%20%20JCM.jpg</text:p>
          </table:table-cell>
          <table:table-cell office:value-type="string" calcext:value-type="string">
            <text:p>Painel Safira Noronha Grafite JCM</text:p>
          </table:table-cell>
          <table:table-cell table:style-name="ce13" office:value-type="string" calcext:value-type="string">
            <text:p>R$ 480,00</text:p>
          </table:table-cell>
          <table:table-cell office:value-type="string" calcext:value-type="string">
            <text:p>Painel Safira, Côr Noronha/Grafite, da JCM Movelaria, Medidas Alt 1,55 Larg 1,67m Prof 0,33m, com portas de correr com detalhe ripado, prateleiras, nichos para eletroetrônicos, espelhos decorativos, acompanha suporte, recomenda-se TV até 49 polegadas.</text:p>
          </table:table-cell>
          <table:table-cell table:number-columns-repeated="1020"/>
        </table:table-row>
        <table:table-row table:style-name="ro1">
          <table:table-cell office:value-type="string" calcext:value-type="string">
            <text:p>http://191.252.64.183/imagem/Painel%20Safira%20Noronha.Off%20White%20%20JCM.jpg</text:p>
          </table:table-cell>
          <table:table-cell office:value-type="string" calcext:value-type="string">
            <text:p>Painel Safira Noronha Off White JCM</text:p>
          </table:table-cell>
          <table:table-cell table:style-name="ce13" office:value-type="string" calcext:value-type="string">
            <text:p>R$ 480,00</text:p>
          </table:table-cell>
          <table:table-cell office:value-type="string" calcext:value-type="string">
            <text:p>Painel Safira, Côr Noronha/Off White, da JCM Movelaria, Medidas Alt 1,55 Larg 1,67m Prof 0,33m, com portas de correr com detalhe ripado, prateleiras, nichos para eletroetrônicos, espelhos decorativos, acompanha suporte, recomenda-se TV até 49 polegadas.</text:p>
          </table:table-cell>
          <table:table-cell table:number-columns-repeated="1020"/>
        </table:table-row>
        <table:table-row table:style-name="ro1" table:number-rows-repeated="2">
          <table:table-cell table:number-columns-repeated="2"/>
          <table:table-cell table:style-name="ce13"/>
          <table:table-cell table:number-columns-repeated="1021"/>
        </table:table-row>
        <table:table-row table:style-name="ro1">
          <table:table-cell office:value-type="string" calcext:value-type="string">
            <text:p>http://191.252.64.183/imagem/LUZBRANCO.jpg</text:p>
          </table:table-cell>
          <table:table-cell office:value-type="string" calcext:value-type="string">
            <text:p>Rack Cristaleira Luz Candian Branco JCM</text:p>
          </table:table-cell>
          <table:table-cell table:style-name="ce13" office:value-type="string" calcext:value-type="string">
            <text:p>R$ 515,00</text:p>
          </table:table-cell>
          <table:table-cell office:value-type="string" calcext:value-type="string">
            <text:p>Rack Cristaleira Luz Candian, Côr Branco, da JCM Movelaria, Medidas: A 1,52m L 1,80m P 0,41m, Estrutura 100% MDP de 15mm e Tampo de 30mm, Portas com Dobradiças Metálicas de Pressão, Cristaleira com 4 Prateleiras e Porta de Vidro Temperado, Adega Decorativa, 2 Nichos para Eletroeletrônicos e Pés Metálicos. Ideal para TVs até 65 Polegadas.</text:p>
          </table:table-cell>
          <table:table-cell table:number-columns-repeated="1020"/>
        </table:table-row>
        <table:table-row table:style-name="ro1">
          <table:table-cell office:value-type="string" calcext:value-type="string">
            <text:p>http://191.252.64.183/imagem/RackLuzCacauOffWhite.jpg</text:p>
          </table:table-cell>
          <table:table-cell office:value-type="string" calcext:value-type="string">
            <text:p>Rack Cristaleira Luz Candian Cacau.Off White JCM</text:p>
          </table:table-cell>
          <table:table-cell table:style-name="ce13" office:value-type="string" calcext:value-type="string">
            <text:p>R$ 515,00</text:p>
          </table:table-cell>
          <table:table-cell office:value-type="string" calcext:value-type="string">
            <text:p>Rack Cristaleira Luz Candian, Côr Cacau/Off White, da JCM Movelaria, Medidas: A 1,52m L 1,80m P 0,41m, Estrutura 100% MDP de 15mm e Tampo de 30mm, Portas com Dobradiças Metálicas de Pressão, Cristaleira com 4 Prateleiras e Porta de Vidro Temperado, Adega Decorativa, 2 Nichos para Eletroeletrônicos e Pés Metálicos. Ideal para TVs até 65 Polegadas.</text:p>
          </table:table-cell>
          <table:table-cell table:number-columns-repeated="1020"/>
        </table:table-row>
        <table:table-row table:style-name="ro1">
          <table:table-cell office:value-type="string" calcext:value-type="string">
            <text:p>http://191.252.64.183/imagem/RackLuzNoronhaGrafite.jpg</text:p>
          </table:table-cell>
          <table:table-cell office:value-type="string" calcext:value-type="string">
            <text:p>Rack Cristaleira Luz Candian Noronha Grafite JCM</text:p>
          </table:table-cell>
          <table:table-cell table:style-name="ce13" office:value-type="string" calcext:value-type="string">
            <text:p>R$ 515,00</text:p>
          </table:table-cell>
          <table:table-cell office:value-type="string" calcext:value-type="string">
            <text:p>Rack Cristaleira Luz Candian, Côr Noronha/Grafite, da JCM Movelaria, Medidas: A 1,52m L 1,80m P 0,41m, Estrutura 100% MDP de 15mm e Tampo de 30mm, Portas com Dobradiças Metálicas de Pressão, Cristaleira com 4 Prateleiras e Porta de Vidro Temperado, Adega Decorativa, 2 Nichos para Eletroeletrônicos e Pés Metálicos. Ideal para TVs até 65 Polegadas.</text:p>
          </table:table-cell>
          <table:table-cell table:number-columns-repeated="1020"/>
        </table:table-row>
        <table:table-row table:style-name="ro1">
          <table:table-cell office:value-type="string" calcext:value-type="string">
            <text:p>http://191.252.64.183/imagem/LUZ%20NORONHA%20OFF%20WHITE.jpg</text:p>
          </table:table-cell>
          <table:table-cell office:value-type="string" calcext:value-type="string">
            <text:p>Rack Cristaleira Luz Candian Noronha.Off White JCM</text:p>
          </table:table-cell>
          <table:table-cell table:style-name="ce13" office:value-type="string" calcext:value-type="string">
            <text:p>R$ 515,00</text:p>
          </table:table-cell>
          <table:table-cell office:value-type="string" calcext:value-type="string">
            <text:p>Rack Cristaleira Luz Candian, Côr Noronha/Off White, da JCM Movelaria, Medidas: A 1,52m L 1,80m P 0,41m, Estrutura 100% MDP de 15mm e Tampo de 30mm, Portas com Dobradiças Metálicas de Pressão, Cristaleira com 4 Prateleiras e Porta de Vidro Temperado, Adega Decorativa, 2 Nichos para Eletroeletrônicos e Pés Metálicos. Ideal para TVs até 65 Polegadas.</text:p>
          </table:table-cell>
          <table:table-cell table:number-columns-repeated="1020"/>
        </table:table-row>
        <table:table-row table:style-name="ro1">
          <table:table-cell table:number-columns-repeated="2"/>
          <table:table-cell table:style-name="ce13"/>
          <table:table-cell table:number-columns-repeated="1021"/>
        </table:table-row>
        <table:table-row table:style-name="ro1">
          <table:table-cell office:value-type="string" calcext:value-type="string">
            <text:p>http://191.252.64.183/imagem/LeblonCarvalhoOffWhite.1.jpg</text:p>
          </table:table-cell>
          <table:table-cell office:value-type="string" calcext:value-type="string">
            <text:p>Rack Leblon Carvalho.Off White Linea Brasil</text:p>
          </table:table-cell>
          <table:table-cell table:style-name="ce13" office:value-type="string" calcext:value-type="string">
            <text:p>R$ 539,00</text:p>
          </table:table-cell>
          <table:table-cell office:value-type="string" calcext:value-type="string">
            <text:p>Rack Leblon, Côr Carvalho/Off White, da Linea Brasil, Medidas: Alt 0,66m Larg 2,00m Prof 0,38m, Estrutura MDP/MDF, 2 Portas de Bater com dobradiças Metálicas e <text:s/>com Detlhes Ripados, Nichos para Eletroletrônicos e Objetos Decorativos, Tampo Chanfrado em MDF de 25mm e 8 Rodízios para Melhor Manuseio. Ideal para TVs até 60 Polegadas.</text:p>
          </table:table-cell>
          <table:table-cell office:value-type="string" calcext:value-type="string">
            <text:p>Rack Leblon Carvalho.Off White Linea Brasil</text:p>
          </table:table-cell>
          <table:table-cell table:number-columns-repeated="1019"/>
        </table:table-row>
        <table:table-row table:style-name="ro1">
          <table:table-cell office:value-type="string" calcext:value-type="string">
            <text:p>http://191.252.64.183/imagem/LeblonFrejoOffWhite.jpg</text:p>
          </table:table-cell>
          <table:table-cell office:value-type="string" calcext:value-type="string">
            <text:p>Rack Leblon Freijo.Off White Linea Brasil</text:p>
          </table:table-cell>
          <table:table-cell table:style-name="ce13" office:value-type="string" calcext:value-type="string">
            <text:p>R$ 539,00</text:p>
          </table:table-cell>
          <table:table-cell office:value-type="string" calcext:value-type="string">
            <text:p>Rack Leblon, Côr Freijó/Off White, da Linea Brasil, Medidas: Alt 0,66m Larg 2,00m Prof 0,38m, Estrutura MDP/MDF, 2 Portas de Bater com dobradiças Metálicas e <text:s/>com Detlhes Ripados, Nichos para Eletroletrônicos e Objetos Decorativos, Tampo Chanfrado em MDF de 25mm e 8 Rodízios para Melhor Manuseio. Ideal para TVs até 60 Polegadas.</text:p>
          </table:table-cell>
          <table:table-cell office:value-type="string" calcext:value-type="string">
            <text:p>Rack Leblon Freijo.Off White Linea Brasil</text:p>
          </table:table-cell>
          <table:table-cell table:number-columns-repeated="1019"/>
        </table:table-row>
        <table:table-row table:style-name="ro1" table:number-rows-repeated="3">
          <table:table-cell table:number-columns-repeated="2"/>
          <table:table-cell table:style-name="ce13"/>
          <table:table-cell table:number-columns-repeated="1021"/>
        </table:table-row>
        <table:table-row table:style-name="ro1">
          <table:table-cell office:value-type="string" calcext:value-type="string">
            <text:p>http://191.252.64.183/imagem/Classic1.4Branco.jpeg</text:p>
          </table:table-cell>
          <table:table-cell office:value-type="string" calcext:value-type="string">
            <text:p>Rack Classic Plus 2G 1.4 Branco Acetinado IMCAL</text:p>
          </table:table-cell>
          <table:table-cell table:style-name="ce13" office:value-type="string" calcext:value-type="string">
            <text:p>R$ 549,00</text:p>
          </table:table-cell>
          <table:table-cell office:value-type="string" calcext:value-type="string">
            <text:p>Rack Classic Plus (+) 2G 1.4, Côr Branco Acetinado, da |IMCAL, Medidas: Alt 0,635m Larg 1,46m Prof 0,403m, Estrutura em MDP 15mm, Base MDF 25mm, Tampo MDF 25mm, Frente Gavetas em MDF 15mm, 2 Gavetas com corrediça telescópica e pés em madeira maciça. Para TVs até 55 Polegadas.</text:p>
          </table:table-cell>
          <table:table-cell table:number-columns-repeated="1020"/>
        </table:table-row>
        <table:table-row table:style-name="ro1">
          <table:table-cell office:value-type="string" calcext:value-type="string">
            <text:p>http://191.252.64.183/imagem/Classic1.4OffFreijo.jpeg</text:p>
          </table:table-cell>
          <table:table-cell office:value-type="string" calcext:value-type="string">
            <text:p>Rack Classic Plus 2G 1.4 Off White.Freijo IMCAL</text:p>
          </table:table-cell>
          <table:table-cell table:style-name="ce13" office:value-type="string" calcext:value-type="string">
            <text:p>R$ 549,00</text:p>
          </table:table-cell>
          <table:table-cell office:value-type="string" calcext:value-type="string">
            <text:p>Rack Classic Plus (+) 1G 1.4, Côr Off White/Freijo, da |IMCAL, Medidas: Alt 0,635m Larg 1,46m Prof 0,403m, Estrutura em MDP 15mm, Base MDF 25mm, Tampo MDF 25mm, Frente Gavetas em MDF 15mm, 2 Gavetas com corrediça telescópica e pés em madeira maciça. Para TVs até 55 Polegadas.</text:p>
          </table:table-cell>
          <table:table-cell table:number-columns-repeated="1020"/>
        </table:table-row>
        <table:table-row table:style-name="ro1">
          <table:table-cell office:value-type="string" calcext:value-type="string">
            <text:p>http://191.252.64.183/imagem/Classic1.4NatureOffWhite.2.jpg</text:p>
          </table:table-cell>
          <table:table-cell office:value-type="string" calcext:value-type="string">
            <text:p>Rack Classic Plus 2G 1.4 Off White.Nature IMCAL</text:p>
          </table:table-cell>
          <table:table-cell table:style-name="ce13" office:value-type="string" calcext:value-type="string">
            <text:p>R$ 549,00</text:p>
          </table:table-cell>
          <table:table-cell office:value-type="string" calcext:value-type="string">
            <text:p>Rack Classic Plus (+) 1G 1.4, Côr Off White/Nature, da |IMCAL, Medidas: Alt 0,635m Larg 1,46m Prof 0,403m, Estrutura em MDP 15mm, Base MDF 25mm, Tampo MDF 25mm, Frente Gavetas em MDF 15mm, 2 Gavetas com corrediça telescópica e pés em madeira maciça. Para TVs até 55 Polegadas.</text:p>
          </table:table-cell>
          <table:table-cell table:number-columns-repeated="1020"/>
        </table:table-row>
        <table:table-row table:style-name="ro1" table:number-rows-repeated="2">
          <table:table-cell table:number-columns-repeated="2"/>
          <table:table-cell table:style-name="ce13"/>
          <table:table-cell table:number-columns-repeated="1021"/>
        </table:table-row>
        <table:table-row table:style-name="ro1">
          <table:table-cell office:value-type="string" calcext:value-type="string">
            <text:p>http://191.252.64.183/imagem/FIT.CanelaOnix.jpg</text:p>
          </table:table-cell>
          <table:table-cell office:value-type="string" calcext:value-type="string">
            <text:p>Painel Fit Canela.Figueira Valdemoveis</text:p>
          </table:table-cell>
          <table:table-cell table:style-name="ce13" office:value-type="string" calcext:value-type="string">
            <text:p>R$ 80,00</text:p>
          </table:table-cell>
          <table:table-cell office:value-type="string" calcext:value-type="string">
            <text:p>Painel Fit, Côr Canela/Figueira, da Valedemóveis, Medidas: Alt 0,90m Larg Ajustável: 1,50m até 1,80m Prof 0,30m, Estrutura 100% MDP. Ideal para TVs até 42 Polegadas.</text:p>
          </table:table-cell>
          <table:table-cell table:number-columns-repeated="1020"/>
        </table:table-row>
        <table:table-row table:style-name="ro1">
          <table:table-cell office:value-type="string" calcext:value-type="string">
            <text:p>http://191.252.64.183/imagem/Fit.Onix.jpg</text:p>
          </table:table-cell>
          <table:table-cell office:value-type="string" calcext:value-type="string">
            <text:p>Painel Fit Onix Valemoveis</text:p>
          </table:table-cell>
          <table:table-cell table:style-name="ce13" office:value-type="string" calcext:value-type="string">
            <text:p>R$ 80,00</text:p>
          </table:table-cell>
          <table:table-cell office:value-type="string" calcext:value-type="string">
            <text:p>Painel Fit, Côr Onix, da Valedemóveis, Medidas: Alt 0,90m Larg Ajustável: 1,50m até 1,80m Prof 0,30m, Estrutura 100% MDP. Ideal para TVs até 42 Polegadas.</text:p>
          </table:table-cell>
          <table:table-cell table:number-columns-repeated="1020"/>
        </table:table-row>
        <table:table-row table:style-name="ro1">
          <table:table-cell office:value-type="string" calcext:value-type="string">
            <text:p>http://191.252.64.183/imagem/painel%20estrela%20areia.jpg</text:p>
          </table:table-cell>
          <table:table-cell office:value-type="string" calcext:value-type="string">
            <text:p>Painel Estrela Max Areia MiraRack</text:p>
          </table:table-cell>
          <table:table-cell table:style-name="ce13" office:value-type="string" calcext:value-type="string">
            <text:p>R$ 89,00</text:p>
          </table:table-cell>
          <table:table-cell office:value-type="string" calcext:value-type="string">
            <text:p>Painel Estrela na cor Areia, da MiraRack, medidas: 0,72m, larg.:1,35m, prof.:0,3m, com botões cromados, capacidade TV: 46 ".</text:p>
          </table:table-cell>
          <table:table-cell table:number-columns-repeated="1020"/>
        </table:table-row>
        <table:table-row table:style-name="ro1">
          <table:table-cell office:value-type="string" calcext:value-type="string">
            <text:p>http://191.252.64.183/imagem/painel-estrela-mirarack-canela.jpg</text:p>
          </table:table-cell>
          <table:table-cell office:value-type="string" calcext:value-type="string">
            <text:p>Painel Estrela Max Canela MiraRack</text:p>
          </table:table-cell>
          <table:table-cell table:style-name="ce13" office:value-type="string" calcext:value-type="string">
            <text:p>R$ 89,00</text:p>
          </table:table-cell>
          <table:table-cell office:value-type="string" calcext:value-type="string">
            <text:p>Painel Estrela na cor Canela, da MiraRack, medidas: 0,72m, larg.:1,35m, prof.:0,3m, com botões cromados, capacidade TV: 46 ".</text:p>
          </table:table-cell>
          <table:table-cell table:number-columns-repeated="1020"/>
        </table:table-row>
        <table:table-row table:style-name="ro1">
          <table:table-cell table:number-columns-repeated="2"/>
          <table:table-cell table:style-name="ce13"/>
          <table:table-cell table:number-columns-repeated="1021"/>
        </table:table-row>
        <table:table-row table:style-name="ro1">
          <table:table-cell office:value-type="string" calcext:value-type="string">
            <text:p>http://191.252.64.183/imagem/18a6dc0a8368659e9f2d0bf47acc062e%20(Copy).jpg</text:p>
          </table:table-cell>
          <table:table-cell office:value-type="string" calcext:value-type="string">
            <text:p>Mesa de centro Aura</text:p>
          </table:table-cell>
          <table:table-cell table:style-name="ce13" office:value-type="string" calcext:value-type="string">
            <text:p>R$ 95,00</text:p>
          </table:table-cell>
          <table:table-cell office:value-type="string" calcext:value-type="string">
            <text:p>Mesa de centro Aura na cor Branco/Tifany, da JCM Moveis, medidas: alt.: 0.25m, larg.: 0.90m, prof.: 0.90m, com pés palito em madeira maciça.</text:p>
          </table:table-cell>
          <table:table-cell table:number-columns-repeated="1020"/>
        </table:table-row>
        <table:table-row table:style-name="ro1" table:number-rows-repeated="104837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rmoveisatacadao (1)'.A1:'srmoveisatacadao (1)'.F37">
          <table:sort>
            <table:sort-by table:field-number="4"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t" fo:country="B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2">00/00/0000</text:date>, <text:time style:data-style-name="N2" text:time-value="16:03:06.3300000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02T21:53:35.452000000</dc:date>
    <meta:editing-duration>PT5H47M16S</meta:editing-duration>
    <meta:editing-cycles>11</meta:editing-cycles>
    <meta:generator>LibreOffice/7.1.2.2$Windows_x86 LibreOffice_project/8a45595d069ef5570103caea1b71cc9d82b2aae4</meta:generator>
    <meta:document-statistic meta:table-count="3" meta:cell-count="1181" meta:object-count="0"/>
  </office:meta>
</office:document-meta>
</file>